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5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bbe33d"/>
    </style:style>
    <style:style style:name="ce1" style:family="table-cell" style:parent-style-name="Default">
      <style:table-cell-properties fo:background-color="#dee6ef"/>
      <style:text-properties style:text-underline-style="none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9" style:family="table-cell" style:parent-style-name="Default" style:data-style-name="N11">
      <style:table-cell-properties fo:background-color="#bbe33d"/>
    </style:style>
    <style:style style:name="ce11" style:family="table-cell" style:parent-style-name="Default" style:data-style-name="N11"/>
    <style:style style:name="ce8" style:family="table-cell" style:parent-style-name="Default" style:data-style-name="N111"/>
    <style:style style:name="ce22" style:family="table-cell" style:parent-style-name="Default" style:data-style-name="N1">
      <style:table-cell-properties fo:background-color="#bbe33d"/>
    </style:style>
    <style:style style:name="ce12" style:family="table-cell" style:parent-style-name="Default" style:data-style-name="N113"/>
    <style:style style:name="ce2" style:family="table-cell" style:parent-style-name="Default" style:data-style-name="N2"/>
    <style:style style:name="ce10" style:family="table-cell" style:parent-style-name="Default" style:data-style-name="N112"/>
    <style:style style:name="ce15" style:family="table-cell" style:parent-style-name="Default" style:data-style-name="N112">
      <style:table-cell-properties fo:background-color="#ffff00"/>
    </style:style>
    <style:style style:name="ce16" style:family="table-cell" style:parent-style-name="Default" style:data-style-name="N4">
      <style:table-cell-properties fo:background-color="#ffff00"/>
    </style:style>
    <style:style style:name="ce3" style:family="table-cell" style:parent-style-name="Default" style:data-style-name="N2">
      <style:table-cell-properties fo:background-color="#ffff00"/>
    </style:style>
    <style:style style:name="ce4" style:family="table-cell" style:parent-style-name="Default">
      <style:table-cell-properties fo:background-color="#dee6e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169cm" svg:height="11.64cm" svg:x="45.277cm" svg:y="6.881cm">
            <draw:object draw:notify-on-update-of-ranges="Sheet1.A19:Sheet1.A27 Sheet1.B18:Sheet1.B18 Sheet1.B19:Sheet1.B27 Sheet1.E18:Sheet1.E24 Sheet1.D18:Sheet1.D24 Sheet1.A19:Sheet1.A27 Sheet1.C18:Sheet1.C18 Sheet1.C19:Sheet1.C27 Sheet1.I18:Sheet1.I24 Sheet1.H18:Sheet1.H2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17.31cm" svg:y="20.578cm">
            <draw:object draw:notify-on-update-of-ranges="Sheet1.L34:Sheet1.L43 Sheet1.I35:Sheet1.I43 Sheet1.J34:Sheet1.J34 Sheet1.J35:Sheet1.J43 Sheet1.I35:Sheet1.I43 Sheet1.L34:Sheet1.L34 Sheet1.L35:Sheet1.L43 Sheet1.I35:Sheet1.I43 Sheet1.K34:Sheet1.K34 Sheet1.K35:Sheet1.K4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4.321cm" svg:height="10.715cm" svg:x="34.029cm" svg:y="20.782cm">
            <draw:object draw:notify-on-update-of-ranges="Sheet1.P35:Sheet1.P43 Sheet1.Q34:Sheet1.Q34 Sheet1.Q35:Sheet1.Q43 Sheet1.P35:Sheet1.P43 Sheet1.R34:Sheet1.R34 Sheet1.R35:Sheet1.R4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1.779cm" svg:height="8.989cm" svg:x="22.748cm" svg:y="43.714cm">
            <draw:object draw:notify-on-update-of-ranges="Sheet1.A71:Sheet1.A79 Sheet1.B70:Sheet1.B70 Sheet1.B71:Sheet1.B79 Sheet1.A71:Sheet1.A79 Sheet1.C70:Sheet1.C70 Sheet1.C71:Sheet1.C7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.999cm" svg:height="10.388cm" svg:x="35.628cm" svg:y="60.809cm">
            <draw:object draw:notify-on-update-of-ranges="Sheet1.A128:Sheet1.A139 Sheet1.B127:Sheet1.B127 Sheet1.B128:Sheet1.B13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17.055cm" svg:y="60.092cm">
            <draw:object draw:notify-on-update-of-ranges="Sheet1.F128:Sheet1.F139 Sheet1.G127:Sheet1.G127 Sheet1.G128:Sheet1.G13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.996cm" svg:height="9.01cm" svg:x="14.633cm" svg:y="70.189cm">
            <draw:object draw:notify-on-update-of-ranges="Sheet1.A150:Sheet1.A158 Sheet1.B149:Sheet1.B149 Sheet1.B150:Sheet1.B158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31" table:default-cell-style-name="Default"/>
        <table:table-row table:style-name="ro1">
          <table:table-cell office:value-type="string" calcext:value-type="string">
            <text:p>nth</text:p>
          </table:table-cell>
          <table:table-cell office:value-type="string" calcext:value-type="string">
            <text:p>ref1</text:p>
          </table:table-cell>
          <table:table-cell office:value-type="string" calcext:value-type="string">
            <text:p>ref2</text:p>
          </table:table-cell>
          <table:table-cell office:value-type="string" calcext:value-type="string">
            <text:p>ref3</text:p>
          </table:table-cell>
          <table:table-cell office:value-type="string" calcext:value-type="string">
            <text:p>ref4</text:p>
          </table:table-cell>
          <table:table-cell office:value-type="string" calcext:value-type="string">
            <text:p>ref5</text:p>
          </table:table-cell>
          <table:table-cell table:number-columns-repeated="10"/>
          <table:table-cell office:value-type="string" calcext:value-type="string">
            <text:p>memred1</text:p>
          </table:table-cell>
          <table:table-cell office:value-type="string" calcext:value-type="string">
            <text:p>memred2</text:p>
          </table:table-cell>
          <table:table-cell office:value-type="string" calcext:value-type="string">
            <text:p>memred3</text:p>
          </table:table-cell>
          <table:table-cell office:value-type="string" calcext:value-type="string">
            <text:p>memred4</text:p>
          </table:table-cell>
          <table:table-cell office:value-type="string" calcext:value-type="string">
            <text:p>memred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113" calcext:value-type="float">
            <text:p>12.113</text:p>
          </table:table-cell>
          <table:table-cell office:value-type="float" office:value="11.968" calcext:value-type="float">
            <text:p>11.968</text:p>
          </table:table-cell>
          <table:table-cell office:value-type="float" office:value="12.217" calcext:value-type="float">
            <text:p>12.217</text:p>
          </table:table-cell>
          <table:table-cell office:value-type="float" office:value="12.425" calcext:value-type="float">
            <text:p>12.425</text:p>
          </table:table-cell>
          <table:table-cell office:value-type="float" office:value="12.264" calcext:value-type="float">
            <text:p>12.264</text:p>
          </table:table-cell>
          <table:table-cell office:value-type="float" office:value="11.759" calcext:value-type="float">
            <text:p>11.759</text:p>
          </table:table-cell>
          <table:table-cell office:value-type="float" office:value="12.06" calcext:value-type="float">
            <text:p>12.06</text:p>
          </table:table-cell>
          <table:table-cell office:value-type="float" office:value="11.53" calcext:value-type="float">
            <text:p>11.53</text:p>
          </table:table-cell>
          <table:table-cell office:value-type="float" office:value="11.783" calcext:value-type="float">
            <text:p>11.783</text:p>
          </table:table-cell>
          <table:table-cell office:value-type="float" office:value="11.55" calcext:value-type="float">
            <text:p>11.55</text:p>
          </table:table-cell>
          <table:table-cell office:value-type="float" office:value="11.792" calcext:value-type="float">
            <text:p>11.792</text:p>
          </table:table-cell>
          <table:table-cell office:value-type="float" office:value="12.028" calcext:value-type="float">
            <text:p>12.028</text:p>
          </table:table-cell>
          <table:table-cell office:value-type="float" office:value="11.532" calcext:value-type="float">
            <text:p>11.532</text:p>
          </table:table-cell>
          <table:table-cell office:value-type="float" office:value="11.786" calcext:value-type="float">
            <text:p>11.786</text:p>
          </table:table-cell>
          <table:table-cell office:value-type="float" office:value="12.017" calcext:value-type="float">
            <text:p>12.017</text:p>
          </table:table-cell>
          <table:table-cell office:value-type="float" office:value="18.267" calcext:value-type="float">
            <text:p>18.267</text:p>
          </table:table-cell>
          <table:table-cell office:value-type="float" office:value="18.286" calcext:value-type="float">
            <text:p>18.286</text:p>
          </table:table-cell>
          <table:table-cell office:value-type="float" office:value="18.687" calcext:value-type="float">
            <text:p>18.687</text:p>
          </table:table-cell>
          <table:table-cell office:value-type="float" office:value="18.27" calcext:value-type="float">
            <text:p>18.27</text:p>
          </table:table-cell>
          <table:table-cell office:value-type="float" office:value="18.208" calcext:value-type="float">
            <text:p>18.208</text:p>
          </table:table-cell>
          <table:table-cell office:value-type="float" office:value="18.204" calcext:value-type="float">
            <text:p>18.204</text:p>
          </table:table-cell>
          <table:table-cell office:value-type="float" office:value="18.1" calcext:value-type="float">
            <text:p>18.1</text:p>
          </table:table-cell>
          <table:table-cell office:value-type="float" office:value="18.273" calcext:value-type="float">
            <text:p>18.273</text:p>
          </table:table-cell>
          <table:table-cell office:value-type="float" office:value="18.327" calcext:value-type="float">
            <text:p>18.327</text:p>
          </table:table-cell>
          <table:table-cell office:value-type="float" office:value="18.278" calcext:value-type="float">
            <text:p>18.278</text:p>
          </table:table-cell>
          <table:table-cell office:value-type="float" office:value="18.286" calcext:value-type="float">
            <text:p>18.286</text:p>
          </table:table-cell>
          <table:table-cell office:value-type="float" office:value="18.282" calcext:value-type="float">
            <text:p>18.282</text:p>
          </table:table-cell>
          <table:table-cell office:value-type="float" office:value="18.496" calcext:value-type="float">
            <text:p>18.496</text:p>
          </table:table-cell>
          <table:table-cell office:value-type="float" office:value="18.283" calcext:value-type="float">
            <text:p>18.283</text:p>
          </table:table-cell>
          <table:table-cell office:value-type="float" office:value="17.893" calcext:value-type="float">
            <text:p>17.8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24" calcext:value-type="float">
            <text:p>6.24</text:p>
          </table:table-cell>
          <table:table-cell office:value-type="float" office:value="6.23" calcext:value-type="float">
            <text:p>6.23</text:p>
          </table:table-cell>
          <table:table-cell office:value-type="float" office:value="6.289" calcext:value-type="float">
            <text:p>6.289</text:p>
          </table:table-cell>
          <table:table-cell office:value-type="float" office:value="6.303" calcext:value-type="float">
            <text:p>6.303</text:p>
          </table:table-cell>
          <table:table-cell office:value-type="float" office:value="6.286" calcext:value-type="float">
            <text:p>6.286</text:p>
          </table:table-cell>
          <table:table-cell office:value-type="float" office:value="6.004" calcext:value-type="float">
            <text:p>6.004</text:p>
          </table:table-cell>
          <table:table-cell office:value-type="float" office:value="6.468" calcext:value-type="float">
            <text:p>6.468</text:p>
          </table:table-cell>
          <table:table-cell office:value-type="float" office:value="6.027" calcext:value-type="float">
            <text:p>6.027</text:p>
          </table:table-cell>
          <table:table-cell office:value-type="float" office:value="5.972" calcext:value-type="float">
            <text:p>5.972</text:p>
          </table:table-cell>
          <table:table-cell office:value-type="float" office:value="5.909" calcext:value-type="float">
            <text:p>5.909</text:p>
          </table:table-cell>
          <table:table-cell office:value-type="float" office:value="6.064" calcext:value-type="float">
            <text:p>6.064</text:p>
          </table:table-cell>
          <table:table-cell office:value-type="float" office:value="5.981" calcext:value-type="float">
            <text:p>5.981</text:p>
          </table:table-cell>
          <table:table-cell office:value-type="float" office:value="6.061" calcext:value-type="float">
            <text:p>6.061</text:p>
          </table:table-cell>
          <table:table-cell office:value-type="float" office:value="6.02" calcext:value-type="float">
            <text:p>6.02</text:p>
          </table:table-cell>
          <table:table-cell office:value-type="float" office:value="5.999" calcext:value-type="float">
            <text:p>5.999</text:p>
          </table:table-cell>
          <table:table-cell office:value-type="float" office:value="9.934" calcext:value-type="float">
            <text:p>9.934</text:p>
          </table:table-cell>
          <table:table-cell office:value-type="float" office:value="9.55" calcext:value-type="float">
            <text:p>9.55</text:p>
          </table:table-cell>
          <table:table-cell office:value-type="float" office:value="9.526" calcext:value-type="float">
            <text:p>9.526</text:p>
          </table:table-cell>
          <table:table-cell office:value-type="float" office:value="9.55" calcext:value-type="float">
            <text:p>9.55</text:p>
          </table:table-cell>
          <table:table-cell office:value-type="float" office:value="9.569" calcext:value-type="float">
            <text:p>9.569</text:p>
          </table:table-cell>
          <table:table-cell office:value-type="float" office:value="9.56" calcext:value-type="float">
            <text:p>9.56</text:p>
          </table:table-cell>
          <table:table-cell office:value-type="float" office:value="9.733" calcext:value-type="float">
            <text:p>9.733</text:p>
          </table:table-cell>
          <table:table-cell office:value-type="float" office:value="9.522" calcext:value-type="float">
            <text:p>9.522</text:p>
          </table:table-cell>
          <table:table-cell office:value-type="float" office:value="9.928" calcext:value-type="float">
            <text:p>9.928</text:p>
          </table:table-cell>
          <table:table-cell office:value-type="float" office:value="9.51" calcext:value-type="float">
            <text:p>9.51</text:p>
          </table:table-cell>
          <table:table-cell office:value-type="float" office:value="9.829" calcext:value-type="float">
            <text:p>9.829</text:p>
          </table:table-cell>
          <table:table-cell office:value-type="float" office:value="9.523" calcext:value-type="float">
            <text:p>9.523</text:p>
          </table:table-cell>
          <table:table-cell office:value-type="float" office:value="9.733" calcext:value-type="float">
            <text:p>9.733</text:p>
          </table:table-cell>
          <table:table-cell office:value-type="float" office:value="9.628" calcext:value-type="float">
            <text:p>9.628</text:p>
          </table:table-cell>
          <table:table-cell office:value-type="float" office:value="9.569" calcext:value-type="float">
            <text:p>9.5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407" calcext:value-type="float">
            <text:p>3.407</text:p>
          </table:table-cell>
          <table:table-cell office:value-type="float" office:value="3.335" calcext:value-type="float">
            <text:p>3.335</text:p>
          </table:table-cell>
          <table:table-cell office:value-type="float" office:value="3.317" calcext:value-type="float">
            <text:p>3.317</text:p>
          </table:table-cell>
          <table:table-cell office:value-type="float" office:value="3.29" calcext:value-type="float">
            <text:p>3.29</text:p>
          </table:table-cell>
          <table:table-cell office:value-type="float" office:value="3.335" calcext:value-type="float">
            <text:p>3.335</text:p>
          </table:table-cell>
          <table:table-cell office:value-type="float" office:value="3.189" calcext:value-type="float">
            <text:p>3.189</text:p>
          </table:table-cell>
          <table:table-cell office:value-type="float" office:value="3.165" calcext:value-type="float">
            <text:p>3.165</text:p>
          </table:table-cell>
          <table:table-cell office:value-type="float" office:value="3.137" calcext:value-type="float">
            <text:p>3.137</text:p>
          </table:table-cell>
          <table:table-cell office:value-type="float" office:value="3.172" calcext:value-type="float">
            <text:p>3.172</text:p>
          </table:table-cell>
          <table:table-cell office:value-type="float" office:value="3.175" calcext:value-type="float">
            <text:p>3.175</text:p>
          </table:table-cell>
          <table:table-cell office:value-type="float" office:value="3.147" calcext:value-type="float">
            <text:p>3.147</text:p>
          </table:table-cell>
          <table:table-cell office:value-type="float" office:value="3.257" calcext:value-type="float">
            <text:p>3.257</text:p>
          </table:table-cell>
          <table:table-cell office:value-type="float" office:value="3.134" calcext:value-type="float">
            <text:p>3.134</text:p>
          </table:table-cell>
          <table:table-cell office:value-type="float" office:value="3.242" calcext:value-type="float">
            <text:p>3.242</text:p>
          </table:table-cell>
          <table:table-cell office:value-type="float" office:value="3.157" calcext:value-type="float">
            <text:p>3.157</text:p>
          </table:table-cell>
          <table:table-cell office:value-type="float" office:value="5.013" calcext:value-type="float">
            <text:p>5.013</text:p>
          </table:table-cell>
          <table:table-cell office:value-type="float" office:value="5.041" calcext:value-type="float">
            <text:p>5.041</text:p>
          </table:table-cell>
          <table:table-cell office:value-type="float" office:value="5.046" calcext:value-type="float">
            <text:p>5.046</text:p>
          </table:table-cell>
          <table:table-cell office:value-type="float" office:value="5.08" calcext:value-type="float">
            <text:p>5.08</text:p>
          </table:table-cell>
          <table:table-cell office:value-type="float" office:value="5.005" calcext:value-type="float">
            <text:p>5.005</text:p>
          </table:table-cell>
          <table:table-cell office:value-type="float" office:value="5.047" calcext:value-type="float">
            <text:p>5.047</text:p>
          </table:table-cell>
          <table:table-cell office:value-type="float" office:value="5.101" calcext:value-type="float">
            <text:p>5.101</text:p>
          </table:table-cell>
          <table:table-cell office:value-type="float" office:value="5.054" calcext:value-type="float">
            <text:p>5.054</text:p>
          </table:table-cell>
          <table:table-cell office:value-type="float" office:value="5.039" calcext:value-type="float">
            <text:p>5.039</text:p>
          </table:table-cell>
          <table:table-cell office:value-type="float" office:value="5.059" calcext:value-type="float">
            <text:p>5.059</text:p>
          </table:table-cell>
          <table:table-cell office:value-type="float" office:value="5.022" calcext:value-type="float">
            <text:p>5.022</text:p>
          </table:table-cell>
          <table:table-cell office:value-type="float" office:value="5.005" calcext:value-type="float">
            <text:p>5.005</text:p>
          </table:table-cell>
          <table:table-cell office:value-type="float" office:value="5.029" calcext:value-type="float">
            <text:p>5.029</text:p>
          </table:table-cell>
          <table:table-cell office:value-type="float" office:value="5.124" calcext:value-type="float">
            <text:p>5.124</text:p>
          </table:table-cell>
          <table:table-cell office:value-type="float" office:value="5.061" calcext:value-type="float">
            <text:p>5.0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73" calcext:value-type="float">
            <text:p>1.73</text:p>
          </table:table-cell>
          <table:table-cell office:value-type="float" office:value="1.732" calcext:value-type="float">
            <text:p>1.732</text:p>
          </table:table-cell>
          <table:table-cell office:value-type="float" office:value="1.752" calcext:value-type="float">
            <text:p>1.752</text:p>
          </table:table-cell>
          <table:table-cell office:value-type="float" office:value="1.738" calcext:value-type="float">
            <text:p>1.738</text:p>
          </table:table-cell>
          <table:table-cell office:value-type="float" office:value="1.732" calcext:value-type="float">
            <text:p>1.732</text:p>
          </table:table-cell>
          <table:table-cell office:value-type="float" office:value="1.674" calcext:value-type="float">
            <text:p>1.674</text:p>
          </table:table-cell>
          <table:table-cell office:value-type="float" office:value="1.637" calcext:value-type="float">
            <text:p>1.637</text:p>
          </table:table-cell>
          <table:table-cell office:value-type="float" office:value="1.642" calcext:value-type="float">
            <text:p>1.642</text:p>
          </table:table-cell>
          <table:table-cell office:value-type="float" office:value="1.691" calcext:value-type="float">
            <text:p>1.691</text:p>
          </table:table-cell>
          <table:table-cell office:value-type="float" office:value="1.664" calcext:value-type="float">
            <text:p>1.664</text:p>
          </table:table-cell>
          <table:table-cell office:value-type="float" office:value="1.637" calcext:value-type="float">
            <text:p>1.637</text:p>
          </table:table-cell>
          <table:table-cell office:value-type="float" office:value="1.643" calcext:value-type="float">
            <text:p>1.643</text:p>
          </table:table-cell>
          <table:table-cell table:number-columns-repeated="2" office:value-type="float" office:value="1.637" calcext:value-type="float">
            <text:p>1.637</text:p>
          </table:table-cell>
          <table:table-cell office:value-type="float" office:value="1.635" calcext:value-type="float">
            <text:p>1.635</text:p>
          </table:table-cell>
          <table:table-cell office:value-type="float" office:value="2.541" calcext:value-type="float">
            <text:p>2.541</text:p>
          </table:table-cell>
          <table:table-cell office:value-type="float" office:value="2.559" calcext:value-type="float">
            <text:p>2.559</text:p>
          </table:table-cell>
          <table:table-cell office:value-type="float" office:value="2.555" calcext:value-type="float">
            <text:p>2.555</text:p>
          </table:table-cell>
          <table:table-cell table:number-columns-repeated="2" office:value-type="float" office:value="2.561" calcext:value-type="float">
            <text:p>2.561</text:p>
          </table:table-cell>
          <table:table-cell office:value-type="float" office:value="2.555" calcext:value-type="float">
            <text:p>2.555</text:p>
          </table:table-cell>
          <table:table-cell office:value-type="float" office:value="2.557" calcext:value-type="float">
            <text:p>2.557</text:p>
          </table:table-cell>
          <table:table-cell office:value-type="float" office:value="2.555" calcext:value-type="float">
            <text:p>2.555</text:p>
          </table:table-cell>
          <table:table-cell office:value-type="float" office:value="2.558" calcext:value-type="float">
            <text:p>2.558</text:p>
          </table:table-cell>
          <table:table-cell office:value-type="float" office:value="2.559" calcext:value-type="float">
            <text:p>2.559</text:p>
          </table:table-cell>
          <table:table-cell office:value-type="float" office:value="2.557" calcext:value-type="float">
            <text:p>2.557</text:p>
          </table:table-cell>
          <table:table-cell office:value-type="float" office:value="2.558" calcext:value-type="float">
            <text:p>2.558</text:p>
          </table:table-cell>
          <table:table-cell office:value-type="float" office:value="2.56" calcext:value-type="float">
            <text:p>2.56</text:p>
          </table:table-cell>
          <table:table-cell office:value-type="float" office:value="2.562" calcext:value-type="float">
            <text:p>2.562</text:p>
          </table:table-cell>
          <table:table-cell office:value-type="float" office:value="2.557" calcext:value-type="float">
            <text:p>2.5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511" calcext:value-type="float">
            <text:p>1.511</text:p>
          </table:table-cell>
          <table:table-cell office:value-type="float" office:value="1.27" calcext:value-type="float">
            <text:p>1.27</text:p>
          </table:table-cell>
          <table:table-cell office:value-type="float" office:value="1.215" calcext:value-type="float">
            <text:p>1.215</text:p>
          </table:table-cell>
          <table:table-cell office:value-type="float" office:value="1.427" calcext:value-type="float">
            <text:p>1.427</text:p>
          </table:table-cell>
          <table:table-cell office:value-type="float" office:value="1.456" calcext:value-type="float">
            <text:p>1.456</text:p>
          </table:table-cell>
          <table:table-cell office:value-type="float" office:value="1.452" calcext:value-type="float">
            <text:p>1.452</text:p>
          </table:table-cell>
          <table:table-cell office:value-type="float" office:value="1.208" calcext:value-type="float">
            <text:p>1.208</text:p>
          </table:table-cell>
          <table:table-cell office:value-type="float" office:value="0.943" calcext:value-type="float">
            <text:p>0.943</text:p>
          </table:table-cell>
          <table:table-cell office:value-type="float" office:value="0.992" calcext:value-type="float">
            <text:p>0.992</text:p>
          </table:table-cell>
          <table:table-cell office:value-type="float" office:value="0.946" calcext:value-type="float">
            <text:p>0.946</text:p>
          </table:table-cell>
          <table:table-cell office:value-type="float" office:value="0.935" calcext:value-type="float">
            <text:p>0.935</text:p>
          </table:table-cell>
          <table:table-cell office:value-type="float" office:value="1.461" calcext:value-type="float">
            <text:p>1.461</text:p>
          </table:table-cell>
          <table:table-cell office:value-type="float" office:value="0.858" calcext:value-type="float">
            <text:p>0.858</text:p>
          </table:table-cell>
          <table:table-cell office:value-type="float" office:value="1.276" calcext:value-type="float">
            <text:p>1.276</text:p>
          </table:table-cell>
          <table:table-cell office:value-type="float" office:value="0.981" calcext:value-type="float">
            <text:p>0.981</text:p>
          </table:table-cell>
          <table:table-cell office:value-type="float" office:value="1.282" calcext:value-type="float">
            <text:p>1.282</text:p>
          </table:table-cell>
          <table:table-cell office:value-type="float" office:value="1.279" calcext:value-type="float">
            <text:p>1.279</text:p>
          </table:table-cell>
          <table:table-cell office:value-type="float" office:value="1.299" calcext:value-type="float">
            <text:p>1.299</text:p>
          </table:table-cell>
          <table:table-cell office:value-type="float" office:value="1.301" calcext:value-type="float">
            <text:p>1.301</text:p>
          </table:table-cell>
          <table:table-cell office:value-type="float" office:value="1.283" calcext:value-type="float">
            <text:p>1.283</text:p>
          </table:table-cell>
          <table:table-cell office:value-type="float" office:value="1.282" calcext:value-type="float">
            <text:p>1.282</text:p>
          </table:table-cell>
          <table:table-cell office:value-type="float" office:value="1.301" calcext:value-type="float">
            <text:p>1.301</text:p>
          </table:table-cell>
          <table:table-cell office:value-type="float" office:value="1.284" calcext:value-type="float">
            <text:p>1.284</text:p>
          </table:table-cell>
          <table:table-cell office:value-type="float" office:value="1.299" calcext:value-type="float">
            <text:p>1.299</text:p>
          </table:table-cell>
          <table:table-cell office:value-type="float" office:value="1.503" calcext:value-type="float">
            <text:p>1.503</text:p>
          </table:table-cell>
          <table:table-cell office:value-type="float" office:value="1.315" calcext:value-type="float">
            <text:p>1.315</text:p>
          </table:table-cell>
          <table:table-cell office:value-type="float" office:value="1.298" calcext:value-type="float">
            <text:p>1.298</text:p>
          </table:table-cell>
          <table:table-cell office:value-type="float" office:value="1.297" calcext:value-type="float">
            <text:p>1.297</text:p>
          </table:table-cell>
          <table:table-cell office:value-type="float" office:value="1.872" calcext:value-type="float">
            <text:p>1.872</text:p>
          </table:table-cell>
          <table:table-cell office:value-type="float" office:value="1.299" calcext:value-type="float">
            <text:p>1.29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2" calcext:value-type="float">
            <text:p>0.82</text:p>
          </table:table-cell>
          <table:table-cell office:value-type="float" office:value="0.804" calcext:value-type="float">
            <text:p>0.804</text:p>
          </table:table-cell>
          <table:table-cell office:value-type="float" office:value="0.78" calcext:value-type="float">
            <text:p>0.78</text:p>
          </table:table-cell>
          <table:table-cell office:value-type="float" office:value="0.777" calcext:value-type="float">
            <text:p>0.777</text:p>
          </table:table-cell>
          <table:table-cell office:value-type="float" office:value="0.784" calcext:value-type="float">
            <text:p>0.784</text:p>
          </table:table-cell>
          <table:table-cell office:value-type="float" office:value="0.774" calcext:value-type="float">
            <text:p>0.774</text:p>
          </table:table-cell>
          <table:table-cell office:value-type="float" office:value="0.782" calcext:value-type="float">
            <text:p>0.782</text:p>
          </table:table-cell>
          <table:table-cell office:value-type="float" office:value="0.777" calcext:value-type="float">
            <text:p>0.777</text:p>
          </table:table-cell>
          <table:table-cell office:value-type="float" office:value="0.772" calcext:value-type="float">
            <text:p>0.772</text:p>
          </table:table-cell>
          <table:table-cell office:value-type="float" office:value="0.774" calcext:value-type="float">
            <text:p>0.774</text:p>
          </table:table-cell>
          <table:table-cell table:number-columns-repeated="2" office:value-type="float" office:value="0.773" calcext:value-type="float">
            <text:p>0.773</text:p>
          </table:table-cell>
          <table:table-cell office:value-type="float" office:value="0.771" calcext:value-type="float">
            <text:p>0.771</text:p>
          </table:table-cell>
          <table:table-cell office:value-type="float" office:value="0.775" calcext:value-type="float">
            <text:p>0.775</text:p>
          </table:table-cell>
          <table:table-cell office:value-type="float" office:value="0.77" calcext:value-type="float">
            <text:p>0.77</text:p>
          </table:table-cell>
          <table:table-cell office:value-type="float" office:value="1.004" calcext:value-type="float">
            <text:p>1.004</text:p>
          </table:table-cell>
          <table:table-cell office:value-type="float" office:value="1.002" calcext:value-type="float">
            <text:p>1.002</text:p>
          </table:table-cell>
          <table:table-cell office:value-type="float" office:value="0.991" calcext:value-type="float">
            <text:p>0.991</text:p>
          </table:table-cell>
          <table:table-cell office:value-type="float" office:value="0.992" calcext:value-type="float">
            <text:p>0.992</text:p>
          </table:table-cell>
          <table:table-cell office:value-type="float" office:value="0.986" calcext:value-type="float">
            <text:p>0.986</text:p>
          </table:table-cell>
          <table:table-cell office:value-type="float" office:value="1.007" calcext:value-type="float">
            <text:p>1.007</text:p>
          </table:table-cell>
          <table:table-cell office:value-type="float" office:value="1.002" calcext:value-type="float">
            <text:p>1.002</text:p>
          </table:table-cell>
          <table:table-cell office:value-type="float" office:value="1.006" calcext:value-type="float">
            <text:p>1.006</text:p>
          </table:table-cell>
          <table:table-cell office:value-type="float" office:value="0.994" calcext:value-type="float">
            <text:p>0.994</text:p>
          </table:table-cell>
          <table:table-cell office:value-type="float" office:value="1.002" calcext:value-type="float">
            <text:p>1.002</text:p>
          </table:table-cell>
          <table:table-cell office:value-type="float" office:value="0.989" calcext:value-type="float">
            <text:p>0.989</text:p>
          </table:table-cell>
          <table:table-cell office:value-type="float" office:value="0.995" calcext:value-type="float">
            <text:p>0.995</text:p>
          </table:table-cell>
          <table:table-cell table:number-columns-repeated="2" office:value-type="float" office:value="0.998" calcext:value-type="float">
            <text:p>0.998</text:p>
          </table:table-cell>
          <table:table-cell office:value-type="float" office:value="1.002" calcext:value-type="float">
            <text:p>1.00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office:value-type="float" office:value="0.905" calcext:value-type="float">
            <text:p>0.905</text:p>
          </table:table-cell>
          <table:table-cell table:style-name="ce1" office:value-type="float" office:value="0.983" calcext:value-type="float">
            <text:p>0.983</text:p>
          </table:table-cell>
          <table:table-cell table:style-name="ce1" office:value-type="float" office:value="0.912" calcext:value-type="float">
            <text:p>0.912</text:p>
          </table:table-cell>
          <table:table-cell table:style-name="ce1" office:value-type="float" office:value="0.897" calcext:value-type="float">
            <text:p>0.897</text:p>
          </table:table-cell>
          <table:table-cell table:style-name="ce1" office:value-type="float" office:value="0.889" calcext:value-type="float">
            <text:p>0.889</text:p>
          </table:table-cell>
          <table:table-cell table:style-name="ce1" office:value-type="float" office:value="0.905" calcext:value-type="float">
            <text:p>0.905</text:p>
          </table:table-cell>
          <table:table-cell table:style-name="ce1" office:value-type="float" office:value="0.983" calcext:value-type="float">
            <text:p>0.983</text:p>
          </table:table-cell>
          <table:table-cell table:style-name="ce1" office:value-type="float" office:value="0.912" calcext:value-type="float">
            <text:p>0.912</text:p>
          </table:table-cell>
          <table:table-cell table:style-name="ce1" office:value-type="float" office:value="0.897" calcext:value-type="float">
            <text:p>0.897</text:p>
          </table:table-cell>
          <table:table-cell table:style-name="ce1" office:value-type="float" office:value="0.889" calcext:value-type="float">
            <text:p>0.889</text:p>
          </table:table-cell>
          <table:table-cell office:value-type="float" office:value="0.905" calcext:value-type="float">
            <text:p>0.905</text:p>
          </table:table-cell>
          <table:table-cell office:value-type="float" office:value="0.983" calcext:value-type="float">
            <text:p>0.983</text:p>
          </table:table-cell>
          <table:table-cell office:value-type="float" office:value="0.912" calcext:value-type="float">
            <text:p>0.912</text:p>
          </table:table-cell>
          <table:table-cell office:value-type="float" office:value="0.897" calcext:value-type="float">
            <text:p>0.897</text:p>
          </table:table-cell>
          <table:table-cell office:value-type="float" office:value="0.889" calcext:value-type="float">
            <text:p>0.889</text:p>
          </table:table-cell>
          <table:table-cell table:style-name="ce4" office:value-type="float" office:value="1.122" calcext:value-type="float">
            <text:p>1.122</text:p>
          </table:table-cell>
          <table:table-cell table:style-name="ce4" office:value-type="float" office:value="1.112" calcext:value-type="float">
            <text:p>1.112</text:p>
          </table:table-cell>
          <table:table-cell table:style-name="ce4" office:value-type="float" office:value="1.117" calcext:value-type="float">
            <text:p>1.117</text:p>
          </table:table-cell>
          <table:table-cell table:style-name="ce4" office:value-type="float" office:value="1.092" calcext:value-type="float">
            <text:p>1.092</text:p>
          </table:table-cell>
          <table:table-cell table:style-name="ce4" office:value-type="float" office:value="1.103" calcext:value-type="float">
            <text:p>1.103</text:p>
          </table:table-cell>
          <table:table-cell table:style-name="ce4" office:value-type="float" office:value="1.122" calcext:value-type="float">
            <text:p>1.122</text:p>
          </table:table-cell>
          <table:table-cell table:style-name="ce4" office:value-type="float" office:value="1.112" calcext:value-type="float">
            <text:p>1.112</text:p>
          </table:table-cell>
          <table:table-cell table:style-name="ce4" office:value-type="float" office:value="1.117" calcext:value-type="float">
            <text:p>1.117</text:p>
          </table:table-cell>
          <table:table-cell table:style-name="ce4" office:value-type="float" office:value="1.092" calcext:value-type="float">
            <text:p>1.092</text:p>
          </table:table-cell>
          <table:table-cell table:style-name="ce4" office:value-type="float" office:value="1.103" calcext:value-type="float">
            <text:p>1.103</text:p>
          </table:table-cell>
          <table:table-cell office:value-type="float" office:value="1.122" calcext:value-type="float">
            <text:p>1.122</text:p>
          </table:table-cell>
          <table:table-cell office:value-type="float" office:value="1.112" calcext:value-type="float">
            <text:p>1.112</text:p>
          </table:table-cell>
          <table:table-cell office:value-type="float" office:value="1.117" calcext:value-type="float">
            <text:p>1.117</text:p>
          </table:table-cell>
          <table:table-cell office:value-type="float" office:value="1.092" calcext:value-type="float">
            <text:p>1.092</text:p>
          </table:table-cell>
          <table:table-cell office:value-type="float" office:value="1.103" calcext:value-type="float">
            <text:p>1.10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office:value-type="float" office:value="0.948" calcext:value-type="float">
            <text:p>0.948</text:p>
          </table:table-cell>
          <table:table-cell table:style-name="ce1" office:value-type="float" office:value="0.94" calcext:value-type="float">
            <text:p>0.94</text:p>
          </table:table-cell>
          <table:table-cell table:style-name="ce1" office:value-type="float" office:value="0.942" calcext:value-type="float">
            <text:p>0.942</text:p>
          </table:table-cell>
          <table:table-cell table:style-name="ce1" office:value-type="float" office:value="0.945" calcext:value-type="float">
            <text:p>0.945</text:p>
          </table:table-cell>
          <table:table-cell table:style-name="ce1" office:value-type="float" office:value="0.937" calcext:value-type="float">
            <text:p>0.937</text:p>
          </table:table-cell>
          <table:table-cell table:style-name="ce1" office:value-type="float" office:value="0.948" calcext:value-type="float">
            <text:p>0.948</text:p>
          </table:table-cell>
          <table:table-cell table:style-name="ce1" office:value-type="float" office:value="0.94" calcext:value-type="float">
            <text:p>0.94</text:p>
          </table:table-cell>
          <table:table-cell table:style-name="ce1" office:value-type="float" office:value="0.942" calcext:value-type="float">
            <text:p>0.942</text:p>
          </table:table-cell>
          <table:table-cell table:style-name="ce1" office:value-type="float" office:value="0.945" calcext:value-type="float">
            <text:p>0.945</text:p>
          </table:table-cell>
          <table:table-cell table:style-name="ce1" office:value-type="float" office:value="0.937" calcext:value-type="float">
            <text:p>0.937</text:p>
          </table:table-cell>
          <table:table-cell office:value-type="float" office:value="0.948" calcext:value-type="float">
            <text:p>0.948</text:p>
          </table:table-cell>
          <table:table-cell office:value-type="float" office:value="0.94" calcext:value-type="float">
            <text:p>0.94</text:p>
          </table:table-cell>
          <table:table-cell office:value-type="float" office:value="0.942" calcext:value-type="float">
            <text:p>0.942</text:p>
          </table:table-cell>
          <table:table-cell office:value-type="float" office:value="0.945" calcext:value-type="float">
            <text:p>0.945</text:p>
          </table:table-cell>
          <table:table-cell office:value-type="float" office:value="0.937" calcext:value-type="float">
            <text:p>0.937</text:p>
          </table:table-cell>
          <table:table-cell table:style-name="ce4" office:value-type="float" office:value="1.12" calcext:value-type="float">
            <text:p>1.12</text:p>
          </table:table-cell>
          <table:table-cell table:style-name="ce4" office:value-type="float" office:value="1.116" calcext:value-type="float">
            <text:p>1.116</text:p>
          </table:table-cell>
          <table:table-cell table:style-name="ce4" office:value-type="float" office:value="1.104" calcext:value-type="float">
            <text:p>1.104</text:p>
          </table:table-cell>
          <table:table-cell table:style-name="ce4" office:value-type="float" office:value="1.114" calcext:value-type="float">
            <text:p>1.114</text:p>
          </table:table-cell>
          <table:table-cell table:style-name="ce4" office:value-type="float" office:value="1.109" calcext:value-type="float">
            <text:p>1.109</text:p>
          </table:table-cell>
          <table:table-cell table:style-name="ce4" office:value-type="float" office:value="1.12" calcext:value-type="float">
            <text:p>1.12</text:p>
          </table:table-cell>
          <table:table-cell table:style-name="ce4" office:value-type="float" office:value="1.116" calcext:value-type="float">
            <text:p>1.116</text:p>
          </table:table-cell>
          <table:table-cell table:style-name="ce4" office:value-type="float" office:value="1.104" calcext:value-type="float">
            <text:p>1.104</text:p>
          </table:table-cell>
          <table:table-cell table:style-name="ce4" office:value-type="float" office:value="1.114" calcext:value-type="float">
            <text:p>1.114</text:p>
          </table:table-cell>
          <table:table-cell table:style-name="ce4" office:value-type="float" office:value="1.109" calcext:value-type="float">
            <text:p>1.109</text:p>
          </table:table-cell>
          <table:table-cell office:value-type="float" office:value="1.12" calcext:value-type="float">
            <text:p>1.12</text:p>
          </table:table-cell>
          <table:table-cell office:value-type="float" office:value="1.116" calcext:value-type="float">
            <text:p>1.116</text:p>
          </table:table-cell>
          <table:table-cell office:value-type="float" office:value="1.104" calcext:value-type="float">
            <text:p>1.104</text:p>
          </table:table-cell>
          <table:table-cell office:value-type="float" office:value="1.114" calcext:value-type="float">
            <text:p>1.114</text:p>
          </table:table-cell>
          <table:table-cell office:value-type="float" office:value="1.109" calcext:value-type="float">
            <text:p>1.10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" office:value-type="float" office:value="0.987" calcext:value-type="float">
            <text:p>0.987</text:p>
          </table:table-cell>
          <table:table-cell table:style-name="ce1" office:value-type="float" office:value="0.982" calcext:value-type="float">
            <text:p>0.982</text:p>
          </table:table-cell>
          <table:table-cell table:style-name="ce1" office:value-type="float" office:value="0.988" calcext:value-type="float">
            <text:p>0.988</text:p>
          </table:table-cell>
          <table:table-cell table:style-name="ce1" office:value-type="float" office:value="0.965" calcext:value-type="float">
            <text:p>0.965</text:p>
          </table:table-cell>
          <table:table-cell table:style-name="ce1" office:value-type="float" office:value="0.985" calcext:value-type="float">
            <text:p>0.985</text:p>
          </table:table-cell>
          <table:table-cell table:style-name="ce1" office:value-type="float" office:value="0.987" calcext:value-type="float">
            <text:p>0.987</text:p>
          </table:table-cell>
          <table:table-cell table:style-name="ce1" office:value-type="float" office:value="0.982" calcext:value-type="float">
            <text:p>0.982</text:p>
          </table:table-cell>
          <table:table-cell table:style-name="ce1" office:value-type="float" office:value="0.988" calcext:value-type="float">
            <text:p>0.988</text:p>
          </table:table-cell>
          <table:table-cell table:style-name="ce1" office:value-type="float" office:value="0.965" calcext:value-type="float">
            <text:p>0.965</text:p>
          </table:table-cell>
          <table:table-cell table:style-name="ce1" office:value-type="float" office:value="0.985" calcext:value-type="float">
            <text:p>0.985</text:p>
          </table:table-cell>
          <table:table-cell office:value-type="float" office:value="0.987" calcext:value-type="float">
            <text:p>0.987</text:p>
          </table:table-cell>
          <table:table-cell office:value-type="float" office:value="0.982" calcext:value-type="float">
            <text:p>0.982</text:p>
          </table:table-cell>
          <table:table-cell office:value-type="float" office:value="0.988" calcext:value-type="float">
            <text:p>0.988</text:p>
          </table:table-cell>
          <table:table-cell office:value-type="float" office:value="0.965" calcext:value-type="float">
            <text:p>0.965</text:p>
          </table:table-cell>
          <table:table-cell office:value-type="float" office:value="0.985" calcext:value-type="float">
            <text:p>0.985</text:p>
          </table:table-cell>
          <table:table-cell table:style-name="ce4" office:value-type="float" office:value="1.148" calcext:value-type="float">
            <text:p>1.148</text:p>
          </table:table-cell>
          <table:table-cell table:style-name="ce4" office:value-type="float" office:value="1.165" calcext:value-type="float">
            <text:p>1.165</text:p>
          </table:table-cell>
          <table:table-cell table:style-name="ce4" office:value-type="float" office:value="1.145" calcext:value-type="float">
            <text:p>1.145</text:p>
          </table:table-cell>
          <table:table-cell table:style-name="ce4" office:value-type="float" office:value="1.159" calcext:value-type="float">
            <text:p>1.159</text:p>
          </table:table-cell>
          <table:table-cell table:style-name="ce4" office:value-type="float" office:value="1.152" calcext:value-type="float">
            <text:p>1.152</text:p>
          </table:table-cell>
          <table:table-cell table:style-name="ce4" office:value-type="float" office:value="1.148" calcext:value-type="float">
            <text:p>1.148</text:p>
          </table:table-cell>
          <table:table-cell table:style-name="ce4" office:value-type="float" office:value="1.165" calcext:value-type="float">
            <text:p>1.165</text:p>
          </table:table-cell>
          <table:table-cell table:style-name="ce4" office:value-type="float" office:value="1.145" calcext:value-type="float">
            <text:p>1.145</text:p>
          </table:table-cell>
          <table:table-cell table:style-name="ce4" office:value-type="float" office:value="1.159" calcext:value-type="float">
            <text:p>1.159</text:p>
          </table:table-cell>
          <table:table-cell table:style-name="ce4" office:value-type="float" office:value="1.152" calcext:value-type="float">
            <text:p>1.152</text:p>
          </table:table-cell>
          <table:table-cell office:value-type="float" office:value="1.148" calcext:value-type="float">
            <text:p>1.148</text:p>
          </table:table-cell>
          <table:table-cell office:value-type="float" office:value="1.165" calcext:value-type="float">
            <text:p>1.165</text:p>
          </table:table-cell>
          <table:table-cell office:value-type="float" office:value="1.145" calcext:value-type="float">
            <text:p>1.145</text:p>
          </table:table-cell>
          <table:table-cell office:value-type="float" office:value="1.159" calcext:value-type="float">
            <text:p>1.159</text:p>
          </table:table-cell>
          <table:table-cell office:value-type="float" office:value="1.152" calcext:value-type="float">
            <text:p>1.152</text:p>
          </table:table-cell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This is for the three nested loops inside velfg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Experiment run for 20 iterations, static allocation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domain size is 300x300x90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larger size is not possible with the current code because max stack limit is 1GB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ulimit -s 1000000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table:formula="of:=[.A1]" office:value-type="string" office:string-value="nth" calcext:value-type="string">
            <text:p>nth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mem-reduced</text:p>
          </table:table-cell>
          <table:table-cell office:value-type="string" calcext:value-type="string">
            <text:p>ref min</text:p>
          </table:table-cell>
          <table:table-cell office:value-type="string" calcext:value-type="string">
            <text:p>ref max</text:p>
          </table:table-cell>
          <table:table-cell office:value-type="string" calcext:value-type="string">
            <text:p>ref stdev</text:p>
          </table:table-cell>
          <table:table-cell office:value-type="string" calcext:value-type="string">
            <text:p>memred stdev</text:p>
          </table:table-cell>
          <table:table-cell office:value-type="string" calcext:value-type="string">
            <text:p>memred min</text:p>
          </table:table-cell>
          <table:table-cell office:value-type="string" calcext:value-type="string">
            <text:p>memred max</text:p>
          </table:table-cell>
          <table:table-cell/>
          <table:table-cell office:value-type="string" calcext:value-type="string">
            <text:p>ratio</text:p>
          </table:table-cell>
          <table:table-cell table:number-columns-repeated="20"/>
        </table:table-row>
        <table:table-row table:style-name="ro1">
          <table:table-cell table:formula="of:=[.A2]" office:value-type="float" office:value="1" calcext:value-type="float">
            <text:p>1</text:p>
          </table:table-cell>
          <table:table-cell table:formula="of:=AVERAGE([.B2:.P2])" office:value-type="float" office:value="11.9216" calcext:value-type="float">
            <text:p>11.9216</text:p>
          </table:table-cell>
          <table:table-cell table:formula="of:=AVERAGE([.Q2:.AE2])" office:value-type="float" office:value="18.276" calcext:value-type="float">
            <text:p>18.276</text:p>
          </table:table-cell>
          <table:table-cell table:formula="of:=MIN([.B2:.P2])-[.B19]" office:value-type="float" office:value="-0.391600000000002" calcext:value-type="float">
            <text:p>-0.391600000000002</text:p>
          </table:table-cell>
          <table:table-cell table:formula="of:=MAX([.B2:.P2])-[.B19]" office:value-type="float" office:value="0.503399999999999" calcext:value-type="float">
            <text:p>0.503399999999999</text:p>
          </table:table-cell>
          <table:table-cell table:formula="of:=STDEV([.B2:.P2])" office:value-type="float" office:value="0.275205325945141" calcext:value-type="float">
            <text:p>0.275205325945141</text:p>
          </table:table-cell>
          <table:table-cell table:formula="of:=STDEV([.Q2:.AE2])" office:value-type="float" office:value="0.170673037455498" calcext:value-type="float">
            <text:p>0.170673037455498</text:p>
          </table:table-cell>
          <table:table-cell table:formula="of:=MIN([.Q2:.AE2])-[.C19]" office:value-type="float" office:value="-0.383000000000003" calcext:value-type="float">
            <text:p>-0.383000000000003</text:p>
          </table:table-cell>
          <table:table-cell table:formula="of:=MAX([.Q2:.AE2])-[.C19]" office:value-type="float" office:value="0.410999999999998" calcext:value-type="float">
            <text:p>0.410999999999998</text:p>
          </table:table-cell>
          <table:table-cell/>
          <table:table-cell table:style-name="ce2" table:formula="of:=[.C19]/[.B19]" office:value-type="float" office:value="1.53301570259026" calcext:value-type="float">
            <text:p>1.53</text:p>
          </table:table-cell>
          <table:table-cell table:number-columns-repeated="20"/>
        </table:table-row>
        <table:table-row table:style-name="ro1">
          <table:table-cell table:formula="of:=[.A3]" office:value-type="float" office:value="2" calcext:value-type="float">
            <text:p>2</text:p>
          </table:table-cell>
          <table:table-cell table:formula="of:=AVERAGE([.B3:.P3])" office:value-type="float" office:value="6.12353333333333" calcext:value-type="float">
            <text:p>6.12353333333333</text:p>
          </table:table-cell>
          <table:table-cell table:formula="of:=AVERAGE([.Q3:.AE3])" office:value-type="float" office:value="9.64426666666667" calcext:value-type="float">
            <text:p>9.64426666666667</text:p>
          </table:table-cell>
          <table:table-cell table:formula="of:=MIN([.B3:.P3])-[.B20]" office:value-type="float" office:value="-0.214533333333332" calcext:value-type="float">
            <text:p>-0.214533333333332</text:p>
          </table:table-cell>
          <table:table-cell table:formula="of:=MAX([.B3:.P3])-[.B20]" office:value-type="float" office:value="0.344466666666668" calcext:value-type="float">
            <text:p>0.344466666666668</text:p>
          </table:table-cell>
          <table:table-cell table:formula="of:=STDEV([.B3:.P3])" office:value-type="float" office:value="0.163910196086004" calcext:value-type="float">
            <text:p>0.163910196086004</text:p>
          </table:table-cell>
          <table:table-cell table:formula="of:=STDEV([.Q3:.AE3])" office:value-type="float" office:value="0.149394237155381" calcext:value-type="float">
            <text:p>0.149394237155381</text:p>
          </table:table-cell>
          <table:table-cell table:formula="of:=MIN([.Q3:.AE3])-[.C20]" office:value-type="float" office:value="-0.134266666666669" calcext:value-type="float">
            <text:p>-0.134266666666669</text:p>
          </table:table-cell>
          <table:table-cell table:formula="of:=MAX([.Q3:.AE3])-[.C20]" office:value-type="float" office:value="0.289733333333331" calcext:value-type="float">
            <text:p>0.289733333333331</text:p>
          </table:table-cell>
          <table:table-cell/>
          <table:table-cell table:style-name="ce2" table:formula="of:=[.C20]/[.B20]" office:value-type="float" office:value="1.57495128085093" calcext:value-type="float">
            <text:p>1.57</text:p>
          </table:table-cell>
          <table:table-cell table:number-columns-repeated="20"/>
        </table:table-row>
        <table:table-row table:style-name="ro1">
          <table:table-cell table:formula="of:=[.A4]" office:value-type="float" office:value="4" calcext:value-type="float">
            <text:p>4</text:p>
          </table:table-cell>
          <table:table-cell table:formula="of:=AVERAGE([.B4:.P4])" office:value-type="float" office:value="3.2306" calcext:value-type="float">
            <text:p>3.2306</text:p>
          </table:table-cell>
          <table:table-cell table:formula="of:=AVERAGE([.Q4:.AE4])" office:value-type="float" office:value="5.0484" calcext:value-type="float">
            <text:p>5.0484</text:p>
          </table:table-cell>
          <table:table-cell table:formula="of:=MIN([.B4:.P4])-[.B21]" office:value-type="float" office:value="-0.0965999999999996" calcext:value-type="float">
            <text:p>-0.0966</text:p>
          </table:table-cell>
          <table:table-cell table:formula="of:=MAX([.B4:.P4])-[.B21]" office:value-type="float" office:value="0.176400000000001" calcext:value-type="float">
            <text:p>0.176400000000001</text:p>
          </table:table-cell>
          <table:table-cell table:formula="of:=STDEV([.B4:.P4])" office:value-type="float" office:value="0.0877470390220825" calcext:value-type="float">
            <text:p>0.087747039022083</text:p>
          </table:table-cell>
          <table:table-cell table:formula="of:=STDEV([.Q4:.AE4])" office:value-type="float" office:value="0.0338353154474518" calcext:value-type="float">
            <text:p>0.033835315447452</text:p>
          </table:table-cell>
          <table:table-cell table:formula="of:=MIN([.Q4:.AE4])-[.C21]" office:value-type="float" office:value="-0.0434000000000001" calcext:value-type="float">
            <text:p>-0.0434</text:p>
          </table:table-cell>
          <table:table-cell table:formula="of:=MAX([.Q4:.AE4])-[.C21]" office:value-type="float" office:value="0.0755999999999997" calcext:value-type="float">
            <text:p>0.0756</text:p>
          </table:table-cell>
          <table:table-cell/>
          <table:table-cell table:style-name="ce2" table:formula="of:=[.C21]/[.B21]" office:value-type="float" office:value="1.56268185476382" calcext:value-type="float">
            <text:p>1.56</text:p>
          </table:table-cell>
          <table:table-cell table:number-columns-repeated="20"/>
        </table:table-row>
        <table:table-row table:style-name="ro1">
          <table:table-cell table:formula="of:=[.A5]" office:value-type="float" office:value="8" calcext:value-type="float">
            <text:p>8</text:p>
          </table:table-cell>
          <table:table-cell table:formula="of:=AVERAGE([.B5:.P5])" office:value-type="float" office:value="1.67873333333333" calcext:value-type="float">
            <text:p>1.67873333333333</text:p>
          </table:table-cell>
          <table:table-cell table:formula="of:=AVERAGE([.Q5:.AE5])" office:value-type="float" office:value="2.557" calcext:value-type="float">
            <text:p>2.557</text:p>
          </table:table-cell>
          <table:table-cell table:formula="of:=MIN([.B5:.P5])-[.B22]" office:value-type="float" office:value="-0.0437333333333336" calcext:value-type="float">
            <text:p>-0.043733333333334</text:p>
          </table:table-cell>
          <table:table-cell table:formula="of:=MAX([.B5:.P5])-[.B22]" office:value-type="float" office:value="0.0732666666666664" calcext:value-type="float">
            <text:p>0.073266666666666</text:p>
          </table:table-cell>
          <table:table-cell table:formula="of:=STDEV([.B5:.P5])" office:value-type="float" office:value="0.0455748468638861" calcext:value-type="float">
            <text:p>0.045574846863886</text:p>
          </table:table-cell>
          <table:table-cell table:formula="of:=STDEV([.Q5:.AE5])" office:value-type="float" office:value="0.00495695759225644" calcext:value-type="float">
            <text:p>0.004956957592256</text:p>
          </table:table-cell>
          <table:table-cell table:formula="of:=MIN([.Q5:.AE5])-[.C22]" office:value-type="float" office:value="-0.016" calcext:value-type="float">
            <text:p>-0.016</text:p>
          </table:table-cell>
          <table:table-cell table:formula="of:=MAX([.Q5:.AE5])-[.C22]" office:value-type="float" office:value="0.00500000000000034" calcext:value-type="float">
            <text:p>0.005</text:p>
          </table:table-cell>
          <table:table-cell/>
          <table:table-cell table:style-name="ce2" table:formula="of:=[.C22]/[.B22]" office:value-type="float" office:value="1.52317223303284" calcext:value-type="float">
            <text:p>1.52</text:p>
          </table:table-cell>
          <table:table-cell table:number-columns-repeated="20"/>
        </table:table-row>
        <table:table-row table:style-name="ro1">
          <table:table-cell table:formula="of:=[.A6]" office:value-type="float" office:value="16" calcext:value-type="float">
            <text:p>16</text:p>
          </table:table-cell>
          <table:table-cell table:formula="of:=AVERAGE([.B6:.P6])" office:value-type="float" office:value="1.1954" calcext:value-type="float">
            <text:p>1.1954</text:p>
          </table:table-cell>
          <table:table-cell table:formula="of:=AVERAGE([.Q6:.AE6])" office:value-type="float" office:value="1.34626666666667" calcext:value-type="float">
            <text:p>1.34626666666667</text:p>
          </table:table-cell>
          <table:table-cell table:formula="of:=MIN([.B6:.P6])-[.B23]" office:value-type="float" office:value="-0.3374" calcext:value-type="float">
            <text:p>-0.3374</text:p>
          </table:table-cell>
          <table:table-cell table:formula="of:=MAX([.B6:.P6])-[.B23]" office:value-type="float" office:value="0.3156" calcext:value-type="float">
            <text:p>0.3156</text:p>
          </table:table-cell>
          <table:table-cell table:formula="of:=STDEV([.B6:.P6])" office:value-type="float" office:value="0.233763861315523" calcext:value-type="float">
            <text:p>0.233763861315523</text:p>
          </table:table-cell>
          <table:table-cell table:formula="of:=STDEV([.Q6:.AE6])" office:value-type="float" office:value="0.155416705604489" calcext:value-type="float">
            <text:p>0.155416705604489</text:p>
          </table:table-cell>
          <table:table-cell table:formula="of:=MIN([.Q6:.AE6])-[.C23]" office:value-type="float" office:value="-0.0672666666666666" calcext:value-type="float">
            <text:p>-0.067266666666667</text:p>
          </table:table-cell>
          <table:table-cell table:formula="of:=MAX([.Q6:.AE6])-[.C23]" office:value-type="float" office:value="0.525733333333333" calcext:value-type="float">
            <text:p>0.525733333333333</text:p>
          </table:table-cell>
          <table:table-cell/>
          <table:table-cell table:style-name="ce2" table:formula="of:=[.C23]/[.B23]" office:value-type="float" office:value="1.12620601193464" calcext:value-type="float">
            <text:p>1.13</text:p>
          </table:table-cell>
          <table:table-cell table:number-columns-repeated="20"/>
        </table:table-row>
        <table:table-row table:style-name="ro1">
          <table:table-cell table:formula="of:=[.A7]" office:value-type="float" office:value="32" calcext:value-type="float">
            <text:p>32</text:p>
          </table:table-cell>
          <table:table-cell table:formula="of:=AVERAGE([.B7:.P7])" office:value-type="float" office:value="0.7804" calcext:value-type="float">
            <text:p>0.7804</text:p>
          </table:table-cell>
          <table:table-cell table:formula="of:=AVERAGE([.Q7:.AE7])" office:value-type="float" office:value="0.997866666666667" calcext:value-type="float">
            <text:p>0.997866666666667</text:p>
          </table:table-cell>
          <table:table-cell table:formula="of:=MIN([.B7:.P7])-[.B24]" office:value-type="float" office:value="-0.0104000000000001" calcext:value-type="float">
            <text:p>-0.0104</text:p>
          </table:table-cell>
          <table:table-cell table:formula="of:=MAX([.B7:.P7])-[.B24]" office:value-type="float" office:value="0.0396" calcext:value-type="float">
            <text:p>0.0396</text:p>
          </table:table-cell>
          <table:table-cell table:formula="of:=STDEV([.B7:.P7])" office:value-type="float" office:value="0.013762267255071" calcext:value-type="float">
            <text:p>0.013762267255071</text:p>
          </table:table-cell>
          <table:table-cell table:formula="of:=STDEV([.Q7:.AE7])" office:value-type="float" office:value="0.00643502321748133" calcext:value-type="float">
            <text:p>0.006435023217481</text:p>
          </table:table-cell>
          <table:table-cell table:formula="of:=MIN([.Q7:.AE7])-[.C24]" office:value-type="float" office:value="-0.0118666666666666" calcext:value-type="float">
            <text:p>-0.011866666666667</text:p>
          </table:table-cell>
          <table:table-cell table:formula="of:=MAX([.Q7:.AE7])-[.C24]" office:value-type="float" office:value="0.00913333333333333" calcext:value-type="float">
            <text:p>0.009133333333333</text:p>
          </table:table-cell>
          <table:table-cell/>
          <table:table-cell table:style-name="ce3" table:formula="of:=[.C24]/[.B24]" office:value-type="float" office:value="1.27866051597471" calcext:value-type="float">
            <text:p>1.28</text:p>
          </table:table-cell>
          <table:table-cell table:number-columns-repeated="20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AVERAGE([.B8:.P8])" office:value-type="float" office:value="0.9172" calcext:value-type="float">
            <text:p>0.9172</text:p>
          </table:table-cell>
          <table:table-cell table:formula="of:=AVERAGE([.Q8:.AE8])" office:value-type="float" office:value="1.1092" calcext:value-type="float">
            <text:p>1.1092</text:p>
          </table:table-cell>
          <table:table-cell table:formula="of:=MIN([.B8:.P8])-[.B25]" office:value-type="float" office:value="-0.0281999999999999" calcext:value-type="float">
            <text:p>-0.0282</text:p>
          </table:table-cell>
          <table:table-cell table:formula="of:=MAX([.B8:.P8])-[.B25]" office:value-type="float" office:value="0.0658000000000001" calcext:value-type="float">
            <text:p>0.0658</text:p>
          </table:table-cell>
          <table:table-cell table:formula="of:=STDEV([.B8:.P8])" office:value-type="float" office:value="0.0349759100769985" calcext:value-type="float">
            <text:p>0.034975910076999</text:p>
          </table:table-cell>
          <table:table-cell table:formula="of:=STDEV([.Q8:.AE8])" office:value-type="float" office:value="0.0110207596315836" calcext:value-type="float">
            <text:p>0.011020759631584</text:p>
          </table:table-cell>
          <table:table-cell table:formula="of:=MIN([.Q8:.AE8])-[.C25]" office:value-type="float" office:value="-0.0172000000000001" calcext:value-type="float">
            <text:p>-0.0172</text:p>
          </table:table-cell>
          <table:table-cell table:formula="of:=MAX([.Q8:.AE8])-[.C25]" office:value-type="float" office:value="0.0127999999999997" calcext:value-type="float">
            <text:p>0.0128</text:p>
          </table:table-cell>
          <table:table-cell/>
          <table:table-cell table:style-name="ce2" table:formula="of:=[.C25]/[.B25]" office:value-type="float" office:value="1.20933275185347" calcext:value-type="float">
            <text:p>1.21</text:p>
          </table:table-cell>
          <table:table-cell table:number-columns-repeated="20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AVERAGE([.B9:.P9])" office:value-type="float" office:value="0.9424" calcext:value-type="float">
            <text:p>0.9424</text:p>
          </table:table-cell>
          <table:table-cell table:formula="of:=AVERAGE([.Q9:.AE9])" office:value-type="float" office:value="1.1126" calcext:value-type="float">
            <text:p>1.1126</text:p>
          </table:table-cell>
          <table:table-cell table:formula="of:=MIN([.B9:.P9])-[.B26]" office:value-type="float" office:value="-0.00539999999999996" calcext:value-type="float">
            <text:p>-0.0054</text:p>
          </table:table-cell>
          <table:table-cell table:formula="of:=MAX([.B9:.P9])-[.B26]" office:value-type="float" office:value="0.00560000000000005" calcext:value-type="float">
            <text:p>0.0056</text:p>
          </table:table-cell>
          <table:table-cell table:formula="of:=STDEV([.B9:.P9])" office:value-type="float" office:value="0.00396051944645072" calcext:value-type="float">
            <text:p>0.003960519446451</text:p>
          </table:table-cell>
          <table:table-cell table:formula="of:=STDEV([.Q9:.AE9])" office:value-type="float" office:value="0.00576690062833955" calcext:value-type="float">
            <text:p>0.00576690062834</text:p>
          </table:table-cell>
          <table:table-cell table:formula="of:=MIN([.Q9:.AE9])-[.C26]" office:value-type="float" office:value="-0.00859999999999994" calcext:value-type="float">
            <text:p>-0.0086</text:p>
          </table:table-cell>
          <table:table-cell table:formula="of:=MAX([.Q9:.AE9])-[.C26]" office:value-type="float" office:value="0.00740000000000007" calcext:value-type="float">
            <text:p>0.0074</text:p>
          </table:table-cell>
          <table:table-cell/>
          <table:table-cell table:style-name="ce2" table:formula="of:=[.C26]/[.B26]" office:value-type="float" office:value="1.18060271646859" calcext:value-type="float">
            <text:p>1.18</text:p>
          </table:table-cell>
          <table:table-cell table:number-columns-repeated="20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AVERAGE([.B10:.P10])" office:value-type="float" office:value="0.9814" calcext:value-type="float">
            <text:p>0.9814</text:p>
          </table:table-cell>
          <table:table-cell table:formula="of:=AVERAGE([.Q10:.AE10])" office:value-type="float" office:value="1.1538" calcext:value-type="float">
            <text:p>1.1538</text:p>
          </table:table-cell>
          <table:table-cell table:formula="of:=MIN([.B10:.P10])-[.B27]" office:value-type="float" office:value="-0.0164" calcext:value-type="float">
            <text:p>-0.0164</text:p>
          </table:table-cell>
          <table:table-cell table:formula="of:=MAX([.B10:.P10])-[.B27]" office:value-type="float" office:value="0.00660000000000005" calcext:value-type="float">
            <text:p>0.0066</text:p>
          </table:table-cell>
          <table:table-cell table:formula="of:=STDEV([.B10:.P10])" office:value-type="float" office:value="0.00874887747901737" calcext:value-type="float">
            <text:p>0.008748877479017</text:p>
          </table:table-cell>
          <table:table-cell table:formula="of:=STDEV([.Q10:.AE10])" office:value-type="float" office:value="0.00756117904638086" calcext:value-type="float">
            <text:p>0.007561179046381</text:p>
          </table:table-cell>
          <table:table-cell table:formula="of:=MIN([.Q10:.AE10])-[.C27]" office:value-type="float" office:value="-0.00879999999999992" calcext:value-type="float">
            <text:p>-0.0088</text:p>
          </table:table-cell>
          <table:table-cell table:formula="of:=MAX([.Q10:.AE10])-[.C27]" office:value-type="float" office:value="0.0112000000000001" calcext:value-type="float">
            <text:p>0.0112</text:p>
          </table:table-cell>
          <table:table-cell/>
          <table:table-cell table:style-name="ce2" table:formula="of:=[.C27]/[.B27]" office:value-type="float" office:value="1.17566741389851" calcext:value-type="float">
            <text:p>1.18</text:p>
          </table:table-cell>
          <table:table-cell table:number-columns-repeated="20"/>
        </table:table-row>
        <table:table-row table:style-name="ro1" table:number-rows-repeated="3">
          <table:table-cell table:number-columns-repeated="31"/>
        </table:table-row>
        <table:table-row table:style-name="ro1">
          <table:table-cell table:number-columns-repeated="8"/>
          <table:table-cell office:value-type="string" calcext:value-type="string">
            <text:p>Data for fig below</text:p>
          </table:table-cell>
          <table:table-cell table:number-columns-repeated="6"/>
          <table:table-cell office:value-type="string" calcext:value-type="string">
            <text:p>Data for fig below</text:p>
          </table:table-cell>
          <table:table-cell table:formula="of:=150*[.Q32]" office:value-type="float" office:value="2100" calcext:value-type="float">
            <text:p>2100</text:p>
          </table:table-cell>
          <table:table-cell table:number-columns-repeated="14"/>
        </table:table-row>
        <table:table-row table:style-name="ro1">
          <table:table-cell table:number-columns-repeated="8"/>
          <table:table-cell table:style-name="ce9"/>
          <table:table-cell table:style-name="ce9" office:value-type="string" calcext:value-type="string">
            <text:p>Mem reduced</text:p>
          </table:table-cell>
          <table:table-cell table:style-name="ce9" table:number-columns-repeated="4"/>
          <table:table-cell/>
          <table:table-cell table:style-name="ce9"/>
          <table:table-cell table:number-columns-repeated="2" table:style-name="ce9" office:value-type="float" office:value="14" calcext:value-type="float">
            <text:p>14</text:p>
          </table:table-cell>
          <table:table-cell table:style-name="ce9"/>
          <table:table-cell table:number-columns-repeated="12"/>
        </table:table-row>
        <table:table-row table:style-name="ro1">
          <table:table-cell table:number-columns-repeated="8"/>
          <table:table-cell table:style-name="ce9" office:value-type="string" calcext:value-type="string">
            <text:p>WM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4" calcext:value-type="float">
            <text:p>14</text:p>
          </table:table-cell>
          <table:table-cell table:number-columns-repeated="2" table:style-name="ce9" office:value-type="string" calcext:value-type="string">
            <text:p>ratio</text:p>
          </table:table-cell>
          <table:table-cell/>
          <table:table-cell table:style-name="ce9"/>
          <table:table-cell table:style-name="ce22" table:formula="of:=INT([.F46])&amp;&quot;GB&quot;" office:value-type="string" office:string-value="54GB" calcext:value-type="string">
            <text:p>54GB</text:p>
          </table:table-cell>
          <table:table-cell table:style-name="ce9" table:formula="of:=INT([.C44])&amp;&quot;GB&quot;" office:value-type="string" office:string-value="8GB" calcext:value-type="string">
            <text:p>8GB</text:p>
          </table:table-cell>
          <table:table-cell table:style-name="ce9"/>
          <table:table-cell table:number-columns-repeated="12"/>
        </table:table-row>
        <table:table-row table:style-name="ro1">
          <table:table-cell table:number-columns-repeated="8"/>
          <table:table-cell table:style-name="ce9" office:value-type="string" calcext:value-type="string">
            <text:p>nth</text:p>
          </table:table-cell>
          <table:table-cell table:style-name="ce22" table:formula="of:=INT([.C42])&amp;&quot;GB&quot;" office:value-type="string" office:string-value="46GB" calcext:value-type="string">
            <text:p>46GB</text:p>
          </table:table-cell>
          <table:table-cell table:style-name="ce22" table:formula="of:=INT([.C43]*1024)&amp;&quot;MB&quot;" office:value-type="string" office:string-value="185MB" calcext:value-type="string">
            <text:p>185MB</text:p>
          </table:table-cell>
          <table:table-cell table:style-name="ce22" table:formula="of:=INT([.C44])&amp;&quot;GB&quot;" office:value-type="string" office:string-value="8GB" calcext:value-type="string">
            <text:p>8GB</text:p>
          </table:table-cell>
          <table:table-cell table:style-name="ce9" table:formula="of:=[.C42]/[.C44]" office:value-type="float" office:value="5.22448979591837" calcext:value-type="float">
            <text:p>5.22448979591837</text:p>
          </table:table-cell>
          <table:table-cell table:style-name="ce9" table:formula="of:=[.C44]/[.C43]" office:value-type="float" office:value="49" calcext:value-type="float">
            <text:p>49</text:p>
          </table:table-cell>
          <table:table-cell/>
          <table:table-cell table:style-name="ce9" table:formula="of:=[.I34]" office:value-type="string" office:string-value="nth" calcext:value-type="string">
            <text:p>nth</text:p>
          </table:table-cell>
          <table:table-cell table:style-name="ce9" office:value-type="string" calcext:value-type="string">
            <text:p>Reference, array size 1.5GB, total 54GB</text:p>
          </table:table-cell>
          <table:table-cell table:style-name="ce9" office:value-type="string" calcext:value-type="string">
            <text:p>Mem reduced, array size 1.5GB, total 8GB</text:p>
          </table:table-cell>
          <table:table-cell table:style-name="ce9" office:value-type="string" calcext:value-type="string">
            <text:p>Ratio</text:p>
          </table:table-cell>
          <table:table-cell table:number-columns-repeated="12"/>
        </table:table-row>
        <table:table-row table:style-name="ro1">
          <table:table-cell table:number-columns-repeated="8"/>
          <table:table-cell table:style-name="ce9" office:value-type="float" office:value="1" calcext:value-type="float">
            <text:p>1</text:p>
          </table:table-cell>
          <table:table-cell table:style-name="ce9" office:value-type="float" office:value="262.136" calcext:value-type="float">
            <text:p>262.136</text:p>
          </table:table-cell>
          <table:table-cell table:style-name="ce9" table:formula="of:=[.C19]/20" office:value-type="float" office:value="0.9138" calcext:value-type="float">
            <text:p>0.9138</text:p>
          </table:table-cell>
          <table:table-cell table:style-name="ce9" office:value-type="float" office:value="42.512" calcext:value-type="float">
            <text:p>42.512</text:p>
          </table:table-cell>
          <table:table-cell table:style-name="ce9" table:formula="of:=[.J35]/[.L35]" office:value-type="float" office:value="6.16616484757245" calcext:value-type="float">
            <text:p>6.16616484757245</text:p>
          </table:table-cell>
          <table:table-cell table:style-name="ce9" table:formula="of:=[.L35]/[.K35]" office:value-type="float" office:value="46.5222149266798" calcext:value-type="float">
            <text:p>46.5222149266798</text:p>
          </table:table-cell>
          <table:table-cell/>
          <table:table-cell table:style-name="ce9" table:formula="of:=[.I35]" office:value-type="float" office:value="1" calcext:value-type="float">
            <text:p>1</text:p>
          </table:table-cell>
          <table:table-cell table:style-name="ce9" office:value-type="float" office:value="89.427" calcext:value-type="float">
            <text:p>89.427</text:p>
          </table:table-cell>
          <table:table-cell table:style-name="ce9" office:value-type="float" office:value="43.659" calcext:value-type="float">
            <text:p>43.659</text:p>
          </table:table-cell>
          <table:table-cell table:style-name="ce9" table:formula="of:=[.Q35]/[.R35]" office:value-type="float" office:value="2.04830619116333" calcext:value-type="float">
            <text:p>2.04830619116333</text:p>
          </table:table-cell>
          <table:table-cell table:number-columns-repeated="12"/>
        </table:table-row>
        <table:table-row table:style-name="ro1">
          <table:table-cell table:number-columns-repeated="8"/>
          <table:table-cell table:style-name="ce9" office:value-type="float" office:value="2" calcext:value-type="float">
            <text:p>2</text:p>
          </table:table-cell>
          <table:table-cell table:style-name="ce9" office:value-type="float" office:value="131.977" calcext:value-type="float">
            <text:p>131.977</text:p>
          </table:table-cell>
          <table:table-cell table:style-name="ce9" table:formula="of:=[.C20]/20" office:value-type="float" office:value="0.482213333333333" calcext:value-type="float">
            <text:p>0.482213333333333</text:p>
          </table:table-cell>
          <table:table-cell table:style-name="ce9" office:value-type="float" office:value="22.238" calcext:value-type="float">
            <text:p>22.238</text:p>
          </table:table-cell>
          <table:table-cell table:style-name="ce9" table:formula="of:=[.J36]/[.L36]" office:value-type="float" office:value="5.93475132655814" calcext:value-type="float">
            <text:p>5.93475132655814</text:p>
          </table:table-cell>
          <table:table-cell table:style-name="ce9" table:formula="of:=[.L36]/[.K36]" office:value-type="float" office:value="46.1165182768346" calcext:value-type="float">
            <text:p>46.1165182768346</text:p>
          </table:table-cell>
          <table:table-cell/>
          <table:table-cell table:style-name="ce9" table:formula="of:=[.I36]" office:value-type="float" office:value="2" calcext:value-type="float">
            <text:p>2</text:p>
          </table:table-cell>
          <table:table-cell table:style-name="ce9" office:value-type="float" office:value="45.729" calcext:value-type="float">
            <text:p>45.729</text:p>
          </table:table-cell>
          <table:table-cell table:style-name="ce9" office:value-type="float" office:value="22.005" calcext:value-type="float">
            <text:p>22.005</text:p>
          </table:table-cell>
          <table:table-cell table:style-name="ce9" table:formula="of:=[.Q36]/[.R36]" office:value-type="float" office:value="2.07811860940695" calcext:value-type="float">
            <text:p>2.07811860940695</text:p>
          </table:table-cell>
          <table:table-cell table:number-columns-repeated="12"/>
        </table:table-row>
        <table:table-row table:style-name="ro1">
          <table:table-cell table:number-columns-repeated="8"/>
          <table:table-cell table:style-name="ce9" office:value-type="float" office:value="4" calcext:value-type="float">
            <text:p>4</text:p>
          </table:table-cell>
          <table:table-cell table:style-name="ce9" office:value-type="float" office:value="69.825" calcext:value-type="float">
            <text:p>69.825</text:p>
          </table:table-cell>
          <table:table-cell table:style-name="ce9" table:formula="of:=[.C21]/20" office:value-type="float" office:value="0.25242" calcext:value-type="float">
            <text:p>0.25242</text:p>
          </table:table-cell>
          <table:table-cell table:style-name="ce9" office:value-type="float" office:value="11.79" calcext:value-type="float">
            <text:p>11.79</text:p>
          </table:table-cell>
          <table:table-cell table:style-name="ce9" table:formula="of:=[.J37]/[.L37]" office:value-type="float" office:value="5.92239185750636" calcext:value-type="float">
            <text:p>5.92239185750636</text:p>
          </table:table-cell>
          <table:table-cell table:style-name="ce9" table:formula="of:=[.L37]/[.K37]" office:value-type="float" office:value="46.7078678393154" calcext:value-type="float">
            <text:p>46.7078678393154</text:p>
          </table:table-cell>
          <table:table-cell/>
          <table:table-cell table:style-name="ce9" table:formula="of:=[.I37]" office:value-type="float" office:value="4" calcext:value-type="float">
            <text:p>4</text:p>
          </table:table-cell>
          <table:table-cell table:style-name="ce9" office:value-type="float" office:value="24.695" calcext:value-type="float">
            <text:p>24.695</text:p>
          </table:table-cell>
          <table:table-cell table:style-name="ce9" office:value-type="float" office:value="11.474" calcext:value-type="float">
            <text:p>11.474</text:p>
          </table:table-cell>
          <table:table-cell table:style-name="ce9" table:formula="of:=[.Q37]/[.R37]" office:value-type="float" office:value="2.15225727732264" calcext:value-type="float">
            <text:p>2.15225727732264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Ran on gpgnode-04 on 1 Sept 2021</text:p>
          </table:table-cell>
          <table:table-cell table:number-columns-repeated="6"/>
          <table:table-cell table:style-name="ce9" office:value-type="float" office:value="8" calcext:value-type="float">
            <text:p>8</text:p>
          </table:table-cell>
          <table:table-cell table:style-name="ce9" office:value-type="float" office:value="35.974" calcext:value-type="float">
            <text:p>35.974</text:p>
          </table:table-cell>
          <table:table-cell table:style-name="ce9" table:formula="of:=[.C22]/20" office:value-type="float" office:value="0.12785" calcext:value-type="float">
            <text:p>0.12785</text:p>
          </table:table-cell>
          <table:table-cell table:style-name="ce9" office:value-type="float" office:value="6.011" calcext:value-type="float">
            <text:p>6.011</text:p>
          </table:table-cell>
          <table:table-cell table:style-name="ce9" table:formula="of:=[.J38]/[.L38]" office:value-type="float" office:value="5.98469472633505" calcext:value-type="float">
            <text:p>5.98469472633505</text:p>
          </table:table-cell>
          <table:table-cell table:style-name="ce9" table:formula="of:=[.L38]/[.K38]" office:value-type="float" office:value="47.0160344153305" calcext:value-type="float">
            <text:p>47.0160344153305</text:p>
          </table:table-cell>
          <table:table-cell/>
          <table:table-cell table:style-name="ce9" table:formula="of:=[.I38]" office:value-type="float" office:value="8" calcext:value-type="float">
            <text:p>8</text:p>
          </table:table-cell>
          <table:table-cell table:style-name="ce9" office:value-type="float" office:value="12.724" calcext:value-type="float">
            <text:p>12.724</text:p>
          </table:table-cell>
          <table:table-cell table:style-name="ce9" office:value-type="float" office:value="5.958" calcext:value-type="float">
            <text:p>5.958</text:p>
          </table:table-cell>
          <table:table-cell table:style-name="ce9" table:formula="of:=[.Q38]/[.R38]" office:value-type="float" office:value="2.13561597851628" calcext:value-type="float">
            <text:p>2.13561597851628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he gpg machine has 62GB in principle (free -h)</text:p>
          </table:table-cell>
          <table:table-cell table:number-columns-repeated="6"/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.964" calcext:value-type="float">
            <text:p>17.964</text:p>
          </table:table-cell>
          <table:table-cell table:style-name="ce9" table:formula="of:=[.C23]/20" office:value-type="float" office:value="0.0673133333333333" calcext:value-type="float">
            <text:p>0.067313333333333</text:p>
          </table:table-cell>
          <table:table-cell table:style-name="ce9" office:value-type="float" office:value="3.081" calcext:value-type="float">
            <text:p>3.081</text:p>
          </table:table-cell>
          <table:table-cell table:style-name="ce9" table:formula="of:=[.J39]/[.L39]" office:value-type="float" office:value="5.83057448880234" calcext:value-type="float">
            <text:p>5.83057448880234</text:p>
          </table:table-cell>
          <table:table-cell table:style-name="ce9" table:formula="of:=[.L39]/[.K39]" office:value-type="float" office:value="45.7710210953749" calcext:value-type="float">
            <text:p>45.7710210953749</text:p>
          </table:table-cell>
          <table:table-cell/>
          <table:table-cell table:style-name="ce9" table:formula="of:=[.I39]" office:value-type="float" office:value="16" calcext:value-type="float">
            <text:p>16</text:p>
          </table:table-cell>
          <table:table-cell table:style-name="ce9" office:value-type="float" office:value="6.51" calcext:value-type="float">
            <text:p>6.51</text:p>
          </table:table-cell>
          <table:table-cell table:style-name="ce9" office:value-type="float" office:value="3.105" calcext:value-type="float">
            <text:p>3.105</text:p>
          </table:table-cell>
          <table:table-cell table:style-name="ce9" table:formula="of:=[.Q39]/[.R39]" office:value-type="float" office:value="2.09661835748792" calcext:value-type="float">
            <text:p>2.09661835748792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That should be (36*150)</text:p>
          </table:table-cell>
          <table:table-cell table:number-columns-repeated="6"/>
          <table:table-cell table:style-name="ce9" office:value-type="float" office:value="32" calcext:value-type="float">
            <text:p>32</text:p>
          </table:table-cell>
          <table:table-cell table:style-name="ce9" office:value-type="float" office:value="13.242" calcext:value-type="float">
            <text:p>13.242</text:p>
          </table:table-cell>
          <table:table-cell table:style-name="ce9" table:formula="of:=[.C24]/20" office:value-type="float" office:value="0.0498933333333333" calcext:value-type="float">
            <text:p>0.049893333333333</text:p>
          </table:table-cell>
          <table:table-cell table:style-name="ce9" office:value-type="float" office:value="2.464" calcext:value-type="float">
            <text:p>2.464</text:p>
          </table:table-cell>
          <table:table-cell table:style-name="ce9" table:formula="of:=[.J40]/[.L40]" office:value-type="float" office:value="5.37418831168831" calcext:value-type="float">
            <text:p>5.37418831168831</text:p>
          </table:table-cell>
          <table:table-cell table:style-name="ce9" table:formula="of:=[.L40]/[.K40]" office:value-type="float" office:value="49.3853554249065" calcext:value-type="float">
            <text:p>49.3853554249065</text:p>
          </table:table-cell>
          <table:table-cell/>
          <table:table-cell table:style-name="ce9" table:formula="of:=[.I40]" office:value-type="float" office:value="32" calcext:value-type="float">
            <text:p>32</text:p>
          </table:table-cell>
          <table:table-cell table:style-name="ce9" office:value-type="float" office:value="5.268" calcext:value-type="float">
            <text:p>5.268</text:p>
          </table:table-cell>
          <table:table-cell table:style-name="ce9" office:value-type="float" office:value="2.474" calcext:value-type="float">
            <text:p>2.474</text:p>
          </table:table-cell>
          <table:table-cell table:style-name="ce9" table:formula="of:=[.Q40]/[.R40]" office:value-type="float" office:value="2.12934518997575" calcext:value-type="float">
            <text:p>2.12934518997575</text:p>
          </table:table-cell>
          <table:table-cell table:number-columns-repeated="12"/>
        </table:table-row>
        <table:table-row table:style-name="ro1">
          <table:table-cell/>
          <table:table-cell table:style-name="ce17" office:value-type="string" calcext:value-type="string">
            <text:p>mem-reduced</text:p>
          </table:table-cell>
          <table:table-cell office:value-type="string" calcext:value-type="string">
            <text:p>total mem alloc (GB)</text:p>
          </table:table-cell>
          <table:table-cell office:value-type="string" calcext:value-type="string">
            <text:p>array size (GB)</text:p>
          </table:table-cell>
          <table:table-cell table:style-name="ce17" office:value-type="string" calcext:value-type="string">
            <text:p>ref</text:p>
          </table:table-cell>
          <table:table-cell office:value-type="string" calcext:value-type="string">
            <text:p>total mem alloc (GB)</text:p>
          </table:table-cell>
          <table:table-cell office:value-type="string" calcext:value-type="string">
            <text:p>array size (GB)</text:p>
          </table:table-cell>
          <table:table-cell/>
          <table:table-cell table:style-name="ce9" office:value-type="float" office:value="64" calcext:value-type="float">
            <text:p>64</text:p>
          </table:table-cell>
          <table:table-cell table:style-name="ce9" office:value-type="float" office:value="13.721" calcext:value-type="float">
            <text:p>13.721</text:p>
          </table:table-cell>
          <table:table-cell table:style-name="ce9" table:formula="of:=[.C25]/20" office:value-type="float" office:value="0.05546" calcext:value-type="float">
            <text:p>0.05546</text:p>
          </table:table-cell>
          <table:table-cell table:style-name="ce9" office:value-type="float" office:value="2.634" calcext:value-type="float">
            <text:p>2.634</text:p>
          </table:table-cell>
          <table:table-cell table:style-name="ce9" table:formula="of:=[.J41]/[.L41]" office:value-type="float" office:value="5.20918754745634" calcext:value-type="float">
            <text:p>5.20918754745634</text:p>
          </table:table-cell>
          <table:table-cell table:style-name="ce9" table:formula="of:=[.L41]/[.K41]" office:value-type="float" office:value="47.49368914533" calcext:value-type="float">
            <text:p>47.49368914533</text:p>
          </table:table-cell>
          <table:table-cell/>
          <table:table-cell table:style-name="ce9" table:formula="of:=[.I41]" office:value-type="float" office:value="64" calcext:value-type="float">
            <text:p>64</text:p>
          </table:table-cell>
          <table:table-cell table:style-name="ce9" office:value-type="float" office:value="5.547" calcext:value-type="float">
            <text:p>5.547</text:p>
          </table:table-cell>
          <table:table-cell table:style-name="ce9" office:value-type="float" office:value="2.572" calcext:value-type="float">
            <text:p>2.572</text:p>
          </table:table-cell>
          <table:table-cell table:style-name="ce9" table:formula="of:=[.Q41]/[.R41]" office:value-type="float" office:value="2.15668740279938" calcext:value-type="float">
            <text:p>2.1566874027993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style-name="ce8" table:formula="of:=32*150*32*150*90*4*6/1024/1024/1024" office:value-type="float" office:value="46.3485717773438" calcext:value-type="float">
            <text:p>46.3</text:p>
          </table:table-cell>
          <table:table-cell table:style-name="ce8" table:formula="of:=[.C42]/6" office:value-type="float" office:value="7.72476196289063" calcext:value-type="float">
            <text:p>7.7</text:p>
          </table:table-cell>
          <table:table-cell office:value-type="float" office:value="10" calcext:value-type="float">
            <text:p>10</text:p>
          </table:table-cell>
          <table:table-cell table:style-name="ce10" table:formula="of:=[.E42]*150*[.E42]*150*90*4*37/1024/1024/1024" office:value-type="float" office:value="27.9117375612259" calcext:value-type="float">
            <text:p>27.9</text:p>
          </table:table-cell>
          <table:table-cell table:style-name="ce10" table:formula="of:=[.F42]/37" office:value-type="float" office:value="0.754371285438538" calcext:value-type="float">
            <text:p>0.8</text:p>
          </table:table-cell>
          <table:table-cell/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13.388" calcext:value-type="float">
            <text:p>13.388</text:p>
          </table:table-cell>
          <table:table-cell table:style-name="ce9" table:formula="of:=[.C26]/20" office:value-type="float" office:value="0.05563" calcext:value-type="float">
            <text:p>0.05563</text:p>
          </table:table-cell>
          <table:table-cell table:style-name="ce9" office:value-type="float" office:value="2.495" calcext:value-type="float">
            <text:p>2.495</text:p>
          </table:table-cell>
          <table:table-cell table:style-name="ce9" table:formula="of:=[.J42]/[.L42]" office:value-type="float" office:value="5.36593186372746" calcext:value-type="float">
            <text:p>5.36593186372746</text:p>
          </table:table-cell>
          <table:table-cell table:style-name="ce9" table:formula="of:=[.L42]/[.K42]" office:value-type="float" office:value="44.8499011324825" calcext:value-type="float">
            <text:p>44.8499011324825</text:p>
          </table:table-cell>
          <table:table-cell/>
          <table:table-cell table:style-name="ce9" table:formula="of:=[.I42]" office:value-type="float" office:value="128" calcext:value-type="float">
            <text:p>128</text:p>
          </table:table-cell>
          <table:table-cell table:style-name="ce9" office:value-type="float" office:value="5.31" calcext:value-type="float">
            <text:p>5.31</text:p>
          </table:table-cell>
          <table:table-cell table:style-name="ce9" office:value-type="float" office:value="2.514" calcext:value-type="float">
            <text:p>2.514</text:p>
          </table:table-cell>
          <table:table-cell table:style-name="ce9" table:formula="of:=[.Q42]/[.R42]" office:value-type="float" office:value="2.11217183770883" calcext:value-type="float">
            <text:p>2.1121718377088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8" table:formula="of:=[.B43]*150*[.B43]*150*90*4*6/1024/1024/1024" office:value-type="float" office:value="0.181049108505249" calcext:value-type="float">
            <text:p>0.2</text:p>
          </table:table-cell>
          <table:table-cell table:style-name="ce12" table:formula="of:=[.C43]/6" office:value-type="float" office:value="0.0301748514175415" calcext:value-type="float">
            <text:p>0.030</text:p>
          </table:table-cell>
          <table:table-cell office:value-type="float" office:value="11" calcext:value-type="float">
            <text:p>11</text:p>
          </table:table-cell>
          <table:table-cell table:style-name="ce10" table:formula="of:=[.E43]*150*[.E43]*150*90*4*37/1024/1024/1024" office:value-type="float" office:value="33.7732024490833" calcext:value-type="float">
            <text:p>33.8</text:p>
          </table:table-cell>
          <table:table-cell table:style-name="ce10" table:formula="of:=[.F43]/37" office:value-type="float" office:value="0.912789255380631" calcext:value-type="float">
            <text:p>0.9</text:p>
          </table:table-cell>
          <table:table-cell/>
          <table:table-cell table:style-name="ce9" office:value-type="float" office:value="256" calcext:value-type="float">
            <text:p>256</text:p>
          </table:table-cell>
          <table:table-cell table:style-name="ce9" office:value-type="float" office:value="13.342" calcext:value-type="float">
            <text:p>13.342</text:p>
          </table:table-cell>
          <table:table-cell table:style-name="ce9" table:formula="of:=[.C27]/20" office:value-type="float" office:value="0.05769" calcext:value-type="float">
            <text:p>0.05769</text:p>
          </table:table-cell>
          <table:table-cell table:style-name="ce9" office:value-type="float" office:value="2.496" calcext:value-type="float">
            <text:p>2.496</text:p>
          </table:table-cell>
          <table:table-cell table:style-name="ce9" table:formula="of:=[.J43]/[.L43]" office:value-type="float" office:value="5.34535256410257" calcext:value-type="float">
            <text:p>5.34535256410257</text:p>
          </table:table-cell>
          <table:table-cell table:style-name="ce9" table:formula="of:=[.L43]/[.K43]" office:value-type="float" office:value="43.2657306292252" calcext:value-type="float">
            <text:p>43.2657306292252</text:p>
          </table:table-cell>
          <table:table-cell/>
          <table:table-cell table:style-name="ce9" table:formula="of:=[.I43]" office:value-type="float" office:value="256" calcext:value-type="float">
            <text:p>256</text:p>
          </table:table-cell>
          <table:table-cell table:style-name="ce9" office:value-type="float" office:value="5.37" calcext:value-type="float">
            <text:p>5.37</text:p>
          </table:table-cell>
          <table:table-cell table:style-name="ce9" office:value-type="float" office:value="2.479" calcext:value-type="float">
            <text:p>2.479</text:p>
          </table:table-cell>
          <table:table-cell table:style-name="ce9" table:formula="of:=[.Q43]/[.R43]" office:value-type="float" office:value="2.16619604679306" calcext:value-type="float">
            <text:p>2.1661960467930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8" table:formula="of:=[.B44]*150*[.B44]*150*90*4*6/1024/1024/1024" office:value-type="float" office:value="8.8714063167572" calcext:value-type="float">
            <text:p>8.9</text:p>
          </table:table-cell>
          <table:table-cell table:style-name="ce8" table:formula="of:=[.C44]/6" office:value-type="float" office:value="1.47856771945953" calcext:value-type="float">
            <text:p>1.5</text:p>
          </table:table-cell>
          <table:table-cell office:value-type="float" office:value="12" calcext:value-type="float">
            <text:p>12</text:p>
          </table:table-cell>
          <table:table-cell table:style-name="ce10" table:formula="of:=[.E44]*150*[.E44]*150*90*4*37/1024/1024/1024" office:value-type="float" office:value="40.1929020881653" calcext:value-type="float">
            <text:p>40.2</text:p>
          </table:table-cell>
          <table:table-cell table:style-name="ce10" table:formula="of:=[.F44]/37" office:value-type="float" office:value="1.08629465103149" calcext:value-type="float">
            <text:p>1.1</text:p>
          </table:table-cell>
          <table:table-cell table:number-columns-repeated="2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8" table:formula="of:=[.B45]*150*[.B45]*150*90*4*6/1024/1024/1024" office:value-type="float" office:value="113.155692815781" calcext:value-type="float">
            <text:p>113.2</text:p>
          </table:table-cell>
          <table:table-cell table:style-name="ce8" table:formula="of:=[.C45]/6" office:value-type="float" office:value="18.8592821359634" calcext:value-type="float">
            <text:p>18.9</text:p>
          </table:table-cell>
          <table:table-cell office:value-type="float" office:value="13" calcext:value-type="float">
            <text:p>13</text:p>
          </table:table-cell>
          <table:table-cell table:style-name="ce10" table:formula="of:=[.E45]*150*[.E45]*150*90*4*37/1024/1024/1024" office:value-type="float" office:value="47.1708364784718" calcext:value-type="float">
            <text:p>47.2</text:p>
          </table:table-cell>
          <table:table-cell table:style-name="ce10" table:formula="of:=[.F45]/37" office:value-type="float" office:value="1.27488747239113" calcext:value-type="float">
            <text:p>1.3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style-name="ce8" table:formula="of:=[.B46]*150*[.B46]*150*90*4*6/1024/1024/1024" office:value-type="float" office:value="58.6599111557007" calcext:value-type="float">
            <text:p>58.7</text:p>
          </table:table-cell>
          <table:table-cell table:style-name="ce8" table:formula="of:=[.C46]/6" office:value-type="float" office:value="9.77665185928345" calcext:value-type="float">
            <text:p>9.8</text:p>
          </table:table-cell>
          <table:table-cell table:style-name="ce5" office:value-type="float" office:value="14" calcext:value-type="float">
            <text:p>14</text:p>
          </table:table-cell>
          <table:table-cell table:style-name="ce15" table:formula="of:=[.E46]*150*[.E46]*150*90*4*37/1024/1024/1024" office:value-type="float" office:value="54.7070056200027" calcext:value-type="float">
            <text:p>54.7</text:p>
          </table:table-cell>
          <table:table-cell table:style-name="ce16" table:formula="of:=[.F46]/37" office:value-type="float" office:value="1.47856771945953" calcext:value-type="float">
            <text:p>1.48</text:p>
          </table:table-cell>
          <table:table-cell table:number-columns-repeated="24"/>
        </table:table-row>
        <table:table-row table:style-name="ro1">
          <table:table-cell table:number-columns-repeated="31"/>
        </table:table-row>
        <table:table-row table:style-name="ro2">
          <table:table-cell/>
          <table:table-cell table:style-name="ce13" office:value-type="string" calcext:value-type="string" table:number-columns-spanned="6" table:number-rows-spanned="1">
            <text:p>But anything larger than 32 segfaults if ulimit -s 1000000; but it turns out I can set it higher, only just once. With 200000 I can get to 36, even 40! 100 is too much though. 60 works on swap but is very slow. 50 seems to work OK. 64 is too much.</text:p>
          </table:table-cell>
          <table:covered-table-cell table:number-columns-repeated="5"/>
          <table:table-cell table:number-columns-repeated="24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model name: Intel(R) Xeon(R) CPU E5-2640 v2 @ 2.00GHz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cpu MHz: 2001.372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cache size: 20480 KB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siblings: 16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cpu cores: 8</text:p>
          </table:table-cell>
          <table:table-cell table:number-columns-repeated="29"/>
        </table:table-row>
        <table:table-row table:style-name="ro1" table:number-rows-repeated="13">
          <table:table-cell table:number-columns-repeated="31"/>
        </table:table-row>
        <table:table-row table:style-name="ro1">
          <table:table-cell office:value-type="string" calcext:value-type="string">
            <text:p>These are tests with WM=2, i.e. 300x300x90, with dynamic allocation, time for 10 iterations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 calcext:value-type="string">
            <text:p>nth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Memory-reduced</text:p>
          </table:table-cell>
          <table:table-cell office:value-type="string" calcext:value-type="string">
            <text:p>Ratio</text:p>
          </table:table-cell>
          <table:table-cell table:number-columns-repeated="2"/>
          <table:table-cell office:value-type="string" calcext:value-type="string">
            <text:p>Reference</text:p>
          </table:table-cell>
          <table:table-cell table:number-columns-repeated="10"/>
          <table:table-cell office:value-type="string" calcext:value-type="string">
            <text:p>Memory-reduced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AVERAGE([.G71:.P71])" office:value-type="float" office:value="12.398" calcext:value-type="float">
            <text:p>12.398</text:p>
          </table:table-cell>
          <table:table-cell table:formula="of:=AVERAGE([.R71:.AA71])" office:value-type="float" office:value="8.0722" calcext:value-type="float">
            <text:p>8.0722</text:p>
          </table:table-cell>
          <table:table-cell table:formula="of:=[.B71]/[.C71]" office:value-type="float" office:value="1.53588860533684" calcext:value-type="float">
            <text:p>1.53588860533684</text:p>
          </table:table-cell>
          <table:table-cell table:number-columns-repeated="2"/>
          <table:table-cell office:value-type="float" office:value="12.365" calcext:value-type="float">
            <text:p>12.365</text:p>
          </table:table-cell>
          <table:table-cell office:value-type="float" office:value="12.443" calcext:value-type="float">
            <text:p>12.443</text:p>
          </table:table-cell>
          <table:table-cell office:value-type="float" office:value="12.376" calcext:value-type="float">
            <text:p>12.376</text:p>
          </table:table-cell>
          <table:table-cell office:value-type="float" office:value="12.35" calcext:value-type="float">
            <text:p>12.35</text:p>
          </table:table-cell>
          <table:table-cell office:value-type="float" office:value="12.395" calcext:value-type="float">
            <text:p>12.395</text:p>
          </table:table-cell>
          <table:table-cell office:value-type="float" office:value="12.536" calcext:value-type="float">
            <text:p>12.536</text:p>
          </table:table-cell>
          <table:table-cell office:value-type="float" office:value="12.36" calcext:value-type="float">
            <text:p>12.36</text:p>
          </table:table-cell>
          <table:table-cell office:value-type="float" office:value="12.384" calcext:value-type="float">
            <text:p>12.384</text:p>
          </table:table-cell>
          <table:table-cell office:value-type="float" office:value="12.379" calcext:value-type="float">
            <text:p>12.379</text:p>
          </table:table-cell>
          <table:table-cell office:value-type="float" office:value="12.392" calcext:value-type="float">
            <text:p>12.392</text:p>
          </table:table-cell>
          <table:table-cell/>
          <table:table-cell office:value-type="float" office:value="8.264" calcext:value-type="float">
            <text:p>8.264</text:p>
          </table:table-cell>
          <table:table-cell office:value-type="float" office:value="7.967" calcext:value-type="float">
            <text:p>7.967</text:p>
          </table:table-cell>
          <table:table-cell office:value-type="float" office:value="7.977" calcext:value-type="float">
            <text:p>7.977</text:p>
          </table:table-cell>
          <table:table-cell office:value-type="float" office:value="8.327" calcext:value-type="float">
            <text:p>8.327</text:p>
          </table:table-cell>
          <table:table-cell office:value-type="float" office:value="7.957" calcext:value-type="float">
            <text:p>7.957</text:p>
          </table:table-cell>
          <table:table-cell office:value-type="float" office:value="7.977" calcext:value-type="float">
            <text:p>7.977</text:p>
          </table:table-cell>
          <table:table-cell office:value-type="float" office:value="8.009" calcext:value-type="float">
            <text:p>8.009</text:p>
          </table:table-cell>
          <table:table-cell office:value-type="float" office:value="8.257" calcext:value-type="float">
            <text:p>8.257</text:p>
          </table:table-cell>
          <table:table-cell office:value-type="float" office:value="8.013" calcext:value-type="float">
            <text:p>8.013</text:p>
          </table:table-cell>
          <table:table-cell office:value-type="float" office:value="7.974" calcext:value-type="float">
            <text:p>7.97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AVERAGE([.G72:.P72])" office:value-type="float" office:value="7.0172" calcext:value-type="float">
            <text:p>7.0172</text:p>
          </table:table-cell>
          <table:table-cell table:formula="of:=AVERAGE([.R72:.AA72])" office:value-type="float" office:value="4.1212" calcext:value-type="float">
            <text:p>4.1212</text:p>
          </table:table-cell>
          <table:table-cell table:formula="of:=[.B72]/[.C72]" office:value-type="float" office:value="1.70270794914103" calcext:value-type="float">
            <text:p>1.70270794914103</text:p>
          </table:table-cell>
          <table:table-cell table:number-columns-repeated="2"/>
          <table:table-cell office:value-type="float" office:value="6.907" calcext:value-type="float">
            <text:p>6.907</text:p>
          </table:table-cell>
          <table:table-cell office:value-type="float" office:value="6.991" calcext:value-type="float">
            <text:p>6.991</text:p>
          </table:table-cell>
          <table:table-cell office:value-type="float" office:value="6.784" calcext:value-type="float">
            <text:p>6.784</text:p>
          </table:table-cell>
          <table:table-cell office:value-type="float" office:value="7.204" calcext:value-type="float">
            <text:p>7.204</text:p>
          </table:table-cell>
          <table:table-cell office:value-type="float" office:value="7.017" calcext:value-type="float">
            <text:p>7.017</text:p>
          </table:table-cell>
          <table:table-cell office:value-type="float" office:value="7.168" calcext:value-type="float">
            <text:p>7.168</text:p>
          </table:table-cell>
          <table:table-cell office:value-type="float" office:value="6.91" calcext:value-type="float">
            <text:p>6.91</text:p>
          </table:table-cell>
          <table:table-cell office:value-type="float" office:value="6.965" calcext:value-type="float">
            <text:p>6.965</text:p>
          </table:table-cell>
          <table:table-cell office:value-type="float" office:value="6.976" calcext:value-type="float">
            <text:p>6.976</text:p>
          </table:table-cell>
          <table:table-cell office:value-type="float" office:value="7.25" calcext:value-type="float">
            <text:p>7.25</text:p>
          </table:table-cell>
          <table:table-cell/>
          <table:table-cell office:value-type="float" office:value="4.108" calcext:value-type="float">
            <text:p>4.108</text:p>
          </table:table-cell>
          <table:table-cell office:value-type="float" office:value="4.13" calcext:value-type="float">
            <text:p>4.13</text:p>
          </table:table-cell>
          <table:table-cell office:value-type="float" office:value="4.197" calcext:value-type="float">
            <text:p>4.197</text:p>
          </table:table-cell>
          <table:table-cell table:number-columns-repeated="2" office:value-type="float" office:value="4.116" calcext:value-type="float">
            <text:p>4.116</text:p>
          </table:table-cell>
          <table:table-cell office:value-type="float" office:value="4.168" calcext:value-type="float">
            <text:p>4.168</text:p>
          </table:table-cell>
          <table:table-cell office:value-type="float" office:value="4.077" calcext:value-type="float">
            <text:p>4.077</text:p>
          </table:table-cell>
          <table:table-cell office:value-type="float" office:value="4.08" calcext:value-type="float">
            <text:p>4.08</text:p>
          </table:table-cell>
          <table:table-cell office:value-type="float" office:value="4.133" calcext:value-type="float">
            <text:p>4.133</text:p>
          </table:table-cell>
          <table:table-cell office:value-type="float" office:value="4.087" calcext:value-type="float">
            <text:p>4.08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AVERAGE([.G73:.P73])" office:value-type="float" office:value="3.6194" calcext:value-type="float">
            <text:p>3.6194</text:p>
          </table:table-cell>
          <table:table-cell table:formula="of:=AVERAGE([.R73:.AA73])" office:value-type="float" office:value="2.1662" calcext:value-type="float">
            <text:p>2.1662</text:p>
          </table:table-cell>
          <table:table-cell table:formula="of:=[.B73]/[.C73]" office:value-type="float" office:value="1.67085218354723" calcext:value-type="float">
            <text:p>1.67085218354723</text:p>
          </table:table-cell>
          <table:table-cell table:number-columns-repeated="2"/>
          <table:table-cell office:value-type="float" office:value="3.589" calcext:value-type="float">
            <text:p>3.589</text:p>
          </table:table-cell>
          <table:table-cell office:value-type="float" office:value="3.459" calcext:value-type="float">
            <text:p>3.459</text:p>
          </table:table-cell>
          <table:table-cell office:value-type="float" office:value="3.478" calcext:value-type="float">
            <text:p>3.478</text:p>
          </table:table-cell>
          <table:table-cell office:value-type="float" office:value="3.869" calcext:value-type="float">
            <text:p>3.869</text:p>
          </table:table-cell>
          <table:table-cell office:value-type="float" office:value="3.661" calcext:value-type="float">
            <text:p>3.661</text:p>
          </table:table-cell>
          <table:table-cell office:value-type="float" office:value="3.791" calcext:value-type="float">
            <text:p>3.791</text:p>
          </table:table-cell>
          <table:table-cell office:value-type="float" office:value="3.703" calcext:value-type="float">
            <text:p>3.703</text:p>
          </table:table-cell>
          <table:table-cell office:value-type="float" office:value="3.482" calcext:value-type="float">
            <text:p>3.482</text:p>
          </table:table-cell>
          <table:table-cell office:value-type="float" office:value="3.686" calcext:value-type="float">
            <text:p>3.686</text:p>
          </table:table-cell>
          <table:table-cell office:value-type="float" office:value="3.476" calcext:value-type="float">
            <text:p>3.476</text:p>
          </table:table-cell>
          <table:table-cell/>
          <table:table-cell office:value-type="float" office:value="2.146" calcext:value-type="float">
            <text:p>2.146</text:p>
          </table:table-cell>
          <table:table-cell office:value-type="float" office:value="2.14" calcext:value-type="float">
            <text:p>2.14</text:p>
          </table:table-cell>
          <table:table-cell office:value-type="float" office:value="2.224" calcext:value-type="float">
            <text:p>2.224</text:p>
          </table:table-cell>
          <table:table-cell office:value-type="float" office:value="2.247" calcext:value-type="float">
            <text:p>2.247</text:p>
          </table:table-cell>
          <table:table-cell office:value-type="float" office:value="2.149" calcext:value-type="float">
            <text:p>2.149</text:p>
          </table:table-cell>
          <table:table-cell office:value-type="float" office:value="2.144" calcext:value-type="float">
            <text:p>2.144</text:p>
          </table:table-cell>
          <table:table-cell office:value-type="float" office:value="2.151" calcext:value-type="float">
            <text:p>2.151</text:p>
          </table:table-cell>
          <table:table-cell office:value-type="float" office:value="2.121" calcext:value-type="float">
            <text:p>2.121</text:p>
          </table:table-cell>
          <table:table-cell office:value-type="float" office:value="2.147" calcext:value-type="float">
            <text:p>2.147</text:p>
          </table:table-cell>
          <table:table-cell office:value-type="float" office:value="2.193" calcext:value-type="float">
            <text:p>2.193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AVERAGE([.G74:.P74])" office:value-type="float" office:value="1.932" calcext:value-type="float">
            <text:p>1.932</text:p>
          </table:table-cell>
          <table:table-cell table:formula="of:=AVERAGE([.R74:.AA74])" office:value-type="float" office:value="1.1034" calcext:value-type="float">
            <text:p>1.1034</text:p>
          </table:table-cell>
          <table:table-cell table:formula="of:=[.B74]/[.C74]" office:value-type="float" office:value="1.75095160413268" calcext:value-type="float">
            <text:p>1.75095160413268</text:p>
          </table:table-cell>
          <table:table-cell table:number-columns-repeated="2"/>
          <table:table-cell office:value-type="float" office:value="2.032" calcext:value-type="float">
            <text:p>2.032</text:p>
          </table:table-cell>
          <table:table-cell office:value-type="float" office:value="1.93" calcext:value-type="float">
            <text:p>1.93</text:p>
          </table:table-cell>
          <table:table-cell office:value-type="float" office:value="1.766" calcext:value-type="float">
            <text:p>1.766</text:p>
          </table:table-cell>
          <table:table-cell office:value-type="float" office:value="1.995" calcext:value-type="float">
            <text:p>1.995</text:p>
          </table:table-cell>
          <table:table-cell office:value-type="float" office:value="1.969" calcext:value-type="float">
            <text:p>1.969</text:p>
          </table:table-cell>
          <table:table-cell office:value-type="float" office:value="1.763" calcext:value-type="float">
            <text:p>1.763</text:p>
          </table:table-cell>
          <table:table-cell office:value-type="float" office:value="1.945" calcext:value-type="float">
            <text:p>1.945</text:p>
          </table:table-cell>
          <table:table-cell office:value-type="float" office:value="1.956" calcext:value-type="float">
            <text:p>1.956</text:p>
          </table:table-cell>
          <table:table-cell office:value-type="float" office:value="1.971" calcext:value-type="float">
            <text:p>1.971</text:p>
          </table:table-cell>
          <table:table-cell office:value-type="float" office:value="1.993" calcext:value-type="float">
            <text:p>1.993</text:p>
          </table:table-cell>
          <table:table-cell/>
          <table:table-cell office:value-type="float" office:value="1.105" calcext:value-type="float">
            <text:p>1.105</text:p>
          </table:table-cell>
          <table:table-cell office:value-type="float" office:value="1.101" calcext:value-type="float">
            <text:p>1.101</text:p>
          </table:table-cell>
          <table:table-cell office:value-type="float" office:value="1.104" calcext:value-type="float">
            <text:p>1.104</text:p>
          </table:table-cell>
          <table:table-cell office:value-type="float" office:value="1.105" calcext:value-type="float">
            <text:p>1.105</text:p>
          </table:table-cell>
          <table:table-cell office:value-type="float" office:value="1.106" calcext:value-type="float">
            <text:p>1.106</text:p>
          </table:table-cell>
          <table:table-cell office:value-type="float" office:value="1.105" calcext:value-type="float">
            <text:p>1.105</text:p>
          </table:table-cell>
          <table:table-cell table:number-columns-repeated="2" office:value-type="float" office:value="1.104" calcext:value-type="float">
            <text:p>1.104</text:p>
          </table:table-cell>
          <table:table-cell office:value-type="float" office:value="1.096" calcext:value-type="float">
            <text:p>1.096</text:p>
          </table:table-cell>
          <table:table-cell office:value-type="float" office:value="1.104" calcext:value-type="float">
            <text:p>1.104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AVERAGE([.G75:.P75])" office:value-type="float" office:value="1.0998" calcext:value-type="float">
            <text:p>1.0998</text:p>
          </table:table-cell>
          <table:table-cell table:formula="of:=AVERAGE([.R75:.AA75])" office:value-type="float" office:value="0.7742" calcext:value-type="float">
            <text:p>0.7742</text:p>
          </table:table-cell>
          <table:table-cell table:formula="of:=[.B75]/[.C75]" office:value-type="float" office:value="1.42056316197365" calcext:value-type="float">
            <text:p>1.42056316197365</text:p>
          </table:table-cell>
          <table:table-cell table:number-columns-repeated="2"/>
          <table:table-cell office:value-type="float" office:value="1.235" calcext:value-type="float">
            <text:p>1.235</text:p>
          </table:table-cell>
          <table:table-cell office:value-type="float" office:value="1.256" calcext:value-type="float">
            <text:p>1.256</text:p>
          </table:table-cell>
          <table:table-cell office:value-type="float" office:value="1.007" calcext:value-type="float">
            <text:p>1.007</text:p>
          </table:table-cell>
          <table:table-cell office:value-type="float" office:value="1.313" calcext:value-type="float">
            <text:p>1.313</text:p>
          </table:table-cell>
          <table:table-cell office:value-type="float" office:value="1.307" calcext:value-type="float">
            <text:p>1.307</text:p>
          </table:table-cell>
          <table:table-cell office:value-type="float" office:value="0.88" calcext:value-type="float">
            <text:p>0.88</text:p>
          </table:table-cell>
          <table:table-cell office:value-type="float" office:value="1.029" calcext:value-type="float">
            <text:p>1.029</text:p>
          </table:table-cell>
          <table:table-cell office:value-type="float" office:value="0.881" calcext:value-type="float">
            <text:p>0.881</text:p>
          </table:table-cell>
          <table:table-cell office:value-type="float" office:value="0.89" calcext:value-type="float">
            <text:p>0.89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852" calcext:value-type="float">
            <text:p>0.852</text:p>
          </table:table-cell>
          <table:table-cell office:value-type="float" office:value="0.851" calcext:value-type="float">
            <text:p>0.851</text:p>
          </table:table-cell>
          <table:table-cell office:value-type="float" office:value="0.633" calcext:value-type="float">
            <text:p>0.633</text:p>
          </table:table-cell>
          <table:table-cell office:value-type="float" office:value="0.853" calcext:value-type="float">
            <text:p>0.853</text:p>
          </table:table-cell>
          <table:table-cell office:value-type="float" office:value="0.921" calcext:value-type="float">
            <text:p>0.921</text:p>
          </table:table-cell>
          <table:table-cell office:value-type="float" office:value="0.838" calcext:value-type="float">
            <text:p>0.838</text:p>
          </table:table-cell>
          <table:table-cell office:value-type="float" office:value="0.673" calcext:value-type="float">
            <text:p>0.673</text:p>
          </table:table-cell>
          <table:table-cell office:value-type="float" office:value="0.555" calcext:value-type="float">
            <text:p>0.555</text:p>
          </table:table-cell>
          <table:table-cell office:value-type="float" office:value="0.716" calcext:value-type="float">
            <text:p>0.716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AVERAGE([.G76:.P76])" office:value-type="float" office:value="0.7428" calcext:value-type="float">
            <text:p>0.7428</text:p>
          </table:table-cell>
          <table:table-cell table:formula="of:=AVERAGE([.R76:.AA76])" office:value-type="float" office:value="0.4741" calcext:value-type="float">
            <text:p>0.4741</text:p>
          </table:table-cell>
          <table:table-cell table:formula="of:=[.B76]/[.C76]" office:value-type="float" office:value="1.56675806791816" calcext:value-type="float">
            <text:p>1.56675806791816</text:p>
          </table:table-cell>
          <table:table-cell table:number-columns-repeated="2"/>
          <table:table-cell office:value-type="float" office:value="0.728" calcext:value-type="float">
            <text:p>0.728</text:p>
          </table:table-cell>
          <table:table-cell office:value-type="float" office:value="0.737" calcext:value-type="float">
            <text:p>0.737</text:p>
          </table:table-cell>
          <table:table-cell office:value-type="float" office:value="0.75" calcext:value-type="float">
            <text:p>0.75</text:p>
          </table:table-cell>
          <table:table-cell office:value-type="float" office:value="0.744" calcext:value-type="float">
            <text:p>0.744</text:p>
          </table:table-cell>
          <table:table-cell office:value-type="float" office:value="0.748" calcext:value-type="float">
            <text:p>0.748</text:p>
          </table:table-cell>
          <table:table-cell office:value-type="float" office:value="0.736" calcext:value-type="float">
            <text:p>0.736</text:p>
          </table:table-cell>
          <table:table-cell office:value-type="float" office:value="0.754" calcext:value-type="float">
            <text:p>0.754</text:p>
          </table:table-cell>
          <table:table-cell table:number-columns-repeated="2" office:value-type="float" office:value="0.742" calcext:value-type="float">
            <text:p>0.742</text:p>
          </table:table-cell>
          <table:table-cell office:value-type="float" office:value="0.747" calcext:value-type="float">
            <text:p>0.747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0.473" calcext:value-type="float">
            <text:p>0.473</text:p>
          </table:table-cell>
          <table:table-cell office:value-type="float" office:value="0.47" calcext:value-type="float">
            <text:p>0.47</text:p>
          </table:table-cell>
          <table:table-cell office:value-type="float" office:value="0.477" calcext:value-type="float">
            <text:p>0.477</text:p>
          </table:table-cell>
          <table:table-cell office:value-type="float" office:value="0.465" calcext:value-type="float">
            <text:p>0.465</text:p>
          </table:table-cell>
          <table:table-cell office:value-type="float" office:value="0.481" calcext:value-type="float">
            <text:p>0.481</text:p>
          </table:table-cell>
          <table:table-cell office:value-type="float" office:value="0.472" calcext:value-type="float">
            <text:p>0.472</text:p>
          </table:table-cell>
          <table:table-cell office:value-type="float" office:value="0.477" calcext:value-type="float">
            <text:p>0.477</text:p>
          </table:table-cell>
          <table:table-cell table:number-columns-repeated="2" office:value-type="float" office:value="0.473" calcext:value-type="float">
            <text:p>0.473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AVERAGE([.G77:.P77])" office:value-type="float" office:value="0.8487" calcext:value-type="float">
            <text:p>0.8487</text:p>
          </table:table-cell>
          <table:table-cell table:formula="of:=AVERAGE([.R77:.AA77])" office:value-type="float" office:value="0.5303" calcext:value-type="float">
            <text:p>0.5303</text:p>
          </table:table-cell>
          <table:table-cell table:formula="of:=[.B77]/[.C77]" office:value-type="float" office:value="1.60041485951348" calcext:value-type="float">
            <text:p>1.60041485951348</text:p>
          </table:table-cell>
          <table:table-cell table:number-columns-repeated="2"/>
          <table:table-cell office:value-type="float" office:value="0.843" calcext:value-type="float">
            <text:p>0.843</text:p>
          </table:table-cell>
          <table:table-cell office:value-type="float" office:value="0.846" calcext:value-type="float">
            <text:p>0.846</text:p>
          </table:table-cell>
          <table:table-cell office:value-type="float" office:value="0.844" calcext:value-type="float">
            <text:p>0.844</text:p>
          </table:table-cell>
          <table:table-cell office:value-type="float" office:value="0.851" calcext:value-type="float">
            <text:p>0.851</text:p>
          </table:table-cell>
          <table:table-cell office:value-type="float" office:value="0.859" calcext:value-type="float">
            <text:p>0.859</text:p>
          </table:table-cell>
          <table:table-cell office:value-type="float" office:value="0.851" calcext:value-type="float">
            <text:p>0.851</text:p>
          </table:table-cell>
          <table:table-cell office:value-type="float" office:value="0.841" calcext:value-type="float">
            <text:p>0.841</text:p>
          </table:table-cell>
          <table:table-cell office:value-type="float" office:value="0.85" calcext:value-type="float">
            <text:p>0.85</text:p>
          </table:table-cell>
          <table:table-cell office:value-type="float" office:value="0.852" calcext:value-type="float">
            <text:p>0.852</text:p>
          </table:table-cell>
          <table:table-cell office:value-type="float" office:value="0.85" calcext:value-type="float">
            <text:p>0.85</text:p>
          </table:table-cell>
          <table:table-cell/>
          <table:table-cell office:value-type="float" office:value="0.534" calcext:value-type="float">
            <text:p>0.534</text:p>
          </table:table-cell>
          <table:table-cell office:value-type="float" office:value="0.536" calcext:value-type="float">
            <text:p>0.536</text:p>
          </table:table-cell>
          <table:table-cell office:value-type="float" office:value="0.521" calcext:value-type="float">
            <text:p>0.521</text:p>
          </table:table-cell>
          <table:table-cell office:value-type="float" office:value="0.524" calcext:value-type="float">
            <text:p>0.524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4" calcext:value-type="float">
            <text:p>0.524</text:p>
          </table:table-cell>
          <table:table-cell table:number-columns-repeated="2" office:value-type="float" office:value="0.534" calcext:value-type="float">
            <text:p>0.534</text:p>
          </table:table-cell>
          <table:table-cell office:value-type="float" office:value="0.545" calcext:value-type="float">
            <text:p>0.545</text:p>
          </table:table-cell>
          <table:table-cell office:value-type="float" office:value="0.536" calcext:value-type="float">
            <text:p>0.536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AVERAGE([.G78:.P78])" office:value-type="float" office:value="0.8599" calcext:value-type="float">
            <text:p>0.8599</text:p>
          </table:table-cell>
          <table:table-cell table:formula="of:=AVERAGE([.R78:.AA78])" office:value-type="float" office:value="0.517" calcext:value-type="float">
            <text:p>0.517</text:p>
          </table:table-cell>
          <table:table-cell table:formula="of:=[.B78]/[.C78]" office:value-type="float" office:value="1.66324951644101" calcext:value-type="float">
            <text:p>1.66324951644101</text:p>
          </table:table-cell>
          <table:table-cell table:number-columns-repeated="2"/>
          <table:table-cell office:value-type="float" office:value="0.852" calcext:value-type="float">
            <text:p>0.852</text:p>
          </table:table-cell>
          <table:table-cell office:value-type="float" office:value="0.851" calcext:value-type="float">
            <text:p>0.851</text:p>
          </table:table-cell>
          <table:table-cell office:value-type="float" office:value="0.856" calcext:value-type="float">
            <text:p>0.856</text:p>
          </table:table-cell>
          <table:table-cell office:value-type="float" office:value="0.865" calcext:value-type="float">
            <text:p>0.865</text:p>
          </table:table-cell>
          <table:table-cell office:value-type="float" office:value="0.857" calcext:value-type="float">
            <text:p>0.857</text:p>
          </table:table-cell>
          <table:table-cell office:value-type="float" office:value="0.853" calcext:value-type="float">
            <text:p>0.853</text:p>
          </table:table-cell>
          <table:table-cell office:value-type="float" office:value="0.87" calcext:value-type="float">
            <text:p>0.87</text:p>
          </table:table-cell>
          <table:table-cell office:value-type="float" office:value="0.858" calcext:value-type="float">
            <text:p>0.858</text:p>
          </table:table-cell>
          <table:table-cell office:value-type="float" office:value="0.871" calcext:value-type="float">
            <text:p>0.871</text:p>
          </table:table-cell>
          <table:table-cell office:value-type="float" office:value="0.866" calcext:value-type="float">
            <text:p>0.866</text:p>
          </table:table-cell>
          <table:table-cell/>
          <table:table-cell office:value-type="float" office:value="0.518" calcext:value-type="float">
            <text:p>0.518</text:p>
          </table:table-cell>
          <table:table-cell office:value-type="float" office:value="0.519" calcext:value-type="float">
            <text:p>0.519</text:p>
          </table:table-cell>
          <table:table-cell office:value-type="float" office:value="0.522" calcext:value-type="float">
            <text:p>0.522</text:p>
          </table:table-cell>
          <table:table-cell office:value-type="float" office:value="0.517" calcext:value-type="float">
            <text:p>0.517</text:p>
          </table:table-cell>
          <table:table-cell office:value-type="float" office:value="0.516" calcext:value-type="float">
            <text:p>0.516</text:p>
          </table:table-cell>
          <table:table-cell office:value-type="float" office:value="0.514" calcext:value-type="float">
            <text:p>0.514</text:p>
          </table:table-cell>
          <table:table-cell office:value-type="float" office:value="0.516" calcext:value-type="float">
            <text:p>0.516</text:p>
          </table:table-cell>
          <table:table-cell office:value-type="float" office:value="0.513" calcext:value-type="float">
            <text:p>0.513</text:p>
          </table:table-cell>
          <table:table-cell office:value-type="float" office:value="0.522" calcext:value-type="float">
            <text:p>0.522</text:p>
          </table:table-cell>
          <table:table-cell office:value-type="float" office:value="0.513" calcext:value-type="float">
            <text:p>0.513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AVERAGE([.G79:.P79])" office:value-type="float" office:value="0.8928" calcext:value-type="float">
            <text:p>0.8928</text:p>
          </table:table-cell>
          <table:table-cell table:formula="of:=AVERAGE([.R79:.AA79])" office:value-type="float" office:value="0.5386" calcext:value-type="float">
            <text:p>0.5386</text:p>
          </table:table-cell>
          <table:table-cell table:formula="of:=[.B79]/[.C79]" office:value-type="float" office:value="1.65763089491274" calcext:value-type="float">
            <text:p>1.65763089491274</text:p>
          </table:table-cell>
          <table:table-cell table:number-columns-repeated="2"/>
          <table:table-cell office:value-type="float" office:value="0.865" calcext:value-type="float">
            <text:p>0.865</text:p>
          </table:table-cell>
          <table:table-cell office:value-type="float" office:value="0.896" calcext:value-type="float">
            <text:p>0.896</text:p>
          </table:table-cell>
          <table:table-cell office:value-type="float" office:value="0.905" calcext:value-type="float">
            <text:p>0.905</text:p>
          </table:table-cell>
          <table:table-cell office:value-type="float" office:value="0.896" calcext:value-type="float">
            <text:p>0.896</text:p>
          </table:table-cell>
          <table:table-cell office:value-type="float" office:value="0.885" calcext:value-type="float">
            <text:p>0.885</text:p>
          </table:table-cell>
          <table:table-cell office:value-type="float" office:value="0.911" calcext:value-type="float">
            <text:p>0.911</text:p>
          </table:table-cell>
          <table:table-cell office:value-type="float" office:value="0.897" calcext:value-type="float">
            <text:p>0.897</text:p>
          </table:table-cell>
          <table:table-cell office:value-type="float" office:value="0.885" calcext:value-type="float">
            <text:p>0.885</text:p>
          </table:table-cell>
          <table:table-cell office:value-type="float" office:value="0.887" calcext:value-type="float">
            <text:p>0.887</text:p>
          </table:table-cell>
          <table:table-cell office:value-type="float" office:value="0.901" calcext:value-type="float">
            <text:p>0.901</text:p>
          </table:table-cell>
          <table:table-cell/>
          <table:table-cell office:value-type="float" office:value="0.535" calcext:value-type="float">
            <text:p>0.535</text:p>
          </table:table-cell>
          <table:table-cell office:value-type="float" office:value="0.543" calcext:value-type="float">
            <text:p>0.543</text:p>
          </table:table-cell>
          <table:table-cell office:value-type="float" office:value="0.535" calcext:value-type="float">
            <text:p>0.535</text:p>
          </table:table-cell>
          <table:table-cell office:value-type="float" office:value="0.546" calcext:value-type="float">
            <text:p>0.546</text:p>
          </table:table-cell>
          <table:table-cell office:value-type="float" office:value="0.532" calcext:value-type="float">
            <text:p>0.532</text:p>
          </table:table-cell>
          <table:table-cell office:value-type="float" office:value="0.534" calcext:value-type="float">
            <text:p>0.534</text:p>
          </table:table-cell>
          <table:table-cell office:value-type="float" office:value="0.538" calcext:value-type="float">
            <text:p>0.538</text:p>
          </table:table-cell>
          <table:table-cell table:number-columns-repeated="2" office:value-type="float" office:value="0.543" calcext:value-type="float">
            <text:p>0.543</text:p>
          </table:table-cell>
          <table:table-cell office:value-type="float" office:value="0.537" calcext:value-type="float">
            <text:p>0.537</text:p>
          </table:table-cell>
          <table:table-cell table:number-columns-repeated="4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office:value-type="string" calcext:value-type="string">
            <text:p>A sequential version of the reference</text:p>
          </table:table-cell>
          <table:table-cell table:number-columns-repeated="2"/>
          <table:table-cell office:value-type="string" calcext:value-type="string">
            <text:p>A sequential version of the memory reduced code</text:p>
          </table:table-cell>
          <table:table-cell table:number-columns-repeated="5"/>
          <table:table-cell office:value-type="string" calcext:value-type="string">
            <text:p>A parallel version of the reference, static alloc. Consistent with the 20-iter runs above</text:p>
          </table:table-cell>
          <table:table-cell table:number-columns-repeated="6"/>
          <table:table-cell office:value-type="string" calcext:value-type="string">
            <text:p>A parallel version of the mem-reduced code, static alloc. Consistent with the 20-iter runs abov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Dynamic alloc</text:p>
          </table:table-cell>
          <table:table-cell office:value-type="string" calcext:value-type="string">
            <text:p>Static alloc</text:p>
          </table:table-cell>
          <table:table-cell/>
          <table:table-cell office:value-type="string" calcext:value-type="string">
            <text:p>Dynamic alloc</text:p>
          </table:table-cell>
          <table:table-cell office:value-type="string" calcext:value-type="string">
            <text:p>Static alloc</text:p>
          </table:table-cell>
          <table:table-cell office:value-type="string" calcext:value-type="string">
            <text:p>I verified that for the static version, mcmodel makes no difference</text:p>
          </table:table-cell>
          <table:table-cell table:number-columns-repeated="2"/>
          <table:table-cell office:value-type="string" calcext:value-type="string">
            <text:p>nth</text:p>
          </table:table-cell>
          <table:table-cell office:value-type="string" calcext:value-type="string">
            <text:p>Static alloc</text:p>
          </table:table-cell>
          <table:table-cell table:number-columns-repeated="5"/>
          <table:table-cell office:value-type="string" calcext:value-type="string">
            <text:p>nth</text:p>
          </table:table-cell>
          <table:table-cell office:value-type="string" calcext:value-type="string">
            <text:p>Static alloc</text:p>
          </table:table-cell>
          <table:table-cell table:number-columns-repeated="14"/>
        </table:table-row>
        <table:table-row table:style-name="ro1">
          <table:table-cell table:style-name="ce5" table:formula="of:=AVERAGE([.A86:.A90])" office:value-type="float" office:value="12.2388" calcext:value-type="float">
            <text:p>12.2388</text:p>
          </table:table-cell>
          <table:table-cell table:style-name="ce5" table:formula="of:=AVERAGE([.B86:.B95])" office:value-type="float" office:value="8.666" calcext:value-type="float">
            <text:p>8.666</text:p>
          </table:table-cell>
          <table:table-cell/>
          <table:table-cell table:formula="of:=AVERAGE([.D86:.D95])" office:value-type="float" office:value="6.6335" calcext:value-type="float">
            <text:p>6.6335</text:p>
          </table:table-cell>
          <table:table-cell table:formula="of:=AVERAGE([.E86:.E95])" office:value-type="float" office:value="6.6766" calcext:value-type="float">
            <text:p>6.676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5" table:formula="of:=AVERAGE([.K84:.N84])" office:value-type="float" office:value="6.21" calcext:value-type="float">
            <text:p>6.21</text:p>
          </table:table-cell>
          <table:table-cell office:value-type="float" office:value="6.248" calcext:value-type="float">
            <text:p>6.248</text:p>
          </table:table-cell>
          <table:table-cell office:value-type="float" office:value="6.233" calcext:value-type="float">
            <text:p>6.233</text:p>
          </table:table-cell>
          <table:table-cell office:value-type="float" office:value="6.183" calcext:value-type="float">
            <text:p>6.183</text:p>
          </table:table-cell>
          <table:table-cell office:value-type="float" office:value="6.176" calcext:value-type="float">
            <text:p>6.176</text:p>
          </table:table-cell>
          <table:table-cell/>
          <table:table-cell office:value-type="float" office:value="1" calcext:value-type="float">
            <text:p>1</text:p>
          </table:table-cell>
          <table:table-cell table:formula="of:=AVERAGE([.R84:.S84])" office:value-type="float" office:value="8.1305" calcext:value-type="float">
            <text:p>8.1305</text:p>
          </table:table-cell>
          <table:table-cell office:value-type="float" office:value="8.024" calcext:value-type="float">
            <text:p>8.024</text:p>
          </table:table-cell>
          <table:table-cell office:value-type="float" office:value="8.237" calcext:value-type="float">
            <text:p>8.237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formula="of:=AVERAGE([.K85:.N85])" office:value-type="float" office:value="3.25" calcext:value-type="float">
            <text:p>3.25</text:p>
          </table:table-cell>
          <table:table-cell office:value-type="float" office:value="3.463" calcext:value-type="float">
            <text:p>3.463</text:p>
          </table:table-cell>
          <table:table-cell office:value-type="float" office:value="3.213" calcext:value-type="float">
            <text:p>3.213</text:p>
          </table:table-cell>
          <table:table-cell office:value-type="float" office:value="3.199" calcext:value-type="float">
            <text:p>3.199</text:p>
          </table:table-cell>
          <table:table-cell office:value-type="float" office:value="3.125" calcext:value-type="float">
            <text:p>3.125</text:p>
          </table:table-cell>
          <table:table-cell/>
          <table:table-cell office:value-type="float" office:value="2" calcext:value-type="float">
            <text:p>2</text:p>
          </table:table-cell>
          <table:table-cell table:formula="of:=AVERAGE([.R85:.S85])" office:value-type="float" office:value="4.423" calcext:value-type="float">
            <text:p>4.423</text:p>
          </table:table-cell>
          <table:table-cell office:value-type="float" office:value="4.637" calcext:value-type="float">
            <text:p>4.637</text:p>
          </table:table-cell>
          <table:table-cell office:value-type="float" office:value="4.209" calcext:value-type="float">
            <text:p>4.209</text:p>
          </table:table-cell>
          <table:table-cell table:number-columns-repeated="12"/>
        </table:table-row>
        <table:table-row table:style-name="ro1">
          <table:table-cell office:value-type="float" office:value="12.158" calcext:value-type="float">
            <text:p>12.158</text:p>
          </table:table-cell>
          <table:table-cell office:value-type="float" office:value="8.63" calcext:value-type="float">
            <text:p>8.63</text:p>
          </table:table-cell>
          <table:table-cell/>
          <table:table-cell office:value-type="float" office:value="6.851" calcext:value-type="float">
            <text:p>6.851</text:p>
          </table:table-cell>
          <table:table-cell office:value-type="float" office:value="6.581" calcext:value-type="float">
            <text:p>6.58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AVERAGE([.K86:.N86])" office:value-type="float" office:value="1.6895" calcext:value-type="float">
            <text:p>1.6895</text:p>
          </table:table-cell>
          <table:table-cell office:value-type="float" office:value="1.657" calcext:value-type="float">
            <text:p>1.657</text:p>
          </table:table-cell>
          <table:table-cell office:value-type="float" office:value="1.726" calcext:value-type="float">
            <text:p>1.726</text:p>
          </table:table-cell>
          <table:table-cell office:value-type="float" office:value="1.68" calcext:value-type="float">
            <text:p>1.68</text:p>
          </table:table-cell>
          <table:table-cell office:value-type="float" office:value="1.695" calcext:value-type="float">
            <text:p>1.695</text:p>
          </table:table-cell>
          <table:table-cell/>
          <table:table-cell office:value-type="float" office:value="4" calcext:value-type="float">
            <text:p>4</text:p>
          </table:table-cell>
          <table:table-cell table:formula="of:=AVERAGE([.R86:.S86])" office:value-type="float" office:value="2.283" calcext:value-type="float">
            <text:p>2.283</text:p>
          </table:table-cell>
          <table:table-cell office:value-type="float" office:value="2.327" calcext:value-type="float">
            <text:p>2.327</text:p>
          </table:table-cell>
          <table:table-cell office:value-type="float" office:value="2.239" calcext:value-type="float">
            <text:p>2.239</text:p>
          </table:table-cell>
          <table:table-cell table:number-columns-repeated="12"/>
        </table:table-row>
        <table:table-row table:style-name="ro1">
          <table:table-cell office:value-type="float" office:value="12.372" calcext:value-type="float">
            <text:p>12.372</text:p>
          </table:table-cell>
          <table:table-cell office:value-type="float" office:value="8.644" calcext:value-type="float">
            <text:p>8.644</text:p>
          </table:table-cell>
          <table:table-cell/>
          <table:table-cell office:value-type="float" office:value="6.591" calcext:value-type="float">
            <text:p>6.591</text:p>
          </table:table-cell>
          <table:table-cell office:value-type="float" office:value="6.859" calcext:value-type="float">
            <text:p>6.85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AVERAGE([.K87:.N87])" office:value-type="float" office:value="0.894" calcext:value-type="float">
            <text:p>0.894</text:p>
          </table:table-cell>
          <table:table-cell office:value-type="float" office:value="0.909" calcext:value-type="float">
            <text:p>0.909</text:p>
          </table:table-cell>
          <table:table-cell office:value-type="float" office:value="0.881" calcext:value-type="float">
            <text:p>0.881</text:p>
          </table:table-cell>
          <table:table-cell office:value-type="float" office:value="0.903" calcext:value-type="float">
            <text:p>0.903</text:p>
          </table:table-cell>
          <table:table-cell office:value-type="float" office:value="0.883" calcext:value-type="float">
            <text:p>0.883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.R87:.S87])" office:value-type="float" office:value="1.134" calcext:value-type="float">
            <text:p>1.134</text:p>
          </table:table-cell>
          <table:table-cell office:value-type="float" office:value="1.137" calcext:value-type="float">
            <text:p>1.137</text:p>
          </table:table-cell>
          <table:table-cell office:value-type="float" office:value="1.131" calcext:value-type="float">
            <text:p>1.131</text:p>
          </table:table-cell>
          <table:table-cell table:number-columns-repeated="12"/>
        </table:table-row>
        <table:table-row table:style-name="ro1">
          <table:table-cell office:value-type="float" office:value="12.114" calcext:value-type="float">
            <text:p>12.114</text:p>
          </table:table-cell>
          <table:table-cell office:value-type="float" office:value="8.627" calcext:value-type="float">
            <text:p>8.627</text:p>
          </table:table-cell>
          <table:table-cell/>
          <table:table-cell office:value-type="float" office:value="6.859" calcext:value-type="float">
            <text:p>6.859</text:p>
          </table:table-cell>
          <table:table-cell office:value-type="float" office:value="6.756" calcext:value-type="float">
            <text:p>6.75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AVERAGE([.K88:.N88])" office:value-type="float" office:value="0.7335" calcext:value-type="float">
            <text:p>0.7335</text:p>
          </table:table-cell>
          <table:table-cell office:value-type="float" office:value="0.732" calcext:value-type="float">
            <text:p>0.732</text:p>
          </table:table-cell>
          <table:table-cell office:value-type="float" office:value="0.719" calcext:value-type="float">
            <text:p>0.719</text:p>
          </table:table-cell>
          <table:table-cell office:value-type="float" office:value="0.734" calcext:value-type="float">
            <text:p>0.734</text:p>
          </table:table-cell>
          <table:table-cell office:value-type="float" office:value="0.749" calcext:value-type="float">
            <text:p>0.749</text:p>
          </table:table-cell>
          <table:table-cell/>
          <table:table-cell office:value-type="float" office:value="16" calcext:value-type="float">
            <text:p>16</text:p>
          </table:table-cell>
          <table:table-cell table:formula="of:=AVERAGE([.R88:.S88])" office:value-type="float" office:value="0.632" calcext:value-type="float">
            <text:p>0.632</text:p>
          </table:table-cell>
          <table:table-cell office:value-type="float" office:value="0.608" calcext:value-type="float">
            <text:p>0.608</text:p>
          </table:table-cell>
          <table:table-cell office:value-type="float" office:value="0.656" calcext:value-type="float">
            <text:p>0.656</text:p>
          </table:table-cell>
          <table:table-cell table:number-columns-repeated="12"/>
        </table:table-row>
        <table:table-row table:style-name="ro1">
          <table:table-cell office:value-type="float" office:value="12.431" calcext:value-type="float">
            <text:p>12.431</text:p>
          </table:table-cell>
          <table:table-cell office:value-type="float" office:value="8.657" calcext:value-type="float">
            <text:p>8.657</text:p>
          </table:table-cell>
          <table:table-cell/>
          <table:table-cell office:value-type="float" office:value="6.592" calcext:value-type="float">
            <text:p>6.592</text:p>
          </table:table-cell>
          <table:table-cell office:value-type="float" office:value="6.574" calcext:value-type="float">
            <text:p>6.574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AVERAGE([.K89:.N89])" office:value-type="float" office:value="0.4055" calcext:value-type="float">
            <text:p>0.4055</text:p>
          </table:table-cell>
          <table:table-cell office:value-type="float" office:value="0.407" calcext:value-type="float">
            <text:p>0.407</text:p>
          </table:table-cell>
          <table:table-cell table:number-columns-repeated="3" office:value-type="float" office:value="0.405" calcext:value-type="float">
            <text:p>0.405</text:p>
          </table:table-cell>
          <table:table-cell/>
          <table:table-cell office:value-type="float" office:value="32" calcext:value-type="float">
            <text:p>32</text:p>
          </table:table-cell>
          <table:table-cell table:formula="of:=AVERAGE([.R89:.S89])" office:value-type="float" office:value="0.466" calcext:value-type="float">
            <text:p>0.466</text:p>
          </table:table-cell>
          <table:table-cell office:value-type="float" office:value="0.467" calcext:value-type="float">
            <text:p>0.467</text:p>
          </table:table-cell>
          <table:table-cell office:value-type="float" office:value="0.465" calcext:value-type="float">
            <text:p>0.465</text:p>
          </table:table-cell>
          <table:table-cell table:number-columns-repeated="12"/>
        </table:table-row>
        <table:table-row table:style-name="ro1">
          <table:table-cell office:value-type="float" office:value="12.119" calcext:value-type="float">
            <text:p>12.119</text:p>
          </table:table-cell>
          <table:table-cell office:value-type="float" office:value="8.661" calcext:value-type="float">
            <text:p>8.661</text:p>
          </table:table-cell>
          <table:table-cell/>
          <table:table-cell office:value-type="float" office:value="6.555" calcext:value-type="float">
            <text:p>6.555</text:p>
          </table:table-cell>
          <table:table-cell office:value-type="float" office:value="6.591" calcext:value-type="float">
            <text:p>6.591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formula="of:=AVERAGE([.K90:.N90])" office:value-type="float" office:value="0.47325" calcext:value-type="float">
            <text:p>0.47325</text:p>
          </table:table-cell>
          <table:table-cell office:value-type="float" office:value="0.47" calcext:value-type="float">
            <text:p>0.47</text:p>
          </table:table-cell>
          <table:table-cell office:value-type="float" office:value="0.472" calcext:value-type="float">
            <text:p>0.472</text:p>
          </table:table-cell>
          <table:table-cell office:value-type="float" office:value="0.477" calcext:value-type="float">
            <text:p>0.477</text:p>
          </table:table-cell>
          <table:table-cell office:value-type="float" office:value="0.474" calcext:value-type="float">
            <text:p>0.474</text:p>
          </table:table-cell>
          <table:table-cell/>
          <table:table-cell office:value-type="float" office:value="64" calcext:value-type="float">
            <text:p>64</text:p>
          </table:table-cell>
          <table:table-cell table:formula="of:=AVERAGE([.R90:.S90])" office:value-type="float" office:value="0.5305" calcext:value-type="float">
            <text:p>0.5305</text:p>
          </table:table-cell>
          <table:table-cell office:value-type="float" office:value="0.528" calcext:value-type="float">
            <text:p>0.528</text:p>
          </table:table-cell>
          <table:table-cell office:value-type="float" office:value="0.533" calcext:value-type="float">
            <text:p>0.53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.733" calcext:value-type="float">
            <text:p>8.733</text:p>
          </table:table-cell>
          <table:table-cell/>
          <table:table-cell office:value-type="float" office:value="6.588" calcext:value-type="float">
            <text:p>6.588</text:p>
          </table:table-cell>
          <table:table-cell office:value-type="float" office:value="6.582" calcext:value-type="float">
            <text:p>6.582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table:formula="of:=AVERAGE([.K91:.N91])" office:value-type="float" office:value="0.4935" calcext:value-type="float">
            <text:p>0.4935</text:p>
          </table:table-cell>
          <table:table-cell office:value-type="float" office:value="0.491" calcext:value-type="float">
            <text:p>0.491</text:p>
          </table:table-cell>
          <table:table-cell office:value-type="float" office:value="0.487" calcext:value-type="float">
            <text:p>0.487</text:p>
          </table:table-cell>
          <table:table-cell office:value-type="float" office:value="0.497" calcext:value-type="float">
            <text:p>0.497</text:p>
          </table:table-cell>
          <table:table-cell office:value-type="float" office:value="0.499" calcext:value-type="float">
            <text:p>0.499</text:p>
          </table:table-cell>
          <table:table-cell/>
          <table:table-cell office:value-type="float" office:value="128" calcext:value-type="float">
            <text:p>128</text:p>
          </table:table-cell>
          <table:table-cell table:formula="of:=AVERAGE([.R91:.S91])" office:value-type="float" office:value="0.5205" calcext:value-type="float">
            <text:p>0.5205</text:p>
          </table:table-cell>
          <table:table-cell office:value-type="float" office:value="0.522" calcext:value-type="float">
            <text:p>0.522</text:p>
          </table:table-cell>
          <table:table-cell office:value-type="float" office:value="0.519" calcext:value-type="float">
            <text:p>0.51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.807" calcext:value-type="float">
            <text:p>8.807</text:p>
          </table:table-cell>
          <table:table-cell/>
          <table:table-cell office:value-type="float" office:value="6.556" calcext:value-type="float">
            <text:p>6.556</text:p>
          </table:table-cell>
          <table:table-cell office:value-type="float" office:value="6.593" calcext:value-type="float">
            <text:p>6.593</text:p>
          </table:table-cell>
          <table:table-cell table:number-columns-repeated="3"/>
          <table:table-cell office:value-type="float" office:value="256" calcext:value-type="float">
            <text:p>256</text:p>
          </table:table-cell>
          <table:table-cell table:formula="of:=AVERAGE([.K92:.N92])" office:value-type="float" office:value="0.51025" calcext:value-type="float">
            <text:p>0.51025</text:p>
          </table:table-cell>
          <table:table-cell office:value-type="float" office:value="0.504" calcext:value-type="float">
            <text:p>0.504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1" calcext:value-type="float">
            <text:p>0.521</text:p>
          </table:table-cell>
          <table:table-cell office:value-type="float" office:value="0.501" calcext:value-type="float">
            <text:p>0.501</text:p>
          </table:table-cell>
          <table:table-cell/>
          <table:table-cell office:value-type="float" office:value="256" calcext:value-type="float">
            <text:p>256</text:p>
          </table:table-cell>
          <table:table-cell table:formula="of:=AVERAGE([.R92:.S92])" office:value-type="float" office:value="0.5385" calcext:value-type="float">
            <text:p>0.5385</text:p>
          </table:table-cell>
          <table:table-cell office:value-type="float" office:value="0.541" calcext:value-type="float">
            <text:p>0.541</text:p>
          </table:table-cell>
          <table:table-cell office:value-type="float" office:value="0.536" calcext:value-type="float">
            <text:p>0.53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8.636" calcext:value-type="float">
            <text:p>8.636</text:p>
          </table:table-cell>
          <table:table-cell/>
          <table:table-cell office:value-type="float" office:value="6.583" calcext:value-type="float">
            <text:p>6.583</text:p>
          </table:table-cell>
          <table:table-cell office:value-type="float" office:value="6.594" calcext:value-type="float">
            <text:p>6.594</text:p>
          </table:table-cell>
          <table:table-cell table:number-columns-repeated="26"/>
        </table:table-row>
        <table:table-row table:style-name="ro1">
          <table:table-cell/>
          <table:table-cell office:value-type="float" office:value="8.634" calcext:value-type="float">
            <text:p>8.634</text:p>
          </table:table-cell>
          <table:table-cell/>
          <table:table-cell office:value-type="float" office:value="6.584" calcext:value-type="float">
            <text:p>6.584</text:p>
          </table:table-cell>
          <table:table-cell office:value-type="float" office:value="6.861" calcext:value-type="float">
            <text:p>6.861</text:p>
          </table:table-cell>
          <table:table-cell table:number-columns-repeated="26"/>
        </table:table-row>
        <table:table-row table:style-name="ro1">
          <table:table-cell/>
          <table:table-cell office:value-type="float" office:value="8.631" calcext:value-type="float">
            <text:p>8.631</text:p>
          </table:table-cell>
          <table:table-cell/>
          <table:table-cell office:value-type="float" office:value="6.576" calcext:value-type="float">
            <text:p>6.576</text:p>
          </table:table-cell>
          <table:table-cell office:value-type="float" office:value="6.775" calcext:value-type="float">
            <text:p>6.775</text:p>
          </table:table-cell>
          <table:table-cell table:number-columns-repeated="26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3"/>
          <table:table-cell office:value-type="string" calcext:value-type="string">
            <text:p>Test for effect of mcmodel on sequential code with dynamic allocation</text:p>
          </table:table-cell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Conclusion: it makes no difference</text:p>
          </table:table-cell>
          <table:table-cell table:number-columns-repeated="27"/>
        </table:table-row>
        <table:table-row table:style-name="ro1">
          <table:table-cell table:number-columns-repeated="3"/>
          <table:table-cell office:value-type="string" calcext:value-type="string">
            <text:p>mcmode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large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mem-reduced</text:p>
          </table:table-cell>
          <table:table-cell table:style-name="ce2" table:formula="of:=AVERAGE([.E103:.E112])" office:value-type="float" office:value="6.7283" calcext:value-type="float">
            <text:p>6.73</text:p>
          </table:table-cell>
          <table:table-cell table:style-name="ce2" table:formula="of:=AVERAGE([.F103:.F112])" office:value-type="float" office:value="6.6475" calcext:value-type="float">
            <text:p>6.65</text:p>
          </table:table-cell>
          <table:table-cell table:style-name="ce2" table:formula="of:=AVERAGE([.G103:.G112])" office:value-type="float" office:value="6.8477" calcext:value-type="float">
            <text:p>6.85</text:p>
          </table:table-cell>
          <table:table-cell table:style-name="ce2" table:formula="of:=AVERAGE([.H103:.H112])" office:value-type="float" office:value="6.8374" calcext:value-type="float">
            <text:p>6.84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reference</text:p>
          </table:table-cell>
          <table:table-cell table:style-name="ce2" table:formula="of:=AVERAGE([.E114:.E123])" office:value-type="float" office:value="11.914" calcext:value-type="float">
            <text:p>11.91</text:p>
          </table:table-cell>
          <table:table-cell table:style-name="ce2" table:formula="of:=AVERAGE([.F114:.F122])" office:value-type="float" office:value="12.2355555555556" calcext:value-type="float">
            <text:p>12.24</text:p>
          </table:table-cell>
          <table:table-cell table:style-name="ce2" table:formula="of:=AVERAGE([.G114:.G123])" office:value-type="float" office:value="11.8911" calcext:value-type="float">
            <text:p>11.89</text:p>
          </table:table-cell>
          <table:table-cell table:style-name="ce2" table:formula="of:=AVERAGE([.H114:.H123])" office:value-type="float" office:value="11.8897" calcext:value-type="float">
            <text:p>11.89</text:p>
          </table:table-cell>
          <table:table-cell table:number-columns-repeated="23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4"/>
          <table:table-cell office:value-type="float" office:value="6.613" calcext:value-type="float">
            <text:p>6.613</text:p>
          </table:table-cell>
          <table:table-cell office:value-type="float" office:value="6.611" calcext:value-type="float">
            <text:p>6.611</text:p>
          </table:table-cell>
          <table:table-cell office:value-type="float" office:value="6.807" calcext:value-type="float">
            <text:p>6.807</text:p>
          </table:table-cell>
          <table:table-cell office:value-type="float" office:value="6.758" calcext:value-type="float">
            <text:p>6.758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6.581" calcext:value-type="float">
            <text:p>6.581</text:p>
          </table:table-cell>
          <table:table-cell office:value-type="float" office:value="6.995" calcext:value-type="float">
            <text:p>6.995</text:p>
          </table:table-cell>
          <table:table-cell office:value-type="float" office:value="6.804" calcext:value-type="float">
            <text:p>6.804</text:p>
          </table:table-cell>
          <table:table-cell office:value-type="float" office:value="6.776" calcext:value-type="float">
            <text:p>6.776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6.587" calcext:value-type="float">
            <text:p>6.587</text:p>
          </table:table-cell>
          <table:table-cell office:value-type="float" office:value="6.588" calcext:value-type="float">
            <text:p>6.588</text:p>
          </table:table-cell>
          <table:table-cell office:value-type="float" office:value="6.827" calcext:value-type="float">
            <text:p>6.827</text:p>
          </table:table-cell>
          <table:table-cell office:value-type="float" office:value="6.776" calcext:value-type="float">
            <text:p>6.776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6.904" calcext:value-type="float">
            <text:p>6.904</text:p>
          </table:table-cell>
          <table:table-cell office:value-type="float" office:value="6.816" calcext:value-type="float">
            <text:p>6.816</text:p>
          </table:table-cell>
          <table:table-cell office:value-type="float" office:value="6.811" calcext:value-type="float">
            <text:p>6.811</text:p>
          </table:table-cell>
          <table:table-cell office:value-type="float" office:value="6.759" calcext:value-type="float">
            <text:p>6.759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6.905" calcext:value-type="float">
            <text:p>6.905</text:p>
          </table:table-cell>
          <table:table-cell office:value-type="float" office:value="6.575" calcext:value-type="float">
            <text:p>6.575</text:p>
          </table:table-cell>
          <table:table-cell office:value-type="float" office:value="6.796" calcext:value-type="float">
            <text:p>6.796</text:p>
          </table:table-cell>
          <table:table-cell office:value-type="float" office:value="6.768" calcext:value-type="float">
            <text:p>6.768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6.89" calcext:value-type="float">
            <text:p>6.89</text:p>
          </table:table-cell>
          <table:table-cell office:value-type="float" office:value="6.567" calcext:value-type="float">
            <text:p>6.567</text:p>
          </table:table-cell>
          <table:table-cell office:value-type="float" office:value="6.986" calcext:value-type="float">
            <text:p>6.986</text:p>
          </table:table-cell>
          <table:table-cell office:value-type="float" office:value="6.794" calcext:value-type="float">
            <text:p>6.794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6.862" calcext:value-type="float">
            <text:p>6.862</text:p>
          </table:table-cell>
          <table:table-cell office:value-type="float" office:value="6.57" calcext:value-type="float">
            <text:p>6.57</text:p>
          </table:table-cell>
          <table:table-cell office:value-type="float" office:value="6.803" calcext:value-type="float">
            <text:p>6.803</text:p>
          </table:table-cell>
          <table:table-cell office:value-type="float" office:value="7.01" calcext:value-type="float">
            <text:p>7.01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6.566" calcext:value-type="float">
            <text:p>6.566</text:p>
          </table:table-cell>
          <table:table-cell office:value-type="float" office:value="6.555" calcext:value-type="float">
            <text:p>6.555</text:p>
          </table:table-cell>
          <table:table-cell office:value-type="float" office:value="7.06" calcext:value-type="float">
            <text:p>7.06</text:p>
          </table:table-cell>
          <table:table-cell office:value-type="float" office:value="6.985" calcext:value-type="float">
            <text:p>6.985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6.587" calcext:value-type="float">
            <text:p>6.587</text:p>
          </table:table-cell>
          <table:table-cell office:value-type="float" office:value="6.606" calcext:value-type="float">
            <text:p>6.606</text:p>
          </table:table-cell>
          <table:table-cell office:value-type="float" office:value="6.778" calcext:value-type="float">
            <text:p>6.778</text:p>
          </table:table-cell>
          <table:table-cell office:value-type="float" office:value="6.83" calcext:value-type="float">
            <text:p>6.83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6.788" calcext:value-type="float">
            <text:p>6.788</text:p>
          </table:table-cell>
          <table:table-cell office:value-type="float" office:value="6.592" calcext:value-type="float">
            <text:p>6.592</text:p>
          </table:table-cell>
          <table:table-cell office:value-type="float" office:value="6.805" calcext:value-type="float">
            <text:p>6.805</text:p>
          </table:table-cell>
          <table:table-cell office:value-type="float" office:value="6.918" calcext:value-type="float">
            <text:p>6.918</text:p>
          </table:table-cell>
          <table:table-cell table:number-columns-repeated="23"/>
        </table:table-row>
        <table:table-row table:style-name="ro1">
          <table:table-cell table:number-columns-repeated="31"/>
        </table:table-row>
        <table:table-row table:style-name="ro1">
          <table:table-cell table:number-columns-repeated="4"/>
          <table:table-cell office:value-type="float" office:value="11.823" calcext:value-type="float">
            <text:p>11.823</text:p>
          </table:table-cell>
          <table:table-cell office:value-type="float" office:value="12.399" calcext:value-type="float">
            <text:p>12.399</text:p>
          </table:table-cell>
          <table:table-cell office:value-type="float" office:value="11.805" calcext:value-type="float">
            <text:p>11.805</text:p>
          </table:table-cell>
          <table:table-cell office:value-type="float" office:value="12.073" calcext:value-type="float">
            <text:p>12.073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11.814" calcext:value-type="float">
            <text:p>11.814</text:p>
          </table:table-cell>
          <table:table-cell office:value-type="float" office:value="12.349" calcext:value-type="float">
            <text:p>12.349</text:p>
          </table:table-cell>
          <table:table-cell office:value-type="float" office:value="11.791" calcext:value-type="float">
            <text:p>11.791</text:p>
          </table:table-cell>
          <table:table-cell office:value-type="float" office:value="11.843" calcext:value-type="float">
            <text:p>11.843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12.102" calcext:value-type="float">
            <text:p>12.102</text:p>
          </table:table-cell>
          <table:table-cell office:value-type="float" office:value="12.07" calcext:value-type="float">
            <text:p>12.07</text:p>
          </table:table-cell>
          <table:table-cell office:value-type="float" office:value="11.867" calcext:value-type="float">
            <text:p>11.867</text:p>
          </table:table-cell>
          <table:table-cell office:value-type="float" office:value="11.777" calcext:value-type="float">
            <text:p>11.777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12.297" calcext:value-type="float">
            <text:p>12.297</text:p>
          </table:table-cell>
          <table:table-cell office:value-type="float" office:value="12.143" calcext:value-type="float">
            <text:p>12.143</text:p>
          </table:table-cell>
          <table:table-cell office:value-type="float" office:value="11.823" calcext:value-type="float">
            <text:p>11.823</text:p>
          </table:table-cell>
          <table:table-cell office:value-type="float" office:value="11.817" calcext:value-type="float">
            <text:p>11.817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11.821" calcext:value-type="float">
            <text:p>11.821</text:p>
          </table:table-cell>
          <table:table-cell office:value-type="float" office:value="12.108" calcext:value-type="float">
            <text:p>12.108</text:p>
          </table:table-cell>
          <table:table-cell office:value-type="float" office:value="12.204" calcext:value-type="float">
            <text:p>12.204</text:p>
          </table:table-cell>
          <table:table-cell office:value-type="float" office:value="12.071" calcext:value-type="float">
            <text:p>12.071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11.803" calcext:value-type="float">
            <text:p>11.803</text:p>
          </table:table-cell>
          <table:table-cell office:value-type="float" office:value="12.339" calcext:value-type="float">
            <text:p>12.339</text:p>
          </table:table-cell>
          <table:table-cell office:value-type="float" office:value="12.025" calcext:value-type="float">
            <text:p>12.025</text:p>
          </table:table-cell>
          <table:table-cell office:value-type="float" office:value="12.076" calcext:value-type="float">
            <text:p>12.076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11.825" calcext:value-type="float">
            <text:p>11.825</text:p>
          </table:table-cell>
          <table:table-cell office:value-type="float" office:value="12.386" calcext:value-type="float">
            <text:p>12.386</text:p>
          </table:table-cell>
          <table:table-cell office:value-type="float" office:value="11.783" calcext:value-type="float">
            <text:p>11.783</text:p>
          </table:table-cell>
          <table:table-cell office:value-type="float" office:value="11.792" calcext:value-type="float">
            <text:p>11.792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11.789" calcext:value-type="float">
            <text:p>11.789</text:p>
          </table:table-cell>
          <table:table-cell office:value-type="float" office:value="12.255" calcext:value-type="float">
            <text:p>12.255</text:p>
          </table:table-cell>
          <table:table-cell office:value-type="float" office:value="11.798" calcext:value-type="float">
            <text:p>11.798</text:p>
          </table:table-cell>
          <table:table-cell office:value-type="float" office:value="11.855" calcext:value-type="float">
            <text:p>11.855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12.034" calcext:value-type="float">
            <text:p>12.034</text:p>
          </table:table-cell>
          <table:table-cell office:value-type="float" office:value="12.071" calcext:value-type="float">
            <text:p>12.071</text:p>
          </table:table-cell>
          <table:table-cell office:value-type="float" office:value="11.813" calcext:value-type="float">
            <text:p>11.813</text:p>
          </table:table-cell>
          <table:table-cell office:value-type="float" office:value="11.781" calcext:value-type="float">
            <text:p>11.781</text:p>
          </table:table-cell>
          <table:table-cell table:number-columns-repeated="23"/>
        </table:table-row>
        <table:table-row table:style-name="ro1">
          <table:table-cell table:number-columns-repeated="4"/>
          <table:table-cell office:value-type="float" office:value="11.832" calcext:value-type="float">
            <text:p>11.832</text:p>
          </table:table-cell>
          <table:table-cell office:value-type="float" office:value="12.104" calcext:value-type="float">
            <text:p>12.104</text:p>
          </table:table-cell>
          <table:table-cell office:value-type="float" office:value="12.002" calcext:value-type="float">
            <text:p>12.002</text:p>
          </table:table-cell>
          <table:table-cell office:value-type="float" office:value="11.812" calcext:value-type="float">
            <text:p>11.812</text:p>
          </table:table-cell>
          <table:table-cell table:number-columns-repeated="23"/>
        </table:table-row>
        <table:table-row table:style-name="ro1" table:number-rows-repeated="2">
          <table:table-cell table:number-columns-repeated="31"/>
        </table:table-row>
        <table:table-row table:style-name="ro1">
          <table:table-cell table:style-name="ce9" office:value-type="string" calcext:value-type="string">
            <text:p>A test of the memory-reduced code for 32 threads, memory sizes from 1 to 64 * (150x150x90x4)</text:p>
          </table:table-cell>
          <table:table-cell table:style-name="ce9" table:number-columns-repeated="6"/>
          <table:table-cell table:number-columns-repeated="24"/>
        </table:table-row>
        <table:table-row table:style-name="ro1">
          <table:table-cell table:style-name="ce9" office:value-type="string" calcext:value-type="string">
            <text:p>mem size (GB)</text:p>
          </table:table-cell>
          <table:table-cell table:style-name="ce9" office:value-type="string" calcext:value-type="string">
            <text:p>time</text:p>
          </table:table-cell>
          <table:table-cell table:style-name="ce9" table:number-columns-repeated="3"/>
          <table:table-cell table:style-name="ce9" office:value-type="string" calcext:value-type="string">
            <text:p>mem size (GB)</text:p>
          </table:table-cell>
          <table:table-cell table:style-name="ce9" office:value-type="string" calcext:value-type="string">
            <text:p>time/size</text:p>
          </table:table-cell>
          <table:table-cell table:number-columns-repeated="24"/>
        </table:table-row>
        <table:table-row table:style-name="ro1">
          <table:table-cell table:style-name="ce9" table:formula="of:=[.F128]" office:value-type="float" office:value="0.0452622771263123" calcext:value-type="float">
            <text:p>0.045262277126312</text:p>
          </table:table-cell>
          <table:table-cell table:style-name="ce9" office:value-type="float" office:value="0.0125" calcext:value-type="float">
            <text:p>0.0125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formula="of:=[.E128]*[.E128]*150*150*90*4*6/1024/1024/1024" office:value-type="float" office:value="0.0452622771263123" calcext:value-type="float">
            <text:p>0.045262277126312</text:p>
          </table:table-cell>
          <table:table-cell table:style-name="ce9" table:formula="of:=[.B128]/[.F128]" office:value-type="float" office:value="0.276168164609054" calcext:value-type="float">
            <text:p>0.276168164609054</text:p>
          </table:table-cell>
          <table:table-cell table:number-columns-repeated="24"/>
        </table:table-row>
        <table:table-row table:style-name="ro1">
          <table:table-cell table:style-name="ce9" table:formula="of:=[.F129]" office:value-type="float" office:value="0.181049108505249" calcext:value-type="float">
            <text:p>0.181049108505249</text:p>
          </table:table-cell>
          <table:table-cell table:style-name="ce9" office:value-type="float" office:value="0.0498933333333333" calcext:value-type="float">
            <text:p>0.049893333333333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table:formula="of:=[.E129]*[.E129]*150*150*90*4*6/1024/1024/1024" office:value-type="float" office:value="0.181049108505249" calcext:value-type="float">
            <text:p>0.181049108505249</text:p>
          </table:table-cell>
          <table:table-cell table:style-name="ce9" table:formula="of:=[.B129]/[.F129]" office:value-type="float" office:value="0.275579005857887" calcext:value-type="float">
            <text:p>0.275579005857887</text:p>
          </table:table-cell>
          <table:table-cell table:number-columns-repeated="24"/>
        </table:table-row>
        <table:table-row table:style-name="ro1">
          <table:table-cell table:style-name="ce9" table:formula="of:=[.F130]" office:value-type="float" office:value="0.724196434020996" calcext:value-type="float">
            <text:p>0.724196434020996</text:p>
          </table:table-cell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 table:formula="of:=[.E130]*[.E130]*150*150*90*4*6/1024/1024/1024" office:value-type="float" office:value="0.724196434020996" calcext:value-type="float">
            <text:p>0.724196434020996</text:p>
          </table:table-cell>
          <table:table-cell table:style-name="ce9"/>
          <table:table-cell/>
          <table:table-cell office:value-type="string" calcext:value-type="string">
            <text:p>Graph below: x-axis ismem size</text:p>
          </table:table-cell>
          <table:table-cell table:number-columns-repeated="22"/>
        </table:table-row>
        <table:table-row table:style-name="ro1">
          <table:table-cell table:style-name="ce9" table:formula="of:=[.F131]" office:value-type="float" office:value="2.89678573608398" calcext:value-type="float">
            <text:p>2.89678573608398</text:p>
          </table:table-cell>
          <table:table-cell table:style-name="ce9" office:value-type="float" office:value="0.794" calcext:value-type="float">
            <text:p>0.794</text:p>
          </table:table-cell>
          <table:table-cell table:style-name="ce9" office:value-type="float" office:value="8" calcext:value-type="float">
            <text:p>8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formula="of:=[.E131]*[.E131]*150*150*90*4*6/1024/1024/1024" office:value-type="float" office:value="2.89678573608398" calcext:value-type="float">
            <text:p>2.89678573608398</text:p>
          </table:table-cell>
          <table:table-cell table:style-name="ce9" table:formula="of:=[.B131]/[.F131]" office:value-type="float" office:value="0.274096903374486" calcext:value-type="float">
            <text:p>0.274096903374486</text:p>
          </table:table-cell>
          <table:table-cell table:number-columns-repeated="24"/>
        </table:table-row>
        <table:table-row table:style-name="ro1">
          <table:table-cell table:style-name="ce9" table:formula="of:=[.F132]" office:value-type="float" office:value="8.8714063167572" calcext:value-type="float">
            <text:p>8.8714063167572</text:p>
          </table:table-cell>
          <table:table-cell table:style-name="ce9" office:value-type="float" office:value="2.464" calcext:value-type="float">
            <text:p>2.464</text:p>
          </table:table-cell>
          <table:table-cell table:style-name="ce9" office:value-type="float" office:value="14" calcext:value-type="float">
            <text:p>14</text:p>
          </table:table-cell>
          <table:table-cell table:style-name="ce9"/>
          <table:table-cell table:style-name="ce9" office:value-type="float" office:value="14" calcext:value-type="float">
            <text:p>14</text:p>
          </table:table-cell>
          <table:table-cell table:style-name="ce9" table:formula="of:=[.E132]*[.E132]*150*150*90*4*6/1024/1024/1024" office:value-type="float" office:value="8.8714063167572" calcext:value-type="float">
            <text:p>8.8714063167572</text:p>
          </table:table-cell>
          <table:table-cell table:style-name="ce9" table:formula="of:=[.B132]/[.F132]" office:value-type="float" office:value="0.27774626840682" calcext:value-type="float">
            <text:p>0.27774626840682</text:p>
          </table:table-cell>
          <table:table-cell table:number-columns-repeated="24"/>
        </table:table-row>
        <table:table-row table:style-name="ro1">
          <table:table-cell table:style-name="ce9" table:formula="of:=[.F133]" office:value-type="float" office:value="11.5871429443359" calcext:value-type="float">
            <text:p>11.5871429443359</text:p>
          </table:table-cell>
          <table:table-cell table:style-name="ce9"/>
          <table:table-cell table:style-name="ce9" office:value-type="float" office:value="16" calcext:value-type="float">
            <text:p>16</text:p>
          </table:table-cell>
          <table:table-cell table:style-name="ce9"/>
          <table:table-cell table:style-name="ce9" office:value-type="float" office:value="16" calcext:value-type="float">
            <text:p>16</text:p>
          </table:table-cell>
          <table:table-cell table:style-name="ce9" table:formula="of:=[.E133]*[.E133]*150*150*90*4*6/1024/1024/1024" office:value-type="float" office:value="11.5871429443359" calcext:value-type="float">
            <text:p>11.5871429443359</text:p>
          </table:table-cell>
          <table:table-cell table:style-name="ce9"/>
          <table:table-cell table:number-columns-repeated="24"/>
        </table:table-row>
        <table:table-row table:style-name="ro1">
          <table:table-cell table:style-name="ce9" table:formula="of:=[.F134]" office:value-type="float" office:value="46.3485717773438" calcext:value-type="float">
            <text:p>46.3485717773438</text:p>
          </table:table-cell>
          <table:table-cell table:style-name="ce9" office:value-type="float" office:value="13.242" calcext:value-type="float">
            <text:p>13.242</text:p>
          </table:table-cell>
          <table:table-cell table:style-name="ce9" office:value-type="float" office:value="32" calcext:value-type="float">
            <text:p>32</text:p>
          </table:table-cell>
          <table:table-cell table:style-name="ce9"/>
          <table:table-cell table:style-name="ce9" office:value-type="float" office:value="32" calcext:value-type="float">
            <text:p>32</text:p>
          </table:table-cell>
          <table:table-cell table:style-name="ce9" table:formula="of:=[.E134]*[.E134]*150*150*90*4*6/1024/1024/1024" office:value-type="float" office:value="46.3485717773438" calcext:value-type="float">
            <text:p>46.3485717773438</text:p>
          </table:table-cell>
          <table:table-cell table:style-name="ce9" table:formula="of:=[.B134]/[.F134]" office:value-type="float" office:value="0.28570459654321" calcext:value-type="float">
            <text:p>0.28570459654321</text:p>
          </table:table-cell>
          <table:table-cell table:number-columns-repeated="24"/>
        </table:table-row>
        <table:table-row table:style-name="ro1">
          <table:table-cell table:style-name="ce9" table:formula="of:=[.F135]" office:value-type="float" office:value="104.284286499023" calcext:value-type="float">
            <text:p>104.284286499023</text:p>
          </table:table-cell>
          <table:table-cell table:style-name="ce9" office:value-type="float" office:value="29.977" calcext:value-type="float">
            <text:p>29.977</text:p>
          </table:table-cell>
          <table:table-cell table:style-name="ce9" office:value-type="float" office:value="48" calcext:value-type="float">
            <text:p>48</text:p>
          </table:table-cell>
          <table:table-cell table:style-name="ce9"/>
          <table:table-cell table:style-name="ce9" office:value-type="float" office:value="48" calcext:value-type="float">
            <text:p>48</text:p>
          </table:table-cell>
          <table:table-cell table:style-name="ce9" table:formula="of:=[.E135]*[.E135]*150*150*90*4*6/1024/1024/1024" office:value-type="float" office:value="104.284286499023" calcext:value-type="float">
            <text:p>104.284286499023</text:p>
          </table:table-cell>
          <table:table-cell table:style-name="ce9" table:formula="of:=[.B135]/[.F135]" office:value-type="float" office:value="0.287454620502972" calcext:value-type="float">
            <text:p>0.287454620502972</text:p>
          </table:table-cell>
          <table:table-cell table:number-columns-repeated="24"/>
        </table:table-row>
        <table:table-row table:style-name="ro1">
          <table:table-cell table:style-name="ce9" table:formula="of:=[.F136]" office:value-type="float" office:value="113.155692815781" calcext:value-type="float">
            <text:p>113.155692815781</text:p>
          </table:table-cell>
          <table:table-cell table:style-name="ce9" office:value-type="float" office:value="32.388" calcext:value-type="float">
            <text:p>32.388</text:p>
          </table:table-cell>
          <table:table-cell table:style-name="ce9" office:value-type="float" office:value="50" calcext:value-type="float">
            <text:p>50</text:p>
          </table:table-cell>
          <table:table-cell table:style-name="ce9"/>
          <table:table-cell table:style-name="ce9" office:value-type="float" office:value="50" calcext:value-type="float">
            <text:p>50</text:p>
          </table:table-cell>
          <table:table-cell table:style-name="ce9" table:formula="of:=[.E136]*[.E136]*150*150*90*4*6/1024/1024/1024" office:value-type="float" office:value="113.155692815781" calcext:value-type="float">
            <text:p>113.155692815781</text:p>
          </table:table-cell>
          <table:table-cell table:style-name="ce9" table:formula="of:=[.B136]/[.F136]" office:value-type="float" office:value="0.286225104491457" calcext:value-type="float">
            <text:p>0.286225104491457</text:p>
          </table:table-cell>
          <table:table-cell table:number-columns-repeated="24"/>
        </table:table-row>
        <table:table-row table:style-name="ro1">
          <table:table-cell table:style-name="ce9" table:formula="of:=[.F137]" office:value-type="float" office:value="136.918388307095" calcext:value-type="float">
            <text:p>136.918388307095</text:p>
          </table:table-cell>
          <table:table-cell table:style-name="ce9" office:value-type="float" office:value="81.3" calcext:value-type="float">
            <text:p>81.3</text:p>
          </table:table-cell>
          <table:table-cell table:style-name="ce9" office:value-type="float" office:value="55" calcext:value-type="float">
            <text:p>55</text:p>
          </table:table-cell>
          <table:table-cell table:style-name="ce9"/>
          <table:table-cell table:style-name="ce9" office:value-type="float" office:value="55" calcext:value-type="float">
            <text:p>55</text:p>
          </table:table-cell>
          <table:table-cell table:style-name="ce9" table:formula="of:=[.E137]*[.E137]*150*150*90*4*6/1024/1024/1024" office:value-type="float" office:value="136.918388307095" calcext:value-type="float">
            <text:p>136.918388307095</text:p>
          </table:table-cell>
          <table:table-cell table:style-name="ce9" table:formula="of:=[.B137]/[.F137]" office:value-type="float" office:value="0.593784377724722" calcext:value-type="float">
            <text:p>0.593784377724722</text:p>
          </table:table-cell>
          <table:table-cell table:number-columns-repeated="24"/>
        </table:table-row>
        <table:table-row table:style-name="ro1">
          <table:table-cell table:style-name="ce9" table:formula="of:=[.F138]" office:value-type="float" office:value="162.944197654724" calcext:value-type="float">
            <text:p>162.944197654724</text:p>
          </table:table-cell>
          <table:table-cell table:style-name="ce9" office:value-type="float" office:value="189.591" calcext:value-type="float">
            <text:p>189.591</text:p>
          </table:table-cell>
          <table:table-cell table:style-name="ce9" office:value-type="float" office:value="60" calcext:value-type="float">
            <text:p>60</text:p>
          </table:table-cell>
          <table:table-cell table:style-name="ce9"/>
          <table:table-cell table:style-name="ce9" office:value-type="float" office:value="60" calcext:value-type="float">
            <text:p>60</text:p>
          </table:table-cell>
          <table:table-cell table:style-name="ce9" table:formula="of:=[.E138]*[.E138]*150*150*90*4*6/1024/1024/1024" office:value-type="float" office:value="162.944197654724" calcext:value-type="float">
            <text:p>162.944197654724</text:p>
          </table:table-cell>
          <table:table-cell table:style-name="ce9" table:formula="of:=[.B138]/[.F138]" office:value-type="float" office:value="1.16353329991989" calcext:value-type="float">
            <text:p>1.16353329991989</text:p>
          </table:table-cell>
          <table:table-cell table:number-columns-repeated="24"/>
        </table:table-row>
        <table:table-row table:style-name="ro1">
          <table:table-cell table:style-name="ce9" table:formula="of:=[.F139]" office:value-type="float" office:value="185.394287109375" calcext:value-type="float">
            <text:p>185.394287109375</text:p>
          </table:table-cell>
          <table:table-cell table:style-name="ce9" office:value-type="float" office:value="282.903" calcext:value-type="float">
            <text:p>282.903</text:p>
          </table:table-cell>
          <table:table-cell table:style-name="ce9" office:value-type="float" office:value="64" calcext:value-type="float">
            <text:p>64</text:p>
          </table:table-cell>
          <table:table-cell table:style-name="ce9"/>
          <table:table-cell table:style-name="ce9" office:value-type="float" office:value="64" calcext:value-type="float">
            <text:p>64</text:p>
          </table:table-cell>
          <table:table-cell table:style-name="ce9" table:formula="of:=[.E139]*[.E139]*150*150*90*4*6/1024/1024/1024" office:value-type="float" office:value="185.394287109375" calcext:value-type="float">
            <text:p>185.394287109375</text:p>
          </table:table-cell>
          <table:table-cell table:style-name="ce9" table:formula="of:=[.B139]/[.F139]" office:value-type="float" office:value="1.52595316938272" calcext:value-type="float">
            <text:p>1.52595316938272</text:p>
          </table:table-cell>
          <table:table-cell table:number-columns-repeated="24"/>
        </table:table-row>
        <table:table-row table:style-name="ro1" table:number-rows-repeated="8">
          <table:table-cell table:number-columns-repeated="31"/>
        </table:table-row>
        <table:table-row table:style-name="ro1">
          <table:table-cell table:style-name="ce9" office:value-type="string" calcext:value-type="string">
            <text:p>Relative overhead of OpenMP threads: (time(nth)-time(1)/nth)/time(nth))</text:p>
          </table:table-cell>
          <table:table-cell table:style-name="ce9" table:number-columns-repeated="4"/>
          <table:table-cell table:number-columns-repeated="26"/>
        </table:table-row>
        <table:table-row table:style-name="ro1">
          <table:table-cell table:style-name="ce9" office:value-type="string" calcext:value-type="string">
            <text:p>nth</text:p>
          </table:table-cell>
          <table:table-cell table:style-name="ce9" office:value-type="string" calcext:value-type="string">
            <text:p>thread overhead</text:p>
          </table:table-cell>
          <table:table-cell table:style-name="ce22" office:value-type="string" calcext:value-type="string">
            <text:p>46GB</text:p>
          </table:table-cell>
          <table:table-cell table:style-name="ce9" office:value-type="string" calcext:value-type="string">
            <text:p>time for 1 thread /nth</text:p>
          </table:table-cell>
          <table:table-cell table:style-name="ce9"/>
          <table:table-cell table:number-columns-repeated="26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19" table:formula="of:=([.C150]-[.D150])/[.C150]" office:value-type="percentage" office:value="0" calcext:value-type="percentage">
            <text:p>0.00%</text:p>
          </table:table-cell>
          <table:table-cell table:style-name="ce9" office:value-type="float" office:value="262.136" calcext:value-type="float">
            <text:p>262.136</text:p>
          </table:table-cell>
          <table:table-cell table:style-name="ce9" table:formula="of:=[.C$150]/[.A150]" office:value-type="float" office:value="262.136" calcext:value-type="float">
            <text:p>262.136</text:p>
          </table:table-cell>
          <table:table-cell table:style-name="ce9"/>
          <table:table-cell table:number-columns-repeated="26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19" table:formula="of:=([.C151]-[.D151])/[.C151]" office:value-type="percentage" office:value="0.00688756374216713" calcext:value-type="percentage">
            <text:p>0.69%</text:p>
          </table:table-cell>
          <table:table-cell table:style-name="ce9" office:value-type="float" office:value="131.977" calcext:value-type="float">
            <text:p>131.977</text:p>
          </table:table-cell>
          <table:table-cell table:style-name="ce9" table:formula="of:=[.C$150]/[.A151]" office:value-type="float" office:value="131.068" calcext:value-type="float">
            <text:p>131.068</text:p>
          </table:table-cell>
          <table:table-cell table:style-name="ce9"/>
          <table:table-cell table:number-columns-repeated="26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19" table:formula="of:=([.C152]-[.D152])/[.C152]" office:value-type="percentage" office:value="0.061453634085213" calcext:value-type="percentage">
            <text:p>6.15%</text:p>
          </table:table-cell>
          <table:table-cell table:style-name="ce9" office:value-type="float" office:value="69.825" calcext:value-type="float">
            <text:p>69.825</text:p>
          </table:table-cell>
          <table:table-cell table:style-name="ce9" table:formula="of:=[.C$150]/[.A152]" office:value-type="float" office:value="65.534" calcext:value-type="float">
            <text:p>65.534</text:p>
          </table:table-cell>
          <table:table-cell table:style-name="ce9"/>
          <table:table-cell table:number-columns-repeated="26"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19" table:formula="of:=([.C153]-[.D153])/[.C153]" office:value-type="percentage" office:value="0.089147717796186" calcext:value-type="percentage">
            <text:p>8.91%</text:p>
          </table:table-cell>
          <table:table-cell table:style-name="ce9" office:value-type="float" office:value="35.974" calcext:value-type="float">
            <text:p>35.974</text:p>
          </table:table-cell>
          <table:table-cell table:style-name="ce9" table:formula="of:=[.C$150]/[.A153]" office:value-type="float" office:value="32.767" calcext:value-type="float">
            <text:p>32.767</text:p>
          </table:table-cell>
          <table:table-cell table:style-name="ce9"/>
          <table:table-cell table:number-columns-repeated="26"/>
        </table:table-row>
        <table:table-row table:style-name="ro1">
          <table:table-cell table:style-name="ce9" office:value-type="float" office:value="16" calcext:value-type="float">
            <text:p>16</text:p>
          </table:table-cell>
          <table:table-cell table:style-name="ce19" table:formula="of:=([.C154]-[.D154])/[.C154]" office:value-type="percentage" office:value="0.0879815185927409" calcext:value-type="percentage">
            <text:p>8.80%</text:p>
          </table:table-cell>
          <table:table-cell table:style-name="ce9" office:value-type="float" office:value="17.964" calcext:value-type="float">
            <text:p>17.964</text:p>
          </table:table-cell>
          <table:table-cell table:style-name="ce9" table:formula="of:=[.C$150]/[.A154]" office:value-type="float" office:value="16.3835" calcext:value-type="float">
            <text:p>16.3835</text:p>
          </table:table-cell>
          <table:table-cell table:style-name="ce9"/>
          <table:table-cell table:number-columns-repeated="26"/>
        </table:table-row>
        <table:table-row table:style-name="ro1">
          <table:table-cell table:style-name="ce9" office:value-type="float" office:value="32" calcext:value-type="float">
            <text:p>32</text:p>
          </table:table-cell>
          <table:table-cell table:style-name="ce19" table:formula="of:=([.C155]-[.D155])/[.C155]" office:value-type="percentage" office:value="0.381381211297387" calcext:value-type="percentage">
            <text:p>38.14%</text:p>
          </table:table-cell>
          <table:table-cell table:style-name="ce9" office:value-type="float" office:value="13.242" calcext:value-type="float">
            <text:p>13.242</text:p>
          </table:table-cell>
          <table:table-cell table:style-name="ce9" table:formula="of:=[.C$150]/[.A155]" office:value-type="float" office:value="8.19175" calcext:value-type="float">
            <text:p>8.19175</text:p>
          </table:table-cell>
          <table:table-cell table:style-name="ce9"/>
          <table:table-cell table:number-columns-repeated="26"/>
        </table:table-row>
        <table:table-row table:style-name="ro1">
          <table:table-cell table:style-name="ce9" office:value-type="float" office:value="64" calcext:value-type="float">
            <text:p>64</text:p>
          </table:table-cell>
          <table:table-cell table:style-name="ce19" table:formula="of:=([.C156]-[.D156])/[.C156]" office:value-type="percentage" office:value="0.701488594125793" calcext:value-type="percentage">
            <text:p>70.15%</text:p>
          </table:table-cell>
          <table:table-cell table:style-name="ce9" office:value-type="float" office:value="13.721" calcext:value-type="float">
            <text:p>13.721</text:p>
          </table:table-cell>
          <table:table-cell table:style-name="ce9" table:formula="of:=[.C$150]/[.A156]" office:value-type="float" office:value="4.095875" calcext:value-type="float">
            <text:p>4.095875</text:p>
          </table:table-cell>
          <table:table-cell table:style-name="ce9"/>
          <table:table-cell table:number-columns-repeated="26"/>
        </table:table-row>
        <table:table-row table:style-name="ro1">
          <table:table-cell table:style-name="ce9" office:value-type="float" office:value="128" calcext:value-type="float">
            <text:p>128</text:p>
          </table:table-cell>
          <table:table-cell table:style-name="ce19" table:formula="of:=([.C157]-[.D157])/[.C157]" office:value-type="percentage" office:value="0.847031856886764" calcext:value-type="percentage">
            <text:p>84.70%</text:p>
          </table:table-cell>
          <table:table-cell table:style-name="ce9" office:value-type="float" office:value="13.388" calcext:value-type="float">
            <text:p>13.388</text:p>
          </table:table-cell>
          <table:table-cell table:style-name="ce9" table:formula="of:=[.C$150]/[.A157]" office:value-type="float" office:value="2.0479375" calcext:value-type="float">
            <text:p>2.0479375</text:p>
          </table:table-cell>
          <table:table-cell table:style-name="ce9"/>
          <table:table-cell table:number-columns-repeated="26"/>
        </table:table-row>
        <table:table-row table:style-name="ro1">
          <table:table-cell table:style-name="ce9" office:value-type="float" office:value="256" calcext:value-type="float">
            <text:p>256</text:p>
          </table:table-cell>
          <table:table-cell table:style-name="ce19" table:formula="of:=([.C158]-[.D158])/[.C158]" office:value-type="percentage" office:value="0.923252229800629" calcext:value-type="percentage">
            <text:p>92.33%</text:p>
          </table:table-cell>
          <table:table-cell table:style-name="ce9" office:value-type="float" office:value="13.342" calcext:value-type="float">
            <text:p>13.342</text:p>
          </table:table-cell>
          <table:table-cell table:style-name="ce9" table:formula="of:=[.C$150]/[.A158]" office:value-type="float" office:value="1.02396875" calcext:value-type="float">
            <text:p>1.02396875</text:p>
          </table:table-cell>
          <table:table-cell table:style-name="ce9"/>
          <table:table-cell table:number-columns-repeated="26"/>
        </table:table-row>
        <table:table-row table:style-name="ro1" table:number-rows-repeated="3">
          <table:table-cell table:number-columns-repeated="31"/>
        </table:table-row>
        <table:table-row table:style-name="ro1">
          <table:table-cell office:value-type="string" calcext:value-type="string">
            <text:p>nth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mem-red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mem-red</text:p>
          </table:table-cell>
          <table:table-cell table:number-columns-repeated="2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table:formula="of:=([.D163]-[.D$163]/[.$A163])/[.D163]" office:value-type="percentage" office:value="0" calcext:value-type="percentage">
            <text:p>0.00%</text:p>
          </table:table-cell>
          <table:table-cell table:style-name="ce11" table:formula="of:=([.E163]-[.E$163]/[.$A163])/[.E163]" office:value-type="percentage" office:value="0" calcext:value-type="percentage">
            <text:p>0.00%</text:p>
          </table:table-cell>
          <table:table-cell office:value-type="float" office:value="89.427" calcext:value-type="float">
            <text:p>89.427</text:p>
          </table:table-cell>
          <table:table-cell office:value-type="float" office:value="43.659" calcext:value-type="float">
            <text:p>43.659</text:p>
          </table:table-cell>
          <table:table-cell table:number-columns-repeated="2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table:formula="of:=([.D164]-[.D$163]/[.$A164])/[.D164]" office:value-type="percentage" office:value="0.0222069146493472" calcext:value-type="percentage">
            <text:p>2.22%</text:p>
          </table:table-cell>
          <table:table-cell table:style-name="ce11" table:formula="of:=([.E164]-[.E$163]/[.$A164])/[.E164]" office:value-type="percentage" office:value="0.00797546012269937" calcext:value-type="percentage">
            <text:p>0.80%</text:p>
          </table:table-cell>
          <table:table-cell office:value-type="float" office:value="45.729" calcext:value-type="float">
            <text:p>45.729</text:p>
          </table:table-cell>
          <table:table-cell office:value-type="float" office:value="22.005" calcext:value-type="float">
            <text:p>22.005</text:p>
          </table:table-cell>
          <table:table-cell table:number-columns-repeated="2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table:formula="of:=([.D165]-[.D$163]/[.$A165])/[.D165]" office:value-type="percentage" office:value="0.0946851589390564" calcext:value-type="percentage">
            <text:p>9.47%</text:p>
          </table:table-cell>
          <table:table-cell table:style-name="ce11" table:formula="of:=([.E165]-[.E$163]/[.$A165])/[.E165]" office:value-type="percentage" office:value="0.0487406309918076" calcext:value-type="percentage">
            <text:p>4.87%</text:p>
          </table:table-cell>
          <table:table-cell office:value-type="float" office:value="24.695" calcext:value-type="float">
            <text:p>24.695</text:p>
          </table:table-cell>
          <table:table-cell office:value-type="float" office:value="11.474" calcext:value-type="float">
            <text:p>11.474</text:p>
          </table:table-cell>
          <table:table-cell table:number-columns-repeated="2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1" table:formula="of:=([.D166]-[.D$163]/[.$A166])/[.D166]" office:value-type="percentage" office:value="0.121473200251493" calcext:value-type="percentage">
            <text:p>12.15%</text:p>
          </table:table-cell>
          <table:table-cell table:style-name="ce11" table:formula="of:=([.E166]-[.E$163]/[.$A166])/[.E166]" office:value-type="percentage" office:value="0.0840256797583082" calcext:value-type="percentage">
            <text:p>8.40%</text:p>
          </table:table-cell>
          <table:table-cell office:value-type="float" office:value="12.724" calcext:value-type="float">
            <text:p>12.724</text:p>
          </table:table-cell>
          <table:table-cell office:value-type="float" office:value="5.958" calcext:value-type="float">
            <text:p>5.958</text:p>
          </table:table-cell>
          <table:table-cell table:number-columns-repeated="2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1" table:formula="of:=([.D167]-[.D$163]/[.$A167])/[.D167]" office:value-type="percentage" office:value="0.141445852534562" calcext:value-type="percentage">
            <text:p>14.14%</text:p>
          </table:table-cell>
          <table:table-cell table:style-name="ce11" table:formula="of:=([.E167]-[.E$163]/[.$A167])/[.E167]" office:value-type="percentage" office:value="0.121195652173913" calcext:value-type="percentage">
            <text:p>12.12%</text:p>
          </table:table-cell>
          <table:table-cell office:value-type="float" office:value="6.51" calcext:value-type="float">
            <text:p>6.51</text:p>
          </table:table-cell>
          <table:table-cell office:value-type="float" office:value="3.105" calcext:value-type="float">
            <text:p>3.105</text:p>
          </table:table-cell>
          <table:table-cell table:number-columns-repeated="26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11" table:formula="of:=([.D168]-[.D$163]/[.$A168])/[.D168]" office:value-type="percentage" office:value="0.469515233485194" calcext:value-type="percentage">
            <text:p>46.95%</text:p>
          </table:table-cell>
          <table:table-cell table:style-name="ce11" table:formula="of:=([.E168]-[.E$163]/[.$A168])/[.E168]" office:value-type="percentage" office:value="0.448527182700081" calcext:value-type="percentage">
            <text:p>44.85%</text:p>
          </table:table-cell>
          <table:table-cell office:value-type="float" office:value="5.268" calcext:value-type="float">
            <text:p>5.268</text:p>
          </table:table-cell>
          <table:table-cell office:value-type="float" office:value="2.474" calcext:value-type="float">
            <text:p>2.474</text:p>
          </table:table-cell>
          <table:table-cell table:number-columns-repeated="26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1" table:formula="of:=([.D169]-[.D$163]/[.$A169])/[.D169]" office:value-type="percentage" office:value="0.748098634396971" calcext:value-type="percentage">
            <text:p>74.81%</text:p>
          </table:table-cell>
          <table:table-cell table:style-name="ce11" table:formula="of:=([.E169]-[.E$163]/[.$A169])/[.E169]" office:value-type="percentage" office:value="0.734769877527216" calcext:value-type="percentage">
            <text:p>73.48%</text:p>
          </table:table-cell>
          <table:table-cell office:value-type="float" office:value="5.547" calcext:value-type="float">
            <text:p>5.547</text:p>
          </table:table-cell>
          <table:table-cell office:value-type="float" office:value="2.572" calcext:value-type="float">
            <text:p>2.572</text:p>
          </table:table-cell>
          <table:table-cell table:number-columns-repeated="26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1" table:formula="of:=([.D170]-[.D$163]/[.$A170])/[.D170]" office:value-type="percentage" office:value="0.868427789548023" calcext:value-type="percentage">
            <text:p>86.84%</text:p>
          </table:table-cell>
          <table:table-cell table:style-name="ce11" table:formula="of:=([.E170]-[.E$163]/[.$A170])/[.E170]" office:value-type="percentage" office:value="0.86432540274463" calcext:value-type="percentage">
            <text:p>86.43%</text:p>
          </table:table-cell>
          <table:table-cell office:value-type="float" office:value="5.31" calcext:value-type="float">
            <text:p>5.31</text:p>
          </table:table-cell>
          <table:table-cell office:value-type="float" office:value="2.514" calcext:value-type="float">
            <text:p>2.514</text:p>
          </table:table-cell>
          <table:table-cell table:number-columns-repeated="26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1" table:formula="of:=([.D171]-[.D$163]/[.$A171])/[.D171]" office:value-type="percentage" office:value="0.934948935055866" calcext:value-type="percentage">
            <text:p>93.49%</text:p>
          </table:table-cell>
          <table:table-cell table:style-name="ce11" table:formula="of:=([.E171]-[.E$163]/[.$A171])/[.E171]" office:value-type="percentage" office:value="0.931204933945139" calcext:value-type="percentage">
            <text:p>93.12%</text:p>
          </table:table-cell>
          <table:table-cell office:value-type="float" office:value="5.37" calcext:value-type="float">
            <text:p>5.37</text:p>
          </table:table-cell>
          <table:table-cell office:value-type="float" office:value="2.479" calcext:value-type="float">
            <text:p>2.479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number:number-style style:name="N112">
      <number:number number:decimal-places="1" loext:min-decimal-places="1" number:min-integer-digits="1" number:grouping="true"/>
    </number:number-style>
    <number:number-style style:name="N113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2">00/00/0000</text:date>, <text:time style:data-style-name="N2" text:time-value="17:54:10.9082991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31T15:38:41.354357226</meta:creation-date>
    <dc:date>2023-04-12T18:15:25.334145836</dc:date>
    <meta:editing-duration>PT15H56M35S</meta:editing-duration>
    <meta:editing-cycles>83</meta:editing-cycles>
    <meta:generator>LibreOffice/6.4.7.2$Linux_X86_64 LibreOffice_project/40$Build-2</meta:generator>
    <meta:document-statistic meta:table-count="1" meta:cell-count="1186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2 1" chart:style-name="ch1">
        <chart:title svg:x="4.001cm" svg:y="0.316cm" chart:style-name="ch2">
          <text:p>Performance of memory-reduced code</text:p>
        </chart:title>
        <chart:subtitle svg:x="5.009cm" svg:y="1.301cm" chart:style-name="ch3">
          <text:p>For varying total allocated memory</text:p>
        </chart:subtitle>
        <chart:legend chart:legend-position="end" svg:x="13.555cm" svg:y="3.694cm" style:legend-expansion="high" chart:style-name="ch4"/>
        <chart:plot-area chart:style-name="ch5" table:cell-range-address="Sheet1.I34:Sheet1.L43" chart:data-source-has-labels="both" svg:x="1.321cm" svg:y="2.138cm" svg:width="11.914cm" svg:height="5.711cm">
          <chartooo:coordinate-region svg:x="2.249cm" svg:y="2.341cm" svg:width="10.518cm" svg:height="4.855cm"/>
          <chart:axis chart:dimension="x" chart:name="primary-x" chart:style-name="ch6" chartooo:axis-type="auto">
            <chart:title svg:x="5.94cm" svg:y="8.029cm" chart:style-name="ch7">
              <text:p>Number of threads</text:p>
            </chart:title>
            <chart:categories table:cell-range-address="Sheet1.L34:Sheet1.L43"/>
          </chart:axis>
          <chart:axis chart:dimension="y" chart:name="primary-y" chart:style-name="ch6">
            <chart:title svg:x="0.451cm" svg:y="5.569cm" chart:style-name="ch8">
              <text:p>time (s)</text:p>
            </chart:title>
            <chart:grid chart:style-name="ch9" chart:class="major"/>
          </chart:axis>
          <chart:series chart:style-name="ch10" chart:values-cell-range-address="Sheet1.J35:Sheet1.J43" chart:label-cell-address="Sheet1.J34:Sheet1.J34" chart:class="chart:scatter">
            <chart:domain table:cell-range-address="Sheet1.I35:Sheet1.I43"/>
            <chart:data-point chart:repeated="9"/>
          </chart:series>
          <chart:series chart:style-name="ch11" chart:values-cell-range-address="Sheet1.L35:Sheet1.L43" chart:label-cell-address="Sheet1.L34:Sheet1.L34" chart:class="chart:scatter">
            <chart:data-point chart:repeated="9"/>
          </chart:series>
          <chart:series chart:style-name="ch12" chart:values-cell-range-address="Sheet1.K35:Sheet1.K43" chart:label-cell-address="Sheet1.K34:Sheet1.K34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46GB</text:p>
                <draw:g>
                  <svg:desc>Sheet1.J34:Sheet1.J34</svg:desc>
                </draw:g>
              </table:table-cell>
              <table:table-cell office:value-type="string">
                <text:p>8GB</text:p>
                <draw:g>
                  <svg:desc>Sheet1.L34:Sheet1.L34</svg:desc>
                </draw:g>
              </table:table-cell>
              <table:table-cell office:value-type="string">
                <text:p>185MB</text:p>
                <draw:g>
                  <svg:desc>Sheet1.K34:Sheet1.K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8GB</text:p>
                <draw:g>
                  <svg:desc>Sheet1.L34:Sheet1.L43</svg:desc>
                </draw:g>
              </table:table-cell>
              <table:table-cell office:value-type="float" office:value="1">
                <text:p>1</text:p>
                <draw:g>
                  <svg:desc>Sheet1.I35:Sheet1.I43</svg:desc>
                </draw:g>
              </table:table-cell>
              <table:table-cell office:value-type="float" office:value="262.136">
                <text:p>262.136</text:p>
                <draw:g>
                  <svg:desc>Sheet1.J35:Sheet1.J43</svg:desc>
                </draw:g>
              </table:table-cell>
              <table:table-cell office:value-type="float" office:value="42.512">
                <text:p>42.512</text:p>
                <draw:g>
                  <svg:desc>Sheet1.L35:Sheet1.L43</svg:desc>
                </draw:g>
              </table:table-cell>
              <table:table-cell office:value-type="float" office:value="0.9138">
                <text:p>0.9138</text:p>
                <draw:g>
                  <svg:desc>Sheet1.K35:Sheet1.K43</svg:desc>
                </draw:g>
              </table:table-cell>
            </table:table-row>
            <table:table-row>
              <table:table-cell office:value-type="float" office:value="42.512">
                <text:p>42.512</text:p>
              </table:table-cell>
              <table:table-cell office:value-type="float" office:value="2">
                <text:p>2</text:p>
              </table:table-cell>
              <table:table-cell office:value-type="float" office:value="131.977">
                <text:p>131.977</text:p>
              </table:table-cell>
              <table:table-cell office:value-type="float" office:value="22.238">
                <text:p>22.238</text:p>
              </table:table-cell>
              <table:table-cell office:value-type="float" office:value="0.482213333333333">
                <text:p>0.482213333333333</text:p>
              </table:table-cell>
            </table:table-row>
            <table:table-row>
              <table:table-cell office:value-type="float" office:value="22.238">
                <text:p>22.238</text:p>
              </table:table-cell>
              <table:table-cell office:value-type="float" office:value="4">
                <text:p>4</text:p>
              </table:table-cell>
              <table:table-cell office:value-type="float" office:value="69.825">
                <text:p>69.825</text:p>
              </table:table-cell>
              <table:table-cell office:value-type="float" office:value="11.79">
                <text:p>11.79</text:p>
              </table:table-cell>
              <table:table-cell office:value-type="float" office:value="0.25242">
                <text:p>0.25242</text:p>
              </table:table-cell>
            </table:table-row>
            <table:table-row>
              <table:table-cell office:value-type="float" office:value="11.79">
                <text:p>11.79</text:p>
              </table:table-cell>
              <table:table-cell office:value-type="float" office:value="8">
                <text:p>8</text:p>
              </table:table-cell>
              <table:table-cell office:value-type="float" office:value="35.974">
                <text:p>35.974</text:p>
              </table:table-cell>
              <table:table-cell office:value-type="float" office:value="6.011">
                <text:p>6.011</text:p>
              </table:table-cell>
              <table:table-cell office:value-type="float" office:value="0.12785">
                <text:p>0.12785</text:p>
              </table:table-cell>
            </table:table-row>
            <table:table-row>
              <table:table-cell office:value-type="float" office:value="6.011">
                <text:p>6.011</text:p>
              </table:table-cell>
              <table:table-cell office:value-type="float" office:value="16">
                <text:p>16</text:p>
              </table:table-cell>
              <table:table-cell office:value-type="float" office:value="17.964">
                <text:p>17.964</text:p>
              </table:table-cell>
              <table:table-cell office:value-type="float" office:value="3.081">
                <text:p>3.081</text:p>
              </table:table-cell>
              <table:table-cell office:value-type="float" office:value="0.0673133333333333">
                <text:p>0.0673133333333333</text:p>
              </table:table-cell>
            </table:table-row>
            <table:table-row>
              <table:table-cell office:value-type="float" office:value="3.081">
                <text:p>3.081</text:p>
              </table:table-cell>
              <table:table-cell office:value-type="float" office:value="32">
                <text:p>32</text:p>
              </table:table-cell>
              <table:table-cell office:value-type="float" office:value="13.242">
                <text:p>13.242</text:p>
              </table:table-cell>
              <table:table-cell office:value-type="float" office:value="2.464">
                <text:p>2.464</text:p>
              </table:table-cell>
              <table:table-cell office:value-type="float" office:value="0.0498933333333333">
                <text:p>0.0498933333333333</text:p>
              </table:table-cell>
            </table:table-row>
            <table:table-row>
              <table:table-cell office:value-type="float" office:value="2.464">
                <text:p>2.464</text:p>
              </table:table-cell>
              <table:table-cell office:value-type="float" office:value="64">
                <text:p>64</text:p>
              </table:table-cell>
              <table:table-cell office:value-type="float" office:value="13.721">
                <text:p>13.721</text:p>
              </table:table-cell>
              <table:table-cell office:value-type="float" office:value="2.634">
                <text:p>2.634</text:p>
              </table:table-cell>
              <table:table-cell office:value-type="float" office:value="0.05546">
                <text:p>0.05546</text:p>
              </table:table-cell>
            </table:table-row>
            <table:table-row>
              <table:table-cell office:value-type="float" office:value="2.634">
                <text:p>2.634</text:p>
              </table:table-cell>
              <table:table-cell office:value-type="float" office:value="128">
                <text:p>128</text:p>
              </table:table-cell>
              <table:table-cell office:value-type="float" office:value="13.388">
                <text:p>13.388</text:p>
              </table:table-cell>
              <table:table-cell office:value-type="float" office:value="2.495">
                <text:p>2.495</text:p>
              </table:table-cell>
              <table:table-cell office:value-type="float" office:value="0.05563">
                <text:p>0.05563</text:p>
              </table:table-cell>
            </table:table-row>
            <table:table-row>
              <table:table-cell office:value-type="float" office:value="2.495">
                <text:p>2.495</text:p>
              </table:table-cell>
              <table:table-cell office:value-type="float" office:value="256">
                <text:p>256</text:p>
              </table:table-cell>
              <table:table-cell office:value-type="float" office:value="13.342">
                <text:p>13.342</text:p>
              </table:table-cell>
              <table:table-cell office:value-type="float" office:value="2.496">
                <text:p>2.496</text:p>
              </table:table-cell>
              <table:table-cell office:value-type="float" office:value="0.05769">
                <text:p>0.057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ignore" chart:right-angled-axes="true" chart:error-category="cell-range"/>
    </style:style>
    <style:style style:name="ch6" style:family="chart" style:data-style-name="N0">
      <style:chart-properties chart:display-label="true" chart:tick-marks-minor-inner="false" chart:tick-marks-minor-outer="true" chart:logarithmic="true" chart:minimum="1" chart:maximum="51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tick-marks-minor-inner="false" chart:tick-marks-minor-outer="true" chart:logarithmic="true" chart:maximum="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 chart:error-category="cell-range" chart:error-upper-range="Sheet1.E18:Sheet1.E24" chart:error-lower-range="Sheet1.D18:Sheet1.D24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E18:Sheet1.E24" chart:error-lower-range="Sheet1.D18:Sheet1.D24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symbol-type="none" chart:link-data-style-to-source="true" chart:error-category="cell-range" chart:error-upper-range="Sheet1.I18:Sheet1.I24" chart:error-lower-range="Sheet1.H18:Sheet1.H24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eet1.I18:Sheet1.I24" chart:error-lower-range="Sheet1.H18:Sheet1.H24" loex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2.17cm" svg:height="11.641cm" xlink:href=".." xlink:type="simple" chart:class="chart:scatter" chart:style-name="ch1">
        <chart:title svg:x="2.086cm" svg:y="0.368cm" chart:style-name="ch2">
          <text:p>Performance of memory-reduced code</text:p>
        </chart:title>
        <chart:subtitle svg:x="4.279cm" svg:y="1.405cm" chart:style-name="ch3">
          <text:p>Small arrays (31MB)</text:p>
        </chart:subtitle>
        <chart:legend chart:legend-position="end" svg:x="7.134cm" svg:y="3.34cm" style:legend-expansion="custom" chartooo:width="3.632cm" chartooo:height="1.981cm" style:legend-expansion-aspect-ratio="1.8334174659263" chart:style-name="ch4"/>
        <chart:plot-area chart:style-name="ch5" table:cell-range-address="Sheet1.A19:Sheet1.C27 Sheet1.B18:Sheet1.C18" chart:data-source-has-labels="row" svg:x="0.828cm" svg:y="2.74cm" svg:width="10.418cm" svg:height="7.218cm">
          <chartooo:coordinate-region svg:x="1.566cm" svg:y="2.942cm" svg:width="9.68cm" svg:height="6.363cm"/>
          <chart:axis chart:dimension="x" chart:name="primary-x" chart:style-name="ch6">
            <chart:title svg:x="4.699cm" svg:y="10.19cm" chart:style-name="ch7">
              <text:p>Number of threads</text:p>
            </chart:title>
          </chart:axis>
          <chart:axis chart:dimension="y" chart:name="primary-y" chart:style-name="ch8">
            <chart:title svg:x="0.035cm" svg:y="6.925cm" chart:style-name="ch9">
              <text:p>time (s)</text:p>
            </chart:title>
            <chart:grid chart:style-name="ch10" chart:class="major"/>
          </chart:axis>
          <chart:series chart:style-name="ch11" chart:values-cell-range-address="Sheet1.B19:Sheet1.B27" chart:label-cell-address="Sheet1.B18:Sheet1.B18" chart:class="chart:scatter">
            <chart:domain table:cell-range-address="Sheet1.A19:Sheet1.A27"/>
            <chart:error-indicator chart:style-name="ch12" chart:dimension="y"/>
            <chart:data-point chart:repeated="9"/>
          </chart:series>
          <chart:series chart:style-name="ch13" chart:values-cell-range-address="Sheet1.C19:Sheet1.C27" chart:label-cell-address="Sheet1.C18:Sheet1.C18" chart:class="chart:scatter">
            <chart:error-indicator chart:style-name="ch14" chart:dimension="y"/>
            <chart:data-point chart:repeated="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ference</text:p>
                <draw:g>
                  <svg:desc>Sheet1.B18:Sheet1.B18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  <table:table-cell office:value-type="string">
                <text:p>mem-reduced</text:p>
                <draw:g>
                  <svg:desc>Sheet1.C18:Sheet1.C18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9:Sheet1.A27</svg:desc>
                </draw:g>
              </table:table-cell>
              <table:table-cell office:value-type="float" office:value="11.9216">
                <text:p>11.9216</text:p>
                <draw:g>
                  <svg:desc>Sheet1.B19:Sheet1.B27</svg:desc>
                </draw:g>
              </table:table-cell>
              <table:table-cell office:value-type="float" office:value="NaN">
                <text:p>NaN</text:p>
                <draw:g>
                  <svg:desc>Sheet1.E18:Sheet1.E24</svg:desc>
                </draw:g>
              </table:table-cell>
              <table:table-cell office:value-type="float" office:value="NaN">
                <text:p>NaN</text:p>
                <draw:g>
                  <svg:desc>Sheet1.D18:Sheet1.D24</svg:desc>
                </draw:g>
              </table:table-cell>
              <table:table-cell office:value-type="float" office:value="18.276">
                <text:p>18.276</text:p>
                <draw:g>
                  <svg:desc>Sheet1.C19:Sheet1.C27</svg:desc>
                </draw:g>
              </table:table-cell>
              <table:table-cell office:value-type="float" office:value="NaN">
                <text:p>NaN</text:p>
                <draw:g>
                  <svg:desc>Sheet1.I18:Sheet1.I24</svg:desc>
                </draw:g>
              </table:table-cell>
              <table:table-cell office:value-type="float" office:value="NaN">
                <text:p>NaN</text:p>
                <draw:g>
                  <svg:desc>Sheet1.H18:Sheet1.H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12353333333333">
                <text:p>6.12353333333333</text:p>
              </table:table-cell>
              <table:table-cell office:value-type="float" office:value="0.503399999999999">
                <text:p>0.503399999999999</text:p>
              </table:table-cell>
              <table:table-cell office:value-type="float" office:value="-0.391600000000002">
                <text:p>-0.391600000000002</text:p>
              </table:table-cell>
              <table:table-cell office:value-type="float" office:value="9.64426666666667">
                <text:p>9.64426666666667</text:p>
              </table:table-cell>
              <table:table-cell office:value-type="float" office:value="0.410999999999998">
                <text:p>0.410999999999998</text:p>
              </table:table-cell>
              <table:table-cell office:value-type="float" office:value="-0.383000000000003">
                <text:p>-0.383000000000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2306">
                <text:p>3.2306</text:p>
              </table:table-cell>
              <table:table-cell office:value-type="float" office:value="0.344466666666668">
                <text:p>0.344466666666668</text:p>
              </table:table-cell>
              <table:table-cell office:value-type="float" office:value="-0.214533333333332">
                <text:p>-0.214533333333332</text:p>
              </table:table-cell>
              <table:table-cell office:value-type="float" office:value="5.0484">
                <text:p>5.0484</text:p>
              </table:table-cell>
              <table:table-cell office:value-type="float" office:value="0.289733333333331">
                <text:p>0.289733333333331</text:p>
              </table:table-cell>
              <table:table-cell office:value-type="float" office:value="-0.134266666666669">
                <text:p>-0.1342666666666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.67873333333333">
                <text:p>1.67873333333333</text:p>
              </table:table-cell>
              <table:table-cell office:value-type="float" office:value="0.176400000000001">
                <text:p>0.176400000000001</text:p>
              </table:table-cell>
              <table:table-cell office:value-type="float" office:value="-0.0965999999999996">
                <text:p>-0.0965999999999996</text:p>
              </table:table-cell>
              <table:table-cell office:value-type="float" office:value="2.557">
                <text:p>2.557</text:p>
              </table:table-cell>
              <table:table-cell office:value-type="float" office:value="0.0755999999999997">
                <text:p>0.0755999999999997</text:p>
              </table:table-cell>
              <table:table-cell office:value-type="float" office:value="-0.0434000000000001">
                <text:p>-0.04340000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1954">
                <text:p>1.1954</text:p>
              </table:table-cell>
              <table:table-cell office:value-type="float" office:value="0.0732666666666664">
                <text:p>0.0732666666666664</text:p>
              </table:table-cell>
              <table:table-cell office:value-type="float" office:value="-0.0437333333333336">
                <text:p>-0.0437333333333336</text:p>
              </table:table-cell>
              <table:table-cell office:value-type="float" office:value="1.34626666666667">
                <text:p>1.34626666666667</text:p>
              </table:table-cell>
              <table:table-cell office:value-type="float" office:value="0.00500000000000034">
                <text:p>0.00500000000000034</text:p>
              </table:table-cell>
              <table:table-cell office:value-type="float" office:value="-0.016">
                <text:p>-0.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7804">
                <text:p>0.7804</text:p>
              </table:table-cell>
              <table:table-cell office:value-type="float" office:value="0.3156">
                <text:p>0.3156</text:p>
              </table:table-cell>
              <table:table-cell office:value-type="float" office:value="-0.3374">
                <text:p>-0.3374</text:p>
              </table:table-cell>
              <table:table-cell office:value-type="float" office:value="0.997866666666667">
                <text:p>0.997866666666667</text:p>
              </table:table-cell>
              <table:table-cell office:value-type="float" office:value="0.525733333333333">
                <text:p>0.525733333333333</text:p>
              </table:table-cell>
              <table:table-cell office:value-type="float" office:value="-0.0672666666666666">
                <text:p>-0.06726666666666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9172">
                <text:p>0.9172</text:p>
              </table:table-cell>
              <table:table-cell office:value-type="float" office:value="0.0396">
                <text:p>0.0396</text:p>
              </table:table-cell>
              <table:table-cell office:value-type="float" office:value="-0.0104000000000001">
                <text:p>-0.0104000000000001</text:p>
              </table:table-cell>
              <table:table-cell office:value-type="float" office:value="1.1092">
                <text:p>1.1092</text:p>
              </table:table-cell>
              <table:table-cell office:value-type="float" office:value="0.00913333333333333">
                <text:p>0.00913333333333333</text:p>
              </table:table-cell>
              <table:table-cell office:value-type="float" office:value="-0.0118666666666666">
                <text:p>-0.01186666666666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9424">
                <text:p>0.9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126">
                <text:p>1.1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0.9814">
                <text:p>0.9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38">
                <text:p>1.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322cm" svg:height="10.716cm" xlink:href=".." xlink:type="simple" chart:class="chart:scatter" chart:style-name="ch1">
        <chart:title svg:x="3.162cm" svg:y="0.35cm" chart:style-name="ch2">
          <text:p>Performance of memory-reduced code</text:p>
        </chart:title>
        <chart:subtitle svg:x="5.302cm" svg:y="1.369cm" chart:style-name="ch3">
          <text:p>Large arrays (1.5GB)</text:p>
        </chart:subtitle>
        <chart:legend chart:legend-position="end" svg:x="7.439cm" svg:y="2.465cm" style:legend-expansion="custom" chartooo:width="5.165cm" chartooo:height="2.278cm" style:legend-expansion-aspect-ratio="2.26733977172959" chart:style-name="ch4"/>
        <chart:plot-area chart:style-name="ch5" table:cell-range-address="Sheet1.P35:Sheet1.R43 Sheet1.Q34:Sheet1.R34" chart:data-source-has-labels="row" svg:x="0.199cm" svg:y="1.745cm" svg:width="13.606cm" svg:height="8.627cm">
          <chartooo:coordinate-region svg:x="1.022cm" svg:y="1.947cm" svg:width="12.401cm" svg:height="7.772cm"/>
          <chart:axis chart:dimension="x" chart:name="primary-x" chart:style-name="ch6">
            <chart:title svg:x="5.664cm" svg:y="10.166cm" chart:style-name="ch7">
              <text:p>Number of threads</text:p>
            </chart:title>
          </chart:axis>
          <chart:axis chart:dimension="y" chart:name="primary-y" chart:style-name="ch6">
            <chart:title svg:x="0cm" svg:y="6.634cm" chart:style-name="ch8">
              <text:p>time (s)</text:p>
            </chart:title>
            <chart:grid chart:style-name="ch9" chart:class="major"/>
          </chart:axis>
          <chart:series chart:style-name="ch10" chart:values-cell-range-address="Sheet1.Q35:Sheet1.Q43" chart:label-cell-address="Sheet1.Q34:Sheet1.Q34" chart:class="chart:scatter">
            <chart:domain table:cell-range-address="Sheet1.P35:Sheet1.P43"/>
            <chart:data-point chart:repeated="9"/>
          </chart:series>
          <chart:series chart:style-name="ch11" chart:values-cell-range-address="Sheet1.R35:Sheet1.R43" chart:label-cell-address="Sheet1.R34:Sheet1.R34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Reference, array size 1.5GB, total 54GB</text:p>
                <draw:g>
                  <svg:desc>Sheet1.Q34:Sheet1.Q34</svg:desc>
                </draw:g>
              </table:table-cell>
              <table:table-cell office:value-type="string">
                <text:p>Mem reduced, array size 1.5GB, total 8GB</text:p>
                <draw:g>
                  <svg:desc>Sheet1.R34:Sheet1.R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P35:Sheet1.P43</svg:desc>
                </draw:g>
              </table:table-cell>
              <table:table-cell office:value-type="float" office:value="89.427">
                <text:p>89.427</text:p>
                <draw:g>
                  <svg:desc>Sheet1.Q35:Sheet1.Q43</svg:desc>
                </draw:g>
              </table:table-cell>
              <table:table-cell office:value-type="float" office:value="43.659">
                <text:p>43.659</text:p>
                <draw:g>
                  <svg:desc>Sheet1.R35:Sheet1.R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5.729">
                <text:p>45.729</text:p>
              </table:table-cell>
              <table:table-cell office:value-type="float" office:value="22.005">
                <text:p>22.0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4.695">
                <text:p>24.695</text:p>
              </table:table-cell>
              <table:table-cell office:value-type="float" office:value="11.474">
                <text:p>11.4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2.724">
                <text:p>12.724</text:p>
              </table:table-cell>
              <table:table-cell office:value-type="float" office:value="5.958">
                <text:p>5.9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6.51">
                <text:p>6.51</text:p>
              </table:table-cell>
              <table:table-cell office:value-type="float" office:value="3.105">
                <text:p>3.1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5.268">
                <text:p>5.268</text:p>
              </table:table-cell>
              <table:table-cell office:value-type="float" office:value="2.474">
                <text:p>2.4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5.547">
                <text:p>5.547</text:p>
              </table:table-cell>
              <table:table-cell office:value-type="float" office:value="2.572">
                <text:p>2.5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5.31">
                <text:p>5.31</text:p>
              </table:table-cell>
              <table:table-cell office:value-type="float" office:value="2.514">
                <text:p>2.5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5.37">
                <text:p>5.37</text:p>
              </table:table-cell>
              <table:table-cell office:value-type="float" office:value="2.479">
                <text:p>2.47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tick-marks-minor-inner="false" chart:tick-marks-minor-outer="true" chart:logarithmic="true" chart:minimum="1" chart:maximum="51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tick-marks-minor-inner="false" chart:tick-marks-minor-outer="true" chart:logarithmic="true" chart:minimum="0.2" chart:maximum="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1.78cm" svg:height="8.99cm" xlink:href=".." xlink:type="simple" chart:class="chart:scatter" chart:style-name="ch1">
        <chart:title svg:x="1.891cm" svg:y="0.315cm" chart:style-name="ch2">
          <text:p>Performance of memory-reduced code</text:p>
        </chart:title>
        <chart:subtitle svg:x="3.841cm" svg:y="1.299cm" chart:style-name="ch3">
          <text:p>for small arrays (31MB)</text:p>
        </chart:subtitle>
        <chart:legend chart:legend-position="end" svg:x="6.826cm" svg:y="2.84cm" style:legend-expansion="custom" chartooo:width="3.964cm" chartooo:height="1.601cm" style:legend-expansion-aspect-ratio="2.47595252966896" chart:style-name="ch4"/>
        <chart:plot-area chart:style-name="ch5" table:cell-range-address="Sheet1.A71:Sheet1.C79 Sheet1.B70:Sheet1.C70" chart:data-source-has-labels="row" svg:x="0.777cm" svg:y="2.135cm" svg:width="10.266cm" svg:height="5.704cm">
          <chartooo:coordinate-region svg:x="1.515cm" svg:y="2.338cm" svg:width="9.528cm" svg:height="4.848cm"/>
          <chart:axis chart:dimension="x" chart:name="primary-x" chart:style-name="ch6">
            <chart:title svg:x="4.572cm" svg:y="8.018cm" chart:style-name="ch7">
              <text:p>Number of threads</text:p>
            </chart:title>
          </chart:axis>
          <chart:axis chart:dimension="y" chart:name="primary-y" chart:style-name="ch8">
            <chart:title svg:x="0cm" svg:y="5.616cm" chart:style-name="ch9">
              <text:p>Time (s)</text:p>
            </chart:title>
            <chart:grid chart:style-name="ch10" chart:class="major"/>
          </chart:axis>
          <chart:series chart:style-name="ch11" chart:values-cell-range-address="Sheet1.B71:Sheet1.B79" chart:label-cell-address="Sheet1.B70:Sheet1.B70" chart:class="chart:scatter">
            <chart:domain table:cell-range-address="Sheet1.A71:Sheet1.A79"/>
            <chart:data-point chart:repeated="9"/>
          </chart:series>
          <chart:series chart:style-name="ch12" chart:values-cell-range-address="Sheet1.C71:Sheet1.C79" chart:label-cell-address="Sheet1.C70:Sheet1.C70" chart:class="chart:scatter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ference</text:p>
                <draw:g>
                  <svg:desc>Sheet1.B70:Sheet1.B70</svg:desc>
                </draw:g>
              </table:table-cell>
              <table:table-cell office:value-type="string">
                <text:p>Memory-reduced</text:p>
                <draw:g>
                  <svg:desc>Sheet1.C70:Sheet1.C7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71:Sheet1.A79</svg:desc>
                </draw:g>
              </table:table-cell>
              <table:table-cell office:value-type="float" office:value="12.398">
                <text:p>12.398</text:p>
                <draw:g>
                  <svg:desc>Sheet1.B71:Sheet1.B79</svg:desc>
                </draw:g>
              </table:table-cell>
              <table:table-cell office:value-type="float" office:value="8.0722">
                <text:p>8.0722</text:p>
                <draw:g>
                  <svg:desc>Sheet1.C71:Sheet1.C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.0172">
                <text:p>7.0172</text:p>
              </table:table-cell>
              <table:table-cell office:value-type="float" office:value="4.1212">
                <text:p>4.12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6194">
                <text:p>3.6194</text:p>
              </table:table-cell>
              <table:table-cell office:value-type="float" office:value="2.1662">
                <text:p>2.166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.932">
                <text:p>1.932</text:p>
              </table:table-cell>
              <table:table-cell office:value-type="float" office:value="1.1034">
                <text:p>1.10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0998">
                <text:p>1.0998</text:p>
              </table:table-cell>
              <table:table-cell office:value-type="float" office:value="0.7742">
                <text:p>0.77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7428">
                <text:p>0.7428</text:p>
              </table:table-cell>
              <table:table-cell office:value-type="float" office:value="0.4741">
                <text:p>0.47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8487">
                <text:p>0.8487</text:p>
              </table:table-cell>
              <table:table-cell office:value-type="float" office:value="0.5303">
                <text:p>0.53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8599">
                <text:p>0.8599</text:p>
              </table:table-cell>
              <table:table-cell office:value-type="float" office:value="0.517">
                <text:p>0.5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0.8928">
                <text:p>0.8928</text:p>
              </table:table-cell>
              <table:table-cell office:value-type="float" office:value="0.5386">
                <text:p>0.53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10.389cm" xlink:href=".." xlink:type="simple" chart:class="chart:scatter" chart:style-name="ch1">
        <chart:title svg:x="4.001cm" svg:y="0.343cm" chart:style-name="ch2">
          <text:p>Performance of memory-reduced code</text:p>
        </chart:title>
        <chart:subtitle svg:x="4.056cm" svg:y="1.355cm" chart:style-name="ch3">
          <text:p>As a function of allocated memory, 32 threads</text:p>
        </chart:subtitle>
        <chart:plot-area chart:style-name="ch4" table:cell-range-address="Sheet1.A128:Sheet1.B139 Sheet1.B127:Sheet1.B127" chart:data-source-has-labels="row" svg:x="1.321cm" svg:y="2.219cm" svg:width="14.359cm" svg:height="6.992cm">
          <chartooo:coordinate-region svg:x="2.249cm" svg:y="2.422cm" svg:width="12.962cm" svg:height="6.136cm"/>
          <chart:axis chart:dimension="x" chart:name="primary-x" chart:style-name="ch5">
            <chart:title svg:x="7.173cm" svg:y="9.418cm" chart:style-name="ch6">
              <text:p>Memory size (GB)</text:p>
            </chart:title>
          </chart:axis>
          <chart:axis chart:dimension="y" chart:name="primary-y" chart:style-name="ch5">
            <chart:title svg:x="0.451cm" svg:y="6.291cm" chart:style-name="ch7">
              <text:p>time (s)</text:p>
            </chart:title>
            <chart:grid chart:style-name="ch8" chart:class="major"/>
          </chart:axis>
          <chart:series chart:style-name="ch9" chart:values-cell-range-address="Sheet1.B128:Sheet1.B139" chart:label-cell-address="Sheet1.B127:Sheet1.B127" chart:class="chart:scatter">
            <chart:domain table:cell-range-address="Sheet1.A128:Sheet1.A139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ime</text:p>
                <draw:g>
                  <svg:desc>Sheet1.B127:Sheet1.B1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52622771263123">
                <text:p>0.0452622771263123</text:p>
                <draw:g>
                  <svg:desc>Sheet1.A128:Sheet1.A139</svg:desc>
                </draw:g>
              </table:table-cell>
              <table:table-cell office:value-type="float" office:value="0.0125">
                <text:p>0.0125</text:p>
                <draw:g>
                  <svg:desc>Sheet1.B128:Sheet1.B1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1049108505249">
                <text:p>0.181049108505249</text:p>
              </table:table-cell>
              <table:table-cell office:value-type="float" office:value="0.0498933333333333">
                <text:p>0.04989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24196434020996">
                <text:p>0.724196434020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9678573608398">
                <text:p>2.89678573608398</text:p>
              </table:table-cell>
              <table:table-cell office:value-type="float" office:value="0.794">
                <text:p>0.7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8714063167572">
                <text:p>8.8714063167572</text:p>
              </table:table-cell>
              <table:table-cell office:value-type="float" office:value="2.464">
                <text:p>2.4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5871429443359">
                <text:p>11.5871429443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.3485717773438">
                <text:p>46.3485717773438</text:p>
              </table:table-cell>
              <table:table-cell office:value-type="float" office:value="13.242">
                <text:p>13.2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4.284286499023">
                <text:p>104.284286499023</text:p>
              </table:table-cell>
              <table:table-cell office:value-type="float" office:value="29.977">
                <text:p>29.9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3.155692815781">
                <text:p>113.155692815781</text:p>
              </table:table-cell>
              <table:table-cell office:value-type="float" office:value="32.388">
                <text:p>32.3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6.918388307095">
                <text:p>136.918388307095</text:p>
              </table:table-cell>
              <table:table-cell office:value-type="float" office:value="81.3">
                <text:p>81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2.944197654724">
                <text:p>162.944197654724</text:p>
              </table:table-cell>
              <table:table-cell office:value-type="float" office:value="189.591">
                <text:p>189.5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5.394287109375">
                <text:p>185.394287109375</text:p>
              </table:table-cell>
              <table:table-cell office:value-type="float" office:value="282.903">
                <text:p>282.90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17cm" svg:y="4.198cm" style:legend-expansion="high" chart:style-name="ch2"/>
        <chart:plot-area chart:style-name="ch3" table:cell-range-address="Sheet1.F128:Sheet1.G139 Sheet1.G127:Sheet1.G127" chart:data-source-has-labels="row" svg:x="0.32cm" svg:y="0.18cm" svg:width="12.577cm" svg:height="7.669cm">
          <chartooo:coordinate-region svg:x="1.058cm" svg:y="0.382cm" svg:width="11.551cm" svg:height="6.814cm"/>
          <chart:axis chart:dimension="x" chart:name="primary-x" chart:style-name="ch4">
            <chart:title svg:x="5.281cm" svg:y="8.029cm" chart:style-name="ch5">
              <text:p>Memory size (GB)</text:p>
            </chart:title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Sheet1.G128:Sheet1.G139" chart:label-cell-address="Sheet1.G127:Sheet1.G127" chart:class="chart:scatter">
            <chart:domain table:cell-range-address="Sheet1.F128:Sheet1.F139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time/size</text:p>
                <draw:g>
                  <svg:desc>Sheet1.G127:Sheet1.G1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52622771263123">
                <text:p>0.0452622771263123</text:p>
                <draw:g>
                  <svg:desc>Sheet1.F128:Sheet1.F139</svg:desc>
                </draw:g>
              </table:table-cell>
              <table:table-cell office:value-type="float" office:value="0.276168164609054">
                <text:p>0.276168164609054</text:p>
                <draw:g>
                  <svg:desc>Sheet1.G128:Sheet1.G1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81049108505249">
                <text:p>0.181049108505249</text:p>
              </table:table-cell>
              <table:table-cell office:value-type="float" office:value="0.275579005857887">
                <text:p>0.2755790058578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24196434020996">
                <text:p>0.724196434020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9678573608398">
                <text:p>2.89678573608398</text:p>
              </table:table-cell>
              <table:table-cell office:value-type="float" office:value="0.274096903374486">
                <text:p>0.2740969033744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.8714063167572">
                <text:p>8.8714063167572</text:p>
              </table:table-cell>
              <table:table-cell office:value-type="float" office:value="0.27774626840682">
                <text:p>0.277746268406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5871429443359">
                <text:p>11.5871429443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6.3485717773438">
                <text:p>46.3485717773438</text:p>
              </table:table-cell>
              <table:table-cell office:value-type="float" office:value="0.28570459654321">
                <text:p>0.285704596543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4.284286499023">
                <text:p>104.284286499023</text:p>
              </table:table-cell>
              <table:table-cell office:value-type="float" office:value="0.287454620502972">
                <text:p>0.28745462050297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3.155692815781">
                <text:p>113.155692815781</text:p>
              </table:table-cell>
              <table:table-cell office:value-type="float" office:value="0.286225104491457">
                <text:p>0.2862251044914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6.918388307095">
                <text:p>136.918388307095</text:p>
              </table:table-cell>
              <table:table-cell office:value-type="float" office:value="0.593784377724722">
                <text:p>0.5937843777247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2.944197654724">
                <text:p>162.944197654724</text:p>
              </table:table-cell>
              <table:table-cell office:value-type="float" office:value="1.16353329991989">
                <text:p>1.163533299919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5.394287109375">
                <text:p>185.394287109375</text:p>
              </table:table-cell>
              <table:table-cell office:value-type="float" office:value="1.52595316938272">
                <text:p>1.5259531693827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7cm" svg:height="9.011cm" xlink:href=".." xlink:type="simple" chart:class="chart:scatter" chart:style-name="ch1">
        <chart:legend chart:legend-position="end" svg:x="12.092cm" svg:y="4.203cm" style:legend-expansion="high" chart:style-name="ch2"/>
        <chart:plot-area chart:style-name="ch3" table:cell-range-address="Sheet1.A150:Sheet1.B158 Sheet1.B149:Sheet1.B149" chart:data-source-has-labels="row" svg:x="0.319cm" svg:y="0.18cm" svg:width="11.454cm" svg:height="7.68cm">
          <chartooo:coordinate-region svg:x="1.755cm" svg:y="0.382cm" svg:width="9.444cm" svg:height="6.825cm"/>
          <chart:axis chart:dimension="x" chart:name="primary-x" chart:style-name="ch4">
            <chart:title svg:x="4.708cm" svg:y="8.04cm" chart:style-name="ch5">
              <text:p>Number of threads</text:p>
            </chart:title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50:Sheet1.B158" chart:label-cell-address="Sheet1.B149:Sheet1.B149" chart:class="chart:scatter">
            <chart:domain table:cell-range-address="Sheet1.A150:Sheet1.A158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read overhead</text:p>
                <draw:g>
                  <svg:desc>Sheet1.B149:Sheet1.B14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50:Sheet1.A158</svg:desc>
                </draw:g>
              </table:table-cell>
              <table:table-cell office:value-type="float" office:value="0">
                <text:p>0</text:p>
                <draw:g>
                  <svg:desc>Sheet1.B150:Sheet1.B15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0688756374216713">
                <text:p>0.006887563742167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061453634085213">
                <text:p>0.0614536340852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089147717796186">
                <text:p>0.0891477177961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0879815185927409">
                <text:p>0.08798151859274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381381211297387">
                <text:p>0.3813812112973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701488594125793">
                <text:p>0.7014885941257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847031856886764">
                <text:p>0.8470318568867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0.923252229800629">
                <text:p>0.92325222980062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